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51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float" office:value="275849" calcext:value-type="float">
            <text:p>275849</text:p>
          </table:table-cell>
          <table:table-cell office:value-type="float" office:value="267893" calcext:value-type="float">
            <text:p>267893</text:p>
          </table:table-cell>
          <table:table-cell office:value-type="float" office:value="4224" calcext:value-type="float">
            <text:p>4224</text:p>
          </table:table-cell>
          <table:table-cell office:value-type="float" office:value="3732" calcext:value-type="float">
            <text:p>3732</text:p>
          </table:table-cell>
          <table:table-cell office:value-type="float" office:value="388" calcext:value-type="float">
            <text:p>388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81" calcext:value-type="float">
            <text:p>881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509" calcext:value-type="float">
            <text:p>214509</text:p>
          </table:table-cell>
          <table:table-cell office:value-type="float" office:value="170070" calcext:value-type="float">
            <text:p>170070</text:p>
          </table:table-cell>
          <table:table-cell office:value-type="float" office:value="40804" calcext:value-type="float">
            <text:p>40804</text:p>
          </table:table-cell>
          <table:table-cell office:value-type="float" office:value="3635" calcext:value-type="float">
            <text:p>3635</text:p>
          </table:table-cell>
          <table:table-cell office:value-type="float" office:value="377" calcext:value-type="float">
            <text:p>377</text:p>
          </table:table-cell>
          <table:table-cell office:value-type="float" office:value="197" calcext:value-type="float">
            <text:p>19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14" calcext:value-type="float">
            <text:p>914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61" calcext:value-type="float">
            <text:p>4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399" calcext:value-type="float">
            <text:p>271399</text:p>
          </table:table-cell>
          <table:table-cell office:value-type="float" office:value="267309" calcext:value-type="float">
            <text:p>267309</text:p>
          </table:table-cell>
          <table:table-cell office:value-type="float" office:value="1006" calcext:value-type="float">
            <text:p>1006</text:p>
          </table:table-cell>
          <table:table-cell office:value-type="float" office:value="3084" calcext:value-type="float">
            <text:p>3084</text:p>
          </table:table-cell>
          <table:table-cell office:value-type="float" office:value="2250" calcext:value-type="float">
            <text:p>2250</text:p>
          </table:table-cell>
          <table:table-cell office:value-type="float" office:value="553" calcext:value-type="float">
            <text:p>553</text:p>
          </table:table-cell>
          <table:table-cell office:value-type="float" office:value="3944" calcext:value-type="float">
            <text:p>3944</text:p>
          </table:table-cell>
          <table:table-cell office:value-type="float" office:value="4400" calcext:value-type="float">
            <text:p>4400</text:p>
          </table:table-cell>
          <table:table-cell office:value-type="float" office:value="3861" calcext:value-type="float">
            <text:p>3861</text:p>
          </table:table-cell>
          <table:table-cell office:value-type="float" office:value="3947" calcext:value-type="float">
            <text:p>3947</text:p>
          </table:table-cell>
          <table:table-cell office:value-type="float" office:value="1837" calcext:value-type="float">
            <text:p>1837</text:p>
          </table:table-cell>
          <table:table-cell office:value-type="float" office:value="4270" calcext:value-type="float">
            <text:p>4270</text:p>
          </table:table-cell>
          <table:table-cell office:value-type="float" office:value="4467" calcext:value-type="float">
            <text:p>4467</text:p>
          </table:table-cell>
          <table:table-cell office:value-type="float" office:value="3482" calcext:value-type="float">
            <text:p>34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372" calcext:value-type="float">
            <text:p>169372</text:p>
          </table:table-cell>
          <table:table-cell office:value-type="float" office:value="164889" calcext:value-type="float">
            <text:p>164889</text:p>
          </table:table-cell>
          <table:table-cell office:value-type="float" office:value="1391" calcext:value-type="float">
            <text:p>1391</text:p>
          </table:table-cell>
          <table:table-cell office:value-type="float" office:value="3092" calcext:value-type="float">
            <text:p>3092</text:p>
          </table:table-cell>
          <table:table-cell office:value-type="float" office:value="351" calcext:value-type="float">
            <text:p>35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482" calcext:value-type="float">
            <text:p>34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141" calcext:value-type="float">
            <text:p>208141</text:p>
          </table:table-cell>
          <table:table-cell office:value-type="float" office:value="203941" calcext:value-type="float">
            <text:p>203941</text:p>
          </table:table-cell>
          <table:table-cell office:value-type="float" office:value="1098" calcext:value-type="float">
            <text:p>1098</text:p>
          </table:table-cell>
          <table:table-cell office:value-type="float" office:value="3102" calcext:value-type="float">
            <text:p>3102</text:p>
          </table:table-cell>
          <table:table-cell office:value-type="float" office:value="383" calcext:value-type="float">
            <text:p>383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609" calcext:value-type="float">
            <text:p>1609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659" calcext:value-type="float">
            <text:p>36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451" calcext:value-type="float">
            <text:p>182451</text:p>
          </table:table-cell>
          <table:table-cell office:value-type="float" office:value="177424" calcext:value-type="float">
            <text:p>177424</text:p>
          </table:table-cell>
          <table:table-cell office:value-type="float" office:value="1033" calcext:value-type="float">
            <text:p>1033</text:p>
          </table:table-cell>
          <table:table-cell office:value-type="float" office:value="3994" calcext:value-type="float">
            <text:p>3994</text:p>
          </table:table-cell>
          <table:table-cell office:value-type="float" office:value="380" calcext:value-type="float">
            <text:p>380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07" calcext:value-type="float">
            <text:p>907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192" calcext:value-type="float">
            <text:p>4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338" calcext:value-type="float">
            <text:p>155338</text:p>
          </table:table-cell>
          <table:table-cell office:value-type="float" office:value="151106" calcext:value-type="float">
            <text:p>151106</text:p>
          </table:table-cell>
          <table:table-cell office:value-type="float" office:value="1024" calcext:value-type="float">
            <text:p>1024</text:p>
          </table:table-cell>
          <table:table-cell office:value-type="float" office:value="3208" calcext:value-type="float">
            <text:p>320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04" calcext:value-type="float">
            <text:p>804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625" calcext:value-type="float">
            <text:p>36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445" calcext:value-type="float">
            <text:p>166445</text:p>
          </table:table-cell>
          <table:table-cell office:value-type="float" office:value="162194" calcext:value-type="float">
            <text:p>162194</text:p>
          </table:table-cell>
          <table:table-cell office:value-type="float" office:value="1134" calcext:value-type="float">
            <text:p>1134</text:p>
          </table:table-cell>
          <table:table-cell office:value-type="float" office:value="3117" calcext:value-type="float">
            <text:p>3117</text:p>
          </table:table-cell>
          <table:table-cell office:value-type="float" office:value="352" calcext:value-type="float">
            <text:p>352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745" calcext:value-type="float">
            <text:p>745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513" calcext:value-type="float">
            <text:p>35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7034" calcext:value-type="float">
            <text:p>187034</text:p>
          </table:table-cell>
          <table:table-cell office:value-type="float" office:value="182585" calcext:value-type="float">
            <text:p>182585</text:p>
          </table:table-cell>
          <table:table-cell office:value-type="float" office:value="1003" calcext:value-type="float">
            <text:p>1003</text:p>
          </table:table-cell>
          <table:table-cell office:value-type="float" office:value="3446" calcext:value-type="float">
            <text:p>3446</text:p>
          </table:table-cell>
          <table:table-cell office:value-type="float" office:value="373" calcext:value-type="float">
            <text:p>373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691" calcext:value-type="float">
            <text:p>1691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793" calcext:value-type="float">
            <text:p>37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738" calcext:value-type="float">
            <text:p>171738</text:p>
          </table:table-cell>
          <table:table-cell office:value-type="float" office:value="166927" calcext:value-type="float">
            <text:p>166927</text:p>
          </table:table-cell>
          <table:table-cell office:value-type="float" office:value="1377" calcext:value-type="float">
            <text:p>1377</text:p>
          </table:table-cell>
          <table:table-cell office:value-type="float" office:value="3434" calcext:value-type="float">
            <text:p>3434</text:p>
          </table:table-cell>
          <table:table-cell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369" calcext:value-type="float">
            <text:p>318369</text:p>
          </table:table-cell>
          <table:table-cell office:value-type="float" office:value="313689" calcext:value-type="float">
            <text:p>313689</text:p>
          </table:table-cell>
          <table:table-cell office:value-type="float" office:value="1160" calcext:value-type="float">
            <text:p>1160</text:p>
          </table:table-cell>
          <table:table-cell office:value-type="float" office:value="3520" calcext:value-type="float">
            <text:p>3520</text:p>
          </table:table-cell>
          <table:table-cell office:value-type="float" office:value="5792" calcext:value-type="float">
            <text:p>5792</text:p>
          </table:table-cell>
          <table:table-cell office:value-type="float" office:value="2697" calcext:value-type="float">
            <text:p>2697</text:p>
          </table:table-cell>
          <table:table-cell office:value-type="float" office:value="4529" calcext:value-type="float">
            <text:p>4529</text:p>
          </table:table-cell>
          <table:table-cell office:value-type="float" office:value="2607" calcext:value-type="float">
            <text:p>2607</text:p>
          </table:table-cell>
          <table:table-cell office:value-type="float" office:value="4389" calcext:value-type="float">
            <text:p>4389</text:p>
          </table:table-cell>
          <table:table-cell office:value-type="float" office:value="3223" calcext:value-type="float">
            <text:p>3223</text:p>
          </table:table-cell>
          <table:table-cell office:value-type="float" office:value="2569" calcext:value-type="float">
            <text:p>2569</text:p>
          </table:table-cell>
          <table:table-cell office:value-type="float" office:value="4164" calcext:value-type="float">
            <text:p>4164</text:p>
          </table:table-cell>
          <table:table-cell office:value-type="float" office:value="3006" calcext:value-type="float">
            <text:p>3006</text:p>
          </table:table-cell>
          <table:table-cell office:value-type="float" office:value="4085" calcext:value-type="float">
            <text:p>4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845" calcext:value-type="float">
            <text:p>167845</text:p>
          </table:table-cell>
          <table:table-cell office:value-type="float" office:value="162770" calcext:value-type="float">
            <text:p>162770</text:p>
          </table:table-cell>
          <table:table-cell office:value-type="float" office:value="1079" calcext:value-type="float">
            <text:p>1079</text:p>
          </table:table-cell>
          <table:table-cell office:value-type="float" office:value="3996" calcext:value-type="float">
            <text:p>3996</text:p>
          </table:table-cell>
          <table:table-cell office:value-type="float" office:value="383" calcext:value-type="float">
            <text:p>383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29" calcext:value-type="float">
            <text:p>929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145" calcext:value-type="float">
            <text:p>41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430" calcext:value-type="float">
            <text:p>166430</text:p>
          </table:table-cell>
          <table:table-cell office:value-type="float" office:value="161632" calcext:value-type="float">
            <text:p>161632</text:p>
          </table:table-cell>
          <table:table-cell office:value-type="float" office:value="968" calcext:value-type="float">
            <text:p>968</text:p>
          </table:table-cell>
          <table:table-cell office:value-type="float" office:value="3830" calcext:value-type="float">
            <text:p>3830</text:p>
          </table:table-cell>
          <table:table-cell office:value-type="float" office:value="395" calcext:value-type="float">
            <text:p>395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67" calcext:value-type="float">
            <text:p>867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066" calcext:value-type="float">
            <text:p>40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343" calcext:value-type="float">
            <text:p>172343</text:p>
          </table:table-cell>
          <table:table-cell office:value-type="float" office:value="167627" calcext:value-type="float">
            <text:p>167627</text:p>
          </table:table-cell>
          <table:table-cell office:value-type="float" office:value="1243" calcext:value-type="float">
            <text:p>1243</text:p>
          </table:table-cell>
          <table:table-cell office:value-type="float" office:value="3473" calcext:value-type="float">
            <text:p>3473</text:p>
          </table:table-cell>
          <table:table-cell office:value-type="float" office:value="368" calcext:value-type="float">
            <text:p>368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90" calcext:value-type="float">
            <text:p>790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771" calcext:value-type="float">
            <text:p>37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769" calcext:value-type="float">
            <text:p>340769</text:p>
          </table:table-cell>
          <table:table-cell office:value-type="float" office:value="335906" calcext:value-type="float">
            <text:p>335906</text:p>
          </table:table-cell>
          <table:table-cell office:value-type="float" office:value="1238" calcext:value-type="float">
            <text:p>1238</text:p>
          </table:table-cell>
          <table:table-cell office:value-type="float" office:value="3625" calcext:value-type="float">
            <text:p>3625</text:p>
          </table:table-cell>
          <table:table-cell office:value-type="float" office:value="440" calcext:value-type="float">
            <text:p>440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238" calcext:value-type="float">
            <text:p>42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680" calcext:value-type="float">
            <text:p>226680</text:p>
          </table:table-cell>
          <table:table-cell office:value-type="float" office:value="222231" calcext:value-type="float">
            <text:p>222231</text:p>
          </table:table-cell>
          <table:table-cell office:value-type="float" office:value="969" calcext:value-type="float">
            <text:p>969</text:p>
          </table:table-cell>
          <table:table-cell office:value-type="float" office:value="3480" calcext:value-type="float">
            <text:p>3480</text:p>
          </table:table-cell>
          <table:table-cell office:value-type="float" office:value="362" calcext:value-type="float">
            <text:p>36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270" calcext:value-type="float">
            <text:p>20270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718" calcext:value-type="float">
            <text:p>3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682" calcext:value-type="float">
            <text:p>393682</text:p>
          </table:table-cell>
          <table:table-cell office:value-type="float" office:value="387497" calcext:value-type="float">
            <text:p>387497</text:p>
          </table:table-cell>
          <table:table-cell office:value-type="float" office:value="1499" calcext:value-type="float">
            <text:p>1499</text:p>
          </table:table-cell>
          <table:table-cell office:value-type="float" office:value="4686" calcext:value-type="float">
            <text:p>4686</text:p>
          </table:table-cell>
          <table:table-cell office:value-type="float" office:value="437" calcext:value-type="float">
            <text:p>437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30" calcext:value-type="float">
            <text:p>1830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32" calcext:value-type="float">
            <text:p>5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112" calcext:value-type="float">
            <text:p>165112</text:p>
          </table:table-cell>
          <table:table-cell office:value-type="float" office:value="160698" calcext:value-type="float">
            <text:p>160698</text:p>
          </table:table-cell>
          <table:table-cell office:value-type="float" office:value="995" calcext:value-type="float">
            <text:p>995</text:p>
          </table:table-cell>
          <table:table-cell office:value-type="float" office:value="3419" calcext:value-type="float">
            <text:p>3419</text:p>
          </table:table-cell>
          <table:table-cell office:value-type="float" office:value="372" calcext:value-type="float">
            <text:p>372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55" calcext:value-type="float">
            <text:p>855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703" calcext:value-type="float">
            <text:p>37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161204" calcext:value-type="float">
            <text:p>161204</text:p>
          </table:table-cell>
          <table:table-cell office:value-type="float" office:value="945" calcext:value-type="float">
            <text:p>945</text:p>
          </table:table-cell>
          <table:table-cell office:value-type="float" office:value="3489" calcext:value-type="float">
            <text:p>3489</text:p>
          </table:table-cell>
          <table:table-cell office:value-type="float" office:value="372" calcext:value-type="float">
            <text:p>372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96" calcext:value-type="float">
            <text:p>896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766" calcext:value-type="float">
            <text:p>3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785" calcext:value-type="float">
            <text:p>155785</text:p>
          </table:table-cell>
          <table:table-cell office:value-type="float" office:value="151580" calcext:value-type="float">
            <text:p>151580</text:p>
          </table:table-cell>
          <table:table-cell office:value-type="float" office:value="1154" calcext:value-type="float">
            <text:p>1154</text:p>
          </table:table-cell>
          <table:table-cell office:value-type="float" office:value="3051" calcext:value-type="float">
            <text:p>3051</text:p>
          </table:table-cell>
          <table:table-cell office:value-type="float" office:value="363" calcext:value-type="float">
            <text:p>363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46" calcext:value-type="float">
            <text:p>746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483" calcext:value-type="float">
            <text:p>3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274" calcext:value-type="float">
            <text:p>154274</text:p>
          </table:table-cell>
          <table:table-cell office:value-type="float" office:value="150115" calcext:value-type="float">
            <text:p>150115</text:p>
          </table:table-cell>
          <table:table-cell office:value-type="float" office:value="1024" calcext:value-type="float">
            <text:p>1024</text:p>
          </table:table-cell>
          <table:table-cell office:value-type="float" office:value="3135" calcext:value-type="float">
            <text:p>3135</text:p>
          </table:table-cell>
          <table:table-cell office:value-type="float" office:value="349" calcext:value-type="float">
            <text:p>349</text:p>
          </table:table-cell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71" calcext:value-type="float">
            <text:p>771</text:p>
          </table:table-cell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457" calcext:value-type="float">
            <text:p>34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291" calcext:value-type="float">
            <text:p>324291</text:p>
          </table:table-cell>
          <table:table-cell office:value-type="float" office:value="319129" calcext:value-type="float">
            <text:p>319129</text:p>
          </table:table-cell>
          <table:table-cell office:value-type="float" office:value="1371" calcext:value-type="float">
            <text:p>1371</text:p>
          </table:table-cell>
          <table:table-cell office:value-type="float" office:value="3791" calcext:value-type="float">
            <text:p>3791</text:p>
          </table:table-cell>
          <table:table-cell office:value-type="float" office:value="434" calcext:value-type="float">
            <text:p>434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6" calcext:value-type="float">
            <text:p>886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336" calcext:value-type="float">
            <text:p>4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518" calcext:value-type="float">
            <text:p>261518</text:p>
          </table:table-cell>
          <table:table-cell office:value-type="float" office:value="256475" calcext:value-type="float">
            <text:p>256475</text:p>
          </table:table-cell>
          <table:table-cell office:value-type="float" office:value="1636" calcext:value-type="float">
            <text:p>1636</text:p>
          </table:table-cell>
          <table:table-cell office:value-type="float" office:value="3407" calcext:value-type="float">
            <text:p>3407</text:p>
          </table:table-cell>
          <table:table-cell office:value-type="float" office:value="1179" calcext:value-type="float">
            <text:p>1179</text:p>
          </table:table-cell>
          <table:table-cell office:value-type="float" office:value="2307" calcext:value-type="float">
            <text:p>2307</text:p>
          </table:table-cell>
          <table:table-cell office:value-type="float" office:value="521" calcext:value-type="float">
            <text:p>521</text:p>
          </table:table-cell>
          <table:table-cell office:value-type="float" office:value="2217" calcext:value-type="float">
            <text:p>2217</text:p>
          </table:table-cell>
          <table:table-cell office:value-type="float" office:value="2220" calcext:value-type="float">
            <text:p>2220</text:p>
          </table:table-cell>
          <table:table-cell office:value-type="float" office:value="1489" calcext:value-type="float">
            <text:p>1489</text:p>
          </table:table-cell>
          <table:table-cell office:value-type="float" office:value="757" calcext:value-type="float">
            <text:p>757</text:p>
          </table:table-cell>
          <table:table-cell office:value-type="float" office:value="1976" calcext:value-type="float">
            <text:p>1976</text:p>
          </table:table-cell>
          <table:table-cell office:value-type="float" office:value="2209" calcext:value-type="float">
            <text:p>2209</text:p>
          </table:table-cell>
          <table:table-cell office:value-type="float" office:value="3983" calcext:value-type="float">
            <text:p>3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968" calcext:value-type="float">
            <text:p>292968</text:p>
          </table:table-cell>
          <table:table-cell office:value-type="float" office:value="287682" calcext:value-type="float">
            <text:p>287682</text:p>
          </table:table-cell>
          <table:table-cell office:value-type="float" office:value="995" calcext:value-type="float">
            <text:p>995</text:p>
          </table:table-cell>
          <table:table-cell office:value-type="float" office:value="4291" calcext:value-type="float">
            <text:p>4291</text:p>
          </table:table-cell>
          <table:table-cell office:value-type="float" office:value="2556" calcext:value-type="float">
            <text:p>2556</text:p>
          </table:table-cell>
          <table:table-cell office:value-type="float" office:value="2308" calcext:value-type="float">
            <text:p>2308</text:p>
          </table:table-cell>
          <table:table-cell office:value-type="float" office:value="2358" calcext:value-type="float">
            <text:p>2358</text:p>
          </table:table-cell>
          <table:table-cell office:value-type="float" office:value="2252" calcext:value-type="float">
            <text:p>2252</text:p>
          </table:table-cell>
          <table:table-cell office:value-type="float" office:value="2259" calcext:value-type="float">
            <text:p>2259</text:p>
          </table:table-cell>
          <table:table-cell office:value-type="float" office:value="1993" calcext:value-type="float">
            <text:p>1993</text:p>
          </table:table-cell>
          <table:table-cell office:value-type="float" office:value="971" calcext:value-type="float">
            <text:p>971</text:p>
          </table:table-cell>
          <table:table-cell office:value-type="float" office:value="1687" calcext:value-type="float">
            <text:p>1687</text:p>
          </table:table-cell>
          <table:table-cell office:value-type="float" office:value="2210" calcext:value-type="float">
            <text:p>2210</text:p>
          </table:table-cell>
          <table:table-cell office:value-type="float" office:value="4403" calcext:value-type="float">
            <text:p>44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834" calcext:value-type="float">
            <text:p>372834</text:p>
          </table:table-cell>
          <table:table-cell office:value-type="float" office:value="367713" calcext:value-type="float">
            <text:p>367713</text:p>
          </table:table-cell>
          <table:table-cell office:value-type="float" office:value="1192" calcext:value-type="float">
            <text:p>1192</text:p>
          </table:table-cell>
          <table:table-cell office:value-type="float" office:value="3929" calcext:value-type="float">
            <text:p>3929</text:p>
          </table:table-cell>
          <table:table-cell office:value-type="float" office:value="918" calcext:value-type="float">
            <text:p>918</text:p>
          </table:table-cell>
          <table:table-cell office:value-type="float" office:value="2325" calcext:value-type="float">
            <text:p>2325</text:p>
          </table:table-cell>
          <table:table-cell office:value-type="float" office:value="2321" calcext:value-type="float">
            <text:p>2321</text:p>
          </table:table-cell>
          <table:table-cell office:value-type="float" office:value="2234" calcext:value-type="float">
            <text:p>2234</text:p>
          </table:table-cell>
          <table:table-cell office:value-type="float" office:value="2237" calcext:value-type="float">
            <text:p>2237</text:p>
          </table:table-cell>
          <table:table-cell office:value-type="float" office:value="1448" calcext:value-type="float">
            <text:p>1448</text:p>
          </table:table-cell>
          <table:table-cell office:value-type="float" office:value="686" calcext:value-type="float">
            <text:p>686</text:p>
          </table:table-cell>
          <table:table-cell office:value-type="float" office:value="1934" calcext:value-type="float">
            <text:p>1934</text:p>
          </table:table-cell>
          <table:table-cell office:value-type="float" office:value="2225" calcext:value-type="float">
            <text:p>2225</text:p>
          </table:table-cell>
          <table:table-cell office:value-type="float" office:value="4148" calcext:value-type="float">
            <text:p>41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8799" calcext:value-type="float">
            <text:p>3128799</text:p>
          </table:table-cell>
          <table:table-cell office:value-type="float" office:value="3123679" calcext:value-type="float">
            <text:p>3123679</text:p>
          </table:table-cell>
          <table:table-cell office:value-type="float" office:value="1662" calcext:value-type="float">
            <text:p>1662</text:p>
          </table:table-cell>
          <table:table-cell office:value-type="float" office:value="3458" calcext:value-type="float">
            <text:p>3458</text:p>
          </table:table-cell>
          <table:table-cell office:value-type="float" office:value="388" calcext:value-type="float">
            <text:p>388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82" calcext:value-type="float">
            <text:p>782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813" calcext:value-type="float">
            <text:p>38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501" calcext:value-type="float">
            <text:p>219501</text:p>
          </table:table-cell>
          <table:table-cell office:value-type="float" office:value="214776" calcext:value-type="float">
            <text:p>214776</text:p>
          </table:table-cell>
          <table:table-cell office:value-type="float" office:value="1182" calcext:value-type="float">
            <text:p>1182</text:p>
          </table:table-cell>
          <table:table-cell office:value-type="float" office:value="3543" calcext:value-type="float">
            <text:p>3543</text:p>
          </table:table-cell>
          <table:table-cell office:value-type="float" office:value="384" calcext:value-type="float">
            <text:p>384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94" calcext:value-type="float">
            <text:p>1094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59" calcext:value-type="float">
            <text:p>39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219" calcext:value-type="float">
            <text:p>174219</text:p>
          </table:table-cell>
          <table:table-cell office:value-type="float" office:value="169764" calcext:value-type="float">
            <text:p>169764</text:p>
          </table:table-cell>
          <table:table-cell office:value-type="float" office:value="1039" calcext:value-type="float">
            <text:p>1039</text:p>
          </table:table-cell>
          <table:table-cell office:value-type="float" office:value="3416" calcext:value-type="float">
            <text:p>3416</text:p>
          </table:table-cell>
          <table:table-cell office:value-type="float" office:value="374" calcext:value-type="float">
            <text:p>374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50" calcext:value-type="float">
            <text:p>950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673" calcext:value-type="float">
            <text:p>36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696" calcext:value-type="float">
            <text:p>180696</text:p>
          </table:table-cell>
          <table:table-cell office:value-type="float" office:value="176186" calcext:value-type="float">
            <text:p>176186</text:p>
          </table:table-cell>
          <table:table-cell office:value-type="float" office:value="1044" calcext:value-type="float">
            <text:p>1044</text:p>
          </table:table-cell>
          <table:table-cell office:value-type="float" office:value="3466" calcext:value-type="float">
            <text:p>3466</text:p>
          </table:table-cell>
          <table:table-cell office:value-type="float" office:value="393" calcext:value-type="float">
            <text:p>393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914" calcext:value-type="float">
            <text:p>39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504" calcext:value-type="float">
            <text:p>240504</text:p>
          </table:table-cell>
          <table:table-cell office:value-type="float" office:value="235592" calcext:value-type="float">
            <text:p>235592</text:p>
          </table:table-cell>
          <table:table-cell office:value-type="float" office:value="1278" calcext:value-type="float">
            <text:p>1278</text:p>
          </table:table-cell>
          <table:table-cell office:value-type="float" office:value="3634" calcext:value-type="float">
            <text:p>3634</text:p>
          </table:table-cell>
          <table:table-cell office:value-type="float" office:value="385" calcext:value-type="float">
            <text:p>385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910" calcext:value-type="float">
            <text:p>910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861" calcext:value-type="float">
            <text:p>3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287" calcext:value-type="float">
            <text:p>178287</text:p>
          </table:table-cell>
          <table:table-cell office:value-type="float" office:value="173611" calcext:value-type="float">
            <text:p>173611</text:p>
          </table:table-cell>
          <table:table-cell office:value-type="float" office:value="1047" calcext:value-type="float">
            <text:p>1047</text:p>
          </table:table-cell>
          <table:table-cell office:value-type="float" office:value="3629" calcext:value-type="float">
            <text:p>3629</text:p>
          </table:table-cell>
          <table:table-cell office:value-type="float" office:value="399" calcext:value-type="float">
            <text:p>399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12" calcext:value-type="float">
            <text:p>912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423" calcext:value-type="float">
            <text:p>198423</text:p>
          </table:table-cell>
          <table:table-cell office:value-type="float" office:value="193761" calcext:value-type="float">
            <text:p>193761</text:p>
          </table:table-cell>
          <table:table-cell office:value-type="float" office:value="1047" calcext:value-type="float">
            <text:p>1047</text:p>
          </table:table-cell>
          <table:table-cell office:value-type="float" office:value="3615" calcext:value-type="float">
            <text:p>3615</text:p>
          </table:table-cell>
          <table:table-cell office:value-type="float" office:value="390" calcext:value-type="float">
            <text:p>3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08" calcext:value-type="float">
            <text:p>908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964" calcext:value-type="float">
            <text:p>39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950" calcext:value-type="float">
            <text:p>333950</text:p>
          </table:table-cell>
          <table:table-cell office:value-type="float" office:value="328471" calcext:value-type="float">
            <text:p>328471</text:p>
          </table:table-cell>
          <table:table-cell office:value-type="float" office:value="1198" calcext:value-type="float">
            <text:p>1198</text:p>
          </table:table-cell>
          <table:table-cell office:value-type="float" office:value="4281" calcext:value-type="float">
            <text:p>4281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602" calcext:value-type="float">
            <text:p>46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791" calcext:value-type="float">
            <text:p>375791</text:p>
          </table:table-cell>
          <table:table-cell office:value-type="float" office:value="369449" calcext:value-type="float">
            <text:p>369449</text:p>
          </table:table-cell>
          <table:table-cell office:value-type="float" office:value="1264" calcext:value-type="float">
            <text:p>1264</text:p>
          </table:table-cell>
          <table:table-cell office:value-type="float" office:value="5078" calcext:value-type="float">
            <text:p>5078</text:p>
          </table:table-cell>
          <table:table-cell office:value-type="float" office:value="486" calcext:value-type="float">
            <text:p>486</text:p>
          </table:table-cell>
          <table:table-cell office:value-type="float" office:value="177" calcext:value-type="float">
            <text:p>17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74" calcext:value-type="float">
            <text:p>137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515" calcext:value-type="float">
            <text:p>55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294" calcext:value-type="float">
            <text:p>399294</text:p>
          </table:table-cell>
          <table:table-cell office:value-type="float" office:value="393013" calcext:value-type="float">
            <text:p>393013</text:p>
          </table:table-cell>
          <table:table-cell office:value-type="float" office:value="1244" calcext:value-type="float">
            <text:p>1244</text:p>
          </table:table-cell>
          <table:table-cell office:value-type="float" office:value="5037" calcext:value-type="float">
            <text:p>5037</text:p>
          </table:table-cell>
          <table:table-cell office:value-type="float" office:value="386" calcext:value-type="float">
            <text:p>386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957" calcext:value-type="float">
            <text:p>49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390" calcext:value-type="float">
            <text:p>459390</text:p>
          </table:table-cell>
          <table:table-cell office:value-type="float" office:value="454470" calcext:value-type="float">
            <text:p>454470</text:p>
          </table:table-cell>
          <table:table-cell office:value-type="float" office:value="1261" calcext:value-type="float">
            <text:p>1261</text:p>
          </table:table-cell>
          <table:table-cell office:value-type="float" office:value="3659" calcext:value-type="float">
            <text:p>3659</text:p>
          </table:table-cell>
          <table:table-cell office:value-type="float" office:value="430" calcext:value-type="float">
            <text:p>430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918" calcext:value-type="float">
            <text:p>918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086" calcext:value-type="float">
            <text:p>325086</text:p>
          </table:table-cell>
          <table:table-cell office:value-type="float" office:value="320014" calcext:value-type="float">
            <text:p>320014</text:p>
          </table:table-cell>
          <table:table-cell office:value-type="float" office:value="1232" calcext:value-type="float">
            <text:p>1232</text:p>
          </table:table-cell>
          <table:table-cell office:value-type="float" office:value="3840" calcext:value-type="float">
            <text:p>3840</text:p>
          </table:table-cell>
          <table:table-cell office:value-type="float" office:value="1413" calcext:value-type="float">
            <text:p>1413</text:p>
          </table:table-cell>
          <table:table-cell office:value-type="float" office:value="2393" calcext:value-type="float">
            <text:p>2393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97" calcext:value-type="float">
            <text:p>2297</text:p>
          </table:table-cell>
          <table:table-cell office:value-type="float" office:value="1802" calcext:value-type="float">
            <text:p>1802</text:p>
          </table:table-cell>
          <table:table-cell office:value-type="float" office:value="855" calcext:value-type="float">
            <text:p>855</text:p>
          </table:table-cell>
          <table:table-cell office:value-type="float" office:value="1857" calcext:value-type="float">
            <text:p>1857</text:p>
          </table:table-cell>
          <table:table-cell office:value-type="float" office:value="2206" calcext:value-type="float">
            <text:p>2206</text:p>
          </table:table-cell>
          <table:table-cell office:value-type="float" office:value="4153" calcext:value-type="float">
            <text:p>4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177" calcext:value-type="float">
            <text:p>255177</text:p>
          </table:table-cell>
          <table:table-cell office:value-type="float" office:value="250122" calcext:value-type="float">
            <text:p>250122</text:p>
          </table:table-cell>
          <table:table-cell office:value-type="float" office:value="1434" calcext:value-type="float">
            <text:p>1434</text:p>
          </table:table-cell>
          <table:table-cell office:value-type="float" office:value="3621" calcext:value-type="float">
            <text:p>3621</text:p>
          </table:table-cell>
          <table:table-cell office:value-type="float" office:value="436" calcext:value-type="float">
            <text:p>436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4792" calcext:value-type="float">
            <text:p>24792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194" calcext:value-type="float">
            <text:p>4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1088" calcext:value-type="float">
            <text:p>321088</text:p>
          </table:table-cell>
          <table:table-cell office:value-type="float" office:value="315347" calcext:value-type="float">
            <text:p>315347</text:p>
          </table:table-cell>
          <table:table-cell office:value-type="float" office:value="1292" calcext:value-type="float">
            <text:p>1292</text:p>
          </table:table-cell>
          <table:table-cell office:value-type="float" office:value="4449" calcext:value-type="float">
            <text:p>4449</text:p>
          </table:table-cell>
          <table:table-cell office:value-type="float" office:value="497" calcext:value-type="float">
            <text:p>497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76" calcext:value-type="float">
            <text:p>876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2923" calcext:value-type="float">
            <text:p>342923</text:p>
          </table:table-cell>
          <table:table-cell office:value-type="float" office:value="338152" calcext:value-type="float">
            <text:p>338152</text:p>
          </table:table-cell>
          <table:table-cell office:value-type="float" office:value="1434" calcext:value-type="float">
            <text:p>1434</text:p>
          </table:table-cell>
          <table:table-cell office:value-type="float" office:value="3337" calcext:value-type="float">
            <text:p>3337</text:p>
          </table:table-cell>
          <table:table-cell office:value-type="float" office:value="609" calcext:value-type="float">
            <text:p>609</text:p>
          </table:table-cell>
          <table:table-cell office:value-type="float" office:value="2400" calcext:value-type="float">
            <text:p>2400</text:p>
          </table:table-cell>
          <table:table-cell office:value-type="float" office:value="2394" calcext:value-type="float">
            <text:p>2394</text:p>
          </table:table-cell>
          <table:table-cell office:value-type="float" office:value="1896" calcext:value-type="float">
            <text:p>1896</text:p>
          </table:table-cell>
          <table:table-cell office:value-type="float" office:value="2312" calcext:value-type="float">
            <text:p>2312</text:p>
          </table:table-cell>
          <table:table-cell office:value-type="float" office:value="1795" calcext:value-type="float">
            <text:p>1795</text:p>
          </table:table-cell>
          <table:table-cell office:value-type="float" office:value="1021" calcext:value-type="float">
            <text:p>1021</text:p>
          </table:table-cell>
          <table:table-cell office:value-type="float" office:value="1862" calcext:value-type="float">
            <text:p>1862</text:p>
          </table:table-cell>
          <table:table-cell office:value-type="float" office:value="2208" calcext:value-type="float">
            <text:p>2208</text:p>
          </table:table-cell>
          <table:table-cell office:value-type="float" office:value="3699" calcext:value-type="float">
            <text:p>36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143" calcext:value-type="float">
            <text:p>311143</text:p>
          </table:table-cell>
          <table:table-cell office:value-type="float" office:value="305632" calcext:value-type="float">
            <text:p>305632</text:p>
          </table:table-cell>
          <table:table-cell office:value-type="float" office:value="1251" calcext:value-type="float">
            <text:p>1251</text:p>
          </table:table-cell>
          <table:table-cell office:value-type="float" office:value="4260" calcext:value-type="float">
            <text:p>4260</text:p>
          </table:table-cell>
          <table:table-cell office:value-type="float" office:value="467" calcext:value-type="float">
            <text:p>467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265" calcext:value-type="float">
            <text:p>1265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665" calcext:value-type="float">
            <text:p>46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576" calcext:value-type="float">
            <text:p>156576</text:p>
          </table:table-cell>
          <table:table-cell office:value-type="float" office:value="152007" calcext:value-type="float">
            <text:p>152007</text:p>
          </table:table-cell>
          <table:table-cell office:value-type="float" office:value="1097" calcext:value-type="float">
            <text:p>1097</text:p>
          </table:table-cell>
          <table:table-cell office:value-type="float" office:value="3472" calcext:value-type="float">
            <text:p>3472</text:p>
          </table:table-cell>
          <table:table-cell office:value-type="float" office:value="367" calcext:value-type="float">
            <text:p>367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747" calcext:value-type="float">
            <text:p>37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069" calcext:value-type="float">
            <text:p>189069</text:p>
          </table:table-cell>
          <table:table-cell office:value-type="float" office:value="184227" calcext:value-type="float">
            <text:p>184227</text:p>
          </table:table-cell>
          <table:table-cell office:value-type="float" office:value="1145" calcext:value-type="float">
            <text:p>1145</text:p>
          </table:table-cell>
          <table:table-cell office:value-type="float" office:value="3697" calcext:value-type="float">
            <text:p>3697</text:p>
          </table:table-cell>
          <table:table-cell office:value-type="float" office:value="382" calcext:value-type="float">
            <text:p>382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11" calcext:value-type="float">
            <text:p>811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944" calcext:value-type="float">
            <text:p>39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509" calcext:value-type="float">
            <text:p>308509</text:p>
          </table:table-cell>
          <table:table-cell office:value-type="float" office:value="303041" calcext:value-type="float">
            <text:p>303041</text:p>
          </table:table-cell>
          <table:table-cell office:value-type="float" office:value="1502" calcext:value-type="float">
            <text:p>1502</text:p>
          </table:table-cell>
          <table:table-cell office:value-type="float" office:value="3966" calcext:value-type="float">
            <text:p>3966</text:p>
          </table:table-cell>
          <table:table-cell office:value-type="float" office:value="2136" calcext:value-type="float">
            <text:p>2136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658" calcext:value-type="float">
            <text:p>6658</text:p>
          </table:table-cell>
          <table:table-cell office:value-type="float" office:value="1388" calcext:value-type="float">
            <text:p>138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452" calcext:value-type="float">
            <text:p>4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512" calcext:value-type="float">
            <text:p>197512</text:p>
          </table:table-cell>
          <table:table-cell office:value-type="float" office:value="192967" calcext:value-type="float">
            <text:p>192967</text:p>
          </table:table-cell>
          <table:table-cell office:value-type="float" office:value="1132" calcext:value-type="float">
            <text:p>1132</text:p>
          </table:table-cell>
          <table:table-cell office:value-type="float" office:value="3413" calcext:value-type="float">
            <text:p>3413</text:p>
          </table:table-cell>
          <table:table-cell office:value-type="float" office:value="447" calcext:value-type="float">
            <text:p>447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3" calcext:value-type="float">
            <text:p>1003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835" calcext:value-type="float">
            <text:p>3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893" calcext:value-type="float">
            <text:p>242893</text:p>
          </table:table-cell>
          <table:table-cell office:value-type="float" office:value="237843" calcext:value-type="float">
            <text:p>237843</text:p>
          </table:table-cell>
          <table:table-cell office:value-type="float" office:value="981" calcext:value-type="float">
            <text:p>981</text:p>
          </table:table-cell>
          <table:table-cell office:value-type="float" office:value="4069" calcext:value-type="float">
            <text:p>4069</text:p>
          </table:table-cell>
          <table:table-cell office:value-type="float" office:value="381" calcext:value-type="float">
            <text:p>381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50" calcext:value-type="float">
            <text:p>1350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694" calcext:value-type="float">
            <text:p>258694</text:p>
          </table:table-cell>
          <table:table-cell office:value-type="float" office:value="253808" calcext:value-type="float">
            <text:p>253808</text:p>
          </table:table-cell>
          <table:table-cell office:value-type="float" office:value="1022" calcext:value-type="float">
            <text:p>1022</text:p>
          </table:table-cell>
          <table:table-cell office:value-type="float" office:value="3864" calcext:value-type="float">
            <text:p>3864</text:p>
          </table:table-cell>
          <table:table-cell office:value-type="float" office:value="387" calcext:value-type="float">
            <text:p>387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139" calcext:value-type="float">
            <text:p>295139</text:p>
          </table:table-cell>
          <table:table-cell office:value-type="float" office:value="289660" calcext:value-type="float">
            <text:p>289660</text:p>
          </table:table-cell>
          <table:table-cell office:value-type="float" office:value="1067" calcext:value-type="float">
            <text:p>1067</text:p>
          </table:table-cell>
          <table:table-cell office:value-type="float" office:value="4412" calcext:value-type="float">
            <text:p>4412</text:p>
          </table:table-cell>
          <table:table-cell office:value-type="float" office:value="397" calcext:value-type="float">
            <text:p>397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09" calcext:value-type="float">
            <text:p>909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454" calcext:value-type="float">
            <text:p>44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303" calcext:value-type="float">
            <text:p>250303</text:p>
          </table:table-cell>
          <table:table-cell office:value-type="float" office:value="244274" calcext:value-type="float">
            <text:p>244274</text:p>
          </table:table-cell>
          <table:table-cell office:value-type="float" office:value="964" calcext:value-type="float">
            <text:p>964</text:p>
          </table:table-cell>
          <table:table-cell office:value-type="float" office:value="5065" calcext:value-type="float">
            <text:p>5065</text:p>
          </table:table-cell>
          <table:table-cell office:value-type="float" office:value="400" calcext:value-type="float">
            <text:p>400</text:p>
          </table:table-cell>
          <table:table-cell office:value-type="float" office:value="179" calcext:value-type="float">
            <text:p>179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027" calcext:value-type="float">
            <text:p>1027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883" calcext:value-type="float">
            <text:p>48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162" calcext:value-type="float">
            <text:p>258162</text:p>
          </table:table-cell>
          <table:table-cell office:value-type="float" office:value="253727" calcext:value-type="float">
            <text:p>253727</text:p>
          </table:table-cell>
          <table:table-cell office:value-type="float" office:value="1012" calcext:value-type="float">
            <text:p>1012</text:p>
          </table:table-cell>
          <table:table-cell office:value-type="float" office:value="3423" calcext:value-type="float">
            <text:p>3423</text:p>
          </table:table-cell>
          <table:table-cell office:value-type="float" office:value="363" calcext:value-type="float">
            <text:p>363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45" calcext:value-type="float">
            <text:p>845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778" calcext:value-type="float">
            <text:p>37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972" calcext:value-type="float">
            <text:p>270972</text:p>
          </table:table-cell>
          <table:table-cell office:value-type="float" office:value="266314" calcext:value-type="float">
            <text:p>266314</text:p>
          </table:table-cell>
          <table:table-cell office:value-type="float" office:value="1296" calcext:value-type="float">
            <text:p>1296</text:p>
          </table:table-cell>
          <table:table-cell office:value-type="float" office:value="3362" calcext:value-type="float">
            <text:p>3362</text:p>
          </table:table-cell>
          <table:table-cell office:value-type="float" office:value="355" calcext:value-type="float">
            <text:p>355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808" calcext:value-type="float">
            <text:p>808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662" calcext:value-type="float">
            <text:p>3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519" calcext:value-type="float">
            <text:p>294519</text:p>
          </table:table-cell>
          <table:table-cell office:value-type="float" office:value="289527" calcext:value-type="float">
            <text:p>289527</text:p>
          </table:table-cell>
          <table:table-cell office:value-type="float" office:value="1027" calcext:value-type="float">
            <text:p>1027</text:p>
          </table:table-cell>
          <table:table-cell office:value-type="float" office:value="3965" calcext:value-type="float">
            <text:p>3965</text:p>
          </table:table-cell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337" calcext:value-type="float">
            <text:p>4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889" calcext:value-type="float">
            <text:p>192889</text:p>
          </table:table-cell>
          <table:table-cell office:value-type="float" office:value="187625" calcext:value-type="float">
            <text:p>187625</text:p>
          </table:table-cell>
          <table:table-cell office:value-type="float" office:value="1234" calcext:value-type="float">
            <text:p>1234</text:p>
          </table:table-cell>
          <table:table-cell office:value-type="float" office:value="4030" calcext:value-type="float">
            <text:p>4030</text:p>
          </table:table-cell>
          <table:table-cell office:value-type="float" office:value="385" calcext:value-type="float">
            <text:p>385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0180" calcext:value-type="float">
            <text:p>10180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158" calcext:value-type="float">
            <text:p>4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928" calcext:value-type="float">
            <text:p>253928</text:p>
          </table:table-cell>
          <table:table-cell office:value-type="float" office:value="248748" calcext:value-type="float">
            <text:p>248748</text:p>
          </table:table-cell>
          <table:table-cell office:value-type="float" office:value="1031" calcext:value-type="float">
            <text:p>1031</text:p>
          </table:table-cell>
          <table:table-cell office:value-type="float" office:value="4149" calcext:value-type="float">
            <text:p>4149</text:p>
          </table:table-cell>
          <table:table-cell office:value-type="float" office:value="400" calcext:value-type="float">
            <text:p>400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45" calcext:value-type="float">
            <text:p>945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042" calcext:value-type="float">
            <text:p>40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442" calcext:value-type="float">
            <text:p>276442</text:p>
          </table:table-cell>
          <table:table-cell office:value-type="float" office:value="270614" calcext:value-type="float">
            <text:p>270614</text:p>
          </table:table-cell>
          <table:table-cell office:value-type="float" office:value="1110" calcext:value-type="float">
            <text:p>1110</text:p>
          </table:table-cell>
          <table:table-cell office:value-type="float" office:value="4718" calcext:value-type="float">
            <text:p>4718</text:p>
          </table:table-cell>
          <table:table-cell office:value-type="float" office:value="448" calcext:value-type="float">
            <text:p>448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831" calcext:value-type="float">
            <text:p>1831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924" calcext:value-type="float">
            <text:p>4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382" calcext:value-type="float">
            <text:p>163382</text:p>
          </table:table-cell>
          <table:table-cell office:value-type="float" office:value="159057" calcext:value-type="float">
            <text:p>159057</text:p>
          </table:table-cell>
          <table:table-cell office:value-type="float" office:value="964" calcext:value-type="float">
            <text:p>964</text:p>
          </table:table-cell>
          <table:table-cell office:value-type="float" office:value="3361" calcext:value-type="float">
            <text:p>3361</text:p>
          </table:table-cell>
          <table:table-cell office:value-type="float" office:value="365" calcext:value-type="float">
            <text:p>365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647" calcext:value-type="float">
            <text:p>36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027" calcext:value-type="float">
            <text:p>147027</text:p>
          </table:table-cell>
          <table:table-cell office:value-type="float" office:value="142896" calcext:value-type="float">
            <text:p>142896</text:p>
          </table:table-cell>
          <table:table-cell office:value-type="float" office:value="971" calcext:value-type="float">
            <text:p>971</text:p>
          </table:table-cell>
          <table:table-cell office:value-type="float" office:value="3160" calcext:value-type="float">
            <text:p>3160</text:p>
          </table:table-cell>
          <table:table-cell office:value-type="float" office:value="356" calcext:value-type="float">
            <text:p>356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07" calcext:value-type="float">
            <text:p>707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476" calcext:value-type="float">
            <text:p>3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641" calcext:value-type="float">
            <text:p>414641</text:p>
          </table:table-cell>
          <table:table-cell office:value-type="float" office:value="409470" calcext:value-type="float">
            <text:p>409470</text:p>
          </table:table-cell>
          <table:table-cell office:value-type="float" office:value="1037" calcext:value-type="float">
            <text:p>1037</text:p>
          </table:table-cell>
          <table:table-cell office:value-type="float" office:value="4134" calcext:value-type="float">
            <text:p>4134</text:p>
          </table:table-cell>
          <table:table-cell office:value-type="float" office:value="396" calcext:value-type="float">
            <text:p>396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82" calcext:value-type="float">
            <text:p>882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258" calcext:value-type="float">
            <text:p>4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417" calcext:value-type="float">
            <text:p>167417</text:p>
          </table:table-cell>
          <table:table-cell office:value-type="float" office:value="162522" calcext:value-type="float">
            <text:p>162522</text:p>
          </table:table-cell>
          <table:table-cell office:value-type="float" office:value="1061" calcext:value-type="float">
            <text:p>1061</text:p>
          </table:table-cell>
          <table:table-cell office:value-type="float" office:value="3834" calcext:value-type="float">
            <text:p>3834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09" calcext:value-type="float">
            <text:p>909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333" calcext:value-type="float">
            <text:p>270333</text:p>
          </table:table-cell>
          <table:table-cell office:value-type="float" office:value="264418" calcext:value-type="float">
            <text:p>264418</text:p>
          </table:table-cell>
          <table:table-cell office:value-type="float" office:value="1078" calcext:value-type="float">
            <text:p>1078</text:p>
          </table:table-cell>
          <table:table-cell office:value-type="float" office:value="4837" calcext:value-type="float">
            <text:p>4837</text:p>
          </table:table-cell>
          <table:table-cell office:value-type="float" office:value="370" calcext:value-type="float">
            <text:p>370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2" calcext:value-type="float">
            <text:p>100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769" calcext:value-type="float">
            <text:p>47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370" calcext:value-type="float">
            <text:p>166370</text:p>
          </table:table-cell>
          <table:table-cell office:value-type="float" office:value="161956" calcext:value-type="float">
            <text:p>161956</text:p>
          </table:table-cell>
          <table:table-cell office:value-type="float" office:value="1073" calcext:value-type="float">
            <text:p>1073</text:p>
          </table:table-cell>
          <table:table-cell office:value-type="float" office:value="3341" calcext:value-type="float">
            <text:p>3341</text:p>
          </table:table-cell>
          <table:table-cell office:value-type="float" office:value="354" calcext:value-type="float">
            <text:p>354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633" calcext:value-type="float">
            <text:p>36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880" calcext:value-type="float">
            <text:p>217880</text:p>
          </table:table-cell>
          <table:table-cell office:value-type="float" office:value="213460" calcext:value-type="float">
            <text:p>213460</text:p>
          </table:table-cell>
          <table:table-cell office:value-type="float" office:value="956" calcext:value-type="float">
            <text:p>956</text:p>
          </table:table-cell>
          <table:table-cell office:value-type="float" office:value="3464" calcext:value-type="float">
            <text:p>3464</text:p>
          </table:table-cell>
          <table:table-cell office:value-type="float" office:value="372" calcext:value-type="float">
            <text:p>372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753" calcext:value-type="float">
            <text:p>37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998" calcext:value-type="float">
            <text:p>176998</text:p>
          </table:table-cell>
          <table:table-cell office:value-type="float" office:value="172295" calcext:value-type="float">
            <text:p>172295</text:p>
          </table:table-cell>
          <table:table-cell office:value-type="float" office:value="1269" calcext:value-type="float">
            <text:p>1269</text:p>
          </table:table-cell>
          <table:table-cell office:value-type="float" office:value="3434" calcext:value-type="float">
            <text:p>3434</text:p>
          </table:table-cell>
          <table:table-cell office:value-type="float" office:value="370" calcext:value-type="float">
            <text:p>370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01" calcext:value-type="float">
            <text:p>801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802" calcext:value-type="float">
            <text:p>38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067" calcext:value-type="float">
            <text:p>190067</text:p>
          </table:table-cell>
          <table:table-cell office:value-type="float" office:value="185970" calcext:value-type="float">
            <text:p>185970</text:p>
          </table:table-cell>
          <table:table-cell office:value-type="float" office:value="968" calcext:value-type="float">
            <text:p>968</text:p>
          </table:table-cell>
          <table:table-cell office:value-type="float" office:value="3129" calcext:value-type="float">
            <text:p>3129</text:p>
          </table:table-cell>
          <table:table-cell office:value-type="float" office:value="358" calcext:value-type="float">
            <text:p>35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61" calcext:value-type="float">
            <text:p>761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562" calcext:value-type="float">
            <text:p>35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909" calcext:value-type="float">
            <text:p>242909</text:p>
          </table:table-cell>
          <table:table-cell office:value-type="float" office:value="238553" calcext:value-type="float">
            <text:p>238553</text:p>
          </table:table-cell>
          <table:table-cell office:value-type="float" office:value="957" calcext:value-type="float">
            <text:p>957</text:p>
          </table:table-cell>
          <table:table-cell office:value-type="float" office:value="3399" calcext:value-type="float">
            <text:p>3399</text:p>
          </table:table-cell>
          <table:table-cell office:value-type="float" office:value="910" calcext:value-type="float">
            <text:p>910</text:p>
          </table:table-cell>
          <table:table-cell office:value-type="float" office:value="1379" calcext:value-type="float">
            <text:p>1379</text:p>
          </table:table-cell>
          <table:table-cell office:value-type="float" office:value="2308" calcext:value-type="float">
            <text:p>2308</text:p>
          </table:table-cell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float" office:value="1801" calcext:value-type="float">
            <text:p>1801</text:p>
          </table:table-cell>
          <table:table-cell office:value-type="float" office:value="968" calcext:value-type="float">
            <text:p>968</text:p>
          </table:table-cell>
          <table:table-cell office:value-type="float" office:value="1805" calcext:value-type="float">
            <text:p>1805</text:p>
          </table:table-cell>
          <table:table-cell office:value-type="float" office:value="2214" calcext:value-type="float">
            <text:p>2214</text:p>
          </table:table-cell>
          <table:table-cell office:value-type="float" office:value="3727" calcext:value-type="float">
            <text:p>37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797" calcext:value-type="float">
            <text:p>173797</text:p>
          </table:table-cell>
          <table:table-cell office:value-type="float" office:value="169614" calcext:value-type="float">
            <text:p>169614</text:p>
          </table:table-cell>
          <table:table-cell office:value-type="float" office:value="1076" calcext:value-type="float">
            <text:p>1076</text:p>
          </table:table-cell>
          <table:table-cell office:value-type="float" office:value="3107" calcext:value-type="float">
            <text:p>3107</text:p>
          </table:table-cell>
          <table:table-cell office:value-type="float" office:value="350" calcext:value-type="float">
            <text:p>35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43" calcext:value-type="float">
            <text:p>743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32" calcext:value-type="float">
            <text:p>35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712" calcext:value-type="float">
            <text:p>239712</text:p>
          </table:table-cell>
          <table:table-cell office:value-type="float" office:value="234053" calcext:value-type="float">
            <text:p>234053</text:p>
          </table:table-cell>
          <table:table-cell office:value-type="float" office:value="1124" calcext:value-type="float">
            <text:p>1124</text:p>
          </table:table-cell>
          <table:table-cell office:value-type="float" office:value="4535" calcext:value-type="float">
            <text:p>4535</text:p>
          </table:table-cell>
          <table:table-cell office:value-type="float" office:value="406" calcext:value-type="float">
            <text:p>406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86" calcext:value-type="float">
            <text:p>886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491" calcext:value-type="float">
            <text:p>44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150" calcext:value-type="float">
            <text:p>253150</text:p>
          </table:table-cell>
          <table:table-cell office:value-type="float" office:value="246823" calcext:value-type="float">
            <text:p>246823</text:p>
          </table:table-cell>
          <table:table-cell office:value-type="float" office:value="1431" calcext:value-type="float">
            <text:p>1431</text:p>
          </table:table-cell>
          <table:table-cell office:value-type="float" office:value="4896" calcext:value-type="float">
            <text:p>4896</text:p>
          </table:table-cell>
          <table:table-cell office:value-type="float" office:value="485" calcext:value-type="float">
            <text:p>485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26" calcext:value-type="float">
            <text:p>1126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11" calcext:value-type="float">
            <text:p>5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982" calcext:value-type="float">
            <text:p>174982</text:p>
          </table:table-cell>
          <table:table-cell office:value-type="float" office:value="170850" calcext:value-type="float">
            <text:p>170850</text:p>
          </table:table-cell>
          <table:table-cell office:value-type="float" office:value="976" calcext:value-type="float">
            <text:p>976</text:p>
          </table:table-cell>
          <table:table-cell office:value-type="float" office:value="3156" calcext:value-type="float">
            <text:p>3156</text:p>
          </table:table-cell>
          <table:table-cell office:value-type="float" office:value="365" calcext:value-type="float">
            <text:p>365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53" calcext:value-type="float">
            <text:p>753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556" calcext:value-type="float">
            <text:p>35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778" calcext:value-type="float">
            <text:p>527778</text:p>
          </table:table-cell>
          <table:table-cell office:value-type="float" office:value="521899" calcext:value-type="float">
            <text:p>521899</text:p>
          </table:table-cell>
          <table:table-cell office:value-type="float" office:value="1196" calcext:value-type="float">
            <text:p>1196</text:p>
          </table:table-cell>
          <table:table-cell office:value-type="float" office:value="4683" calcext:value-type="float">
            <text:p>4683</text:p>
          </table:table-cell>
          <table:table-cell office:value-type="float" office:value="421" calcext:value-type="float">
            <text:p>421</text:p>
          </table:table-cell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4" calcext:value-type="float">
            <text:p>1004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678" calcext:value-type="float">
            <text:p>46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676" calcext:value-type="float">
            <text:p>167676</text:p>
          </table:table-cell>
          <table:table-cell office:value-type="float" office:value="163246" calcext:value-type="float">
            <text:p>163246</text:p>
          </table:table-cell>
          <table:table-cell office:value-type="float" office:value="1034" calcext:value-type="float">
            <text:p>1034</text:p>
          </table:table-cell>
          <table:table-cell office:value-type="float" office:value="3396" calcext:value-type="float">
            <text:p>3396</text:p>
          </table:table-cell>
          <table:table-cell office:value-type="float" office:value="358" calcext:value-type="float">
            <text:p>35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63" calcext:value-type="float">
            <text:p>863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547" calcext:value-type="float">
            <text:p>164547</text:p>
          </table:table-cell>
          <table:table-cell office:value-type="float" office:value="159881" calcext:value-type="float">
            <text:p>159881</text:p>
          </table:table-cell>
          <table:table-cell office:value-type="float" office:value="980" calcext:value-type="float">
            <text:p>980</text:p>
          </table:table-cell>
          <table:table-cell office:value-type="float" office:value="3686" calcext:value-type="float">
            <text:p>3686</text:p>
          </table:table-cell>
          <table:table-cell office:value-type="float" office:value="412" calcext:value-type="float">
            <text:p>41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36" calcext:value-type="float">
            <text:p>936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788" calcext:value-type="float">
            <text:p>37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201" calcext:value-type="float">
            <text:p>323201</text:p>
          </table:table-cell>
          <table:table-cell office:value-type="float" office:value="314432" calcext:value-type="float">
            <text:p>314432</text:p>
          </table:table-cell>
          <table:table-cell office:value-type="float" office:value="1130" calcext:value-type="float">
            <text:p>1130</text:p>
          </table:table-cell>
          <table:table-cell office:value-type="float" office:value="7639" calcext:value-type="float">
            <text:p>7639</text:p>
          </table:table-cell>
          <table:table-cell office:value-type="float" office:value="365" calcext:value-type="float">
            <text:p>365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99" calcext:value-type="float">
            <text:p>2499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138" calcext:value-type="float">
            <text:p>71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848" calcext:value-type="float">
            <text:p>171848</text:p>
          </table:table-cell>
          <table:table-cell office:value-type="float" office:value="167826" calcext:value-type="float">
            <text:p>167826</text:p>
          </table:table-cell>
          <table:table-cell office:value-type="float" office:value="993" calcext:value-type="float">
            <text:p>993</text:p>
          </table:table-cell>
          <table:table-cell office:value-type="float" office:value="3029" calcext:value-type="float">
            <text:p>3029</text:p>
          </table:table-cell>
          <table:table-cell office:value-type="float" office:value="349" calcext:value-type="float">
            <text:p>349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748" calcext:value-type="float">
            <text:p>748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365" calcext:value-type="float">
            <text:p>33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579" calcext:value-type="float">
            <text:p>167579</text:p>
          </table:table-cell>
          <table:table-cell office:value-type="float" office:value="163198" calcext:value-type="float">
            <text:p>163198</text:p>
          </table:table-cell>
          <table:table-cell office:value-type="float" office:value="1065" calcext:value-type="float">
            <text:p>1065</text:p>
          </table:table-cell>
          <table:table-cell office:value-type="float" office:value="3316" calcext:value-type="float">
            <text:p>3316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631" calcext:value-type="float">
            <text:p>36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590" calcext:value-type="float">
            <text:p>206590</text:p>
          </table:table-cell>
          <table:table-cell office:value-type="float" office:value="201011" calcext:value-type="float">
            <text:p>201011</text:p>
          </table:table-cell>
          <table:table-cell office:value-type="float" office:value="1041" calcext:value-type="float">
            <text:p>1041</text:p>
          </table:table-cell>
          <table:table-cell office:value-type="float" office:value="4538" calcext:value-type="float">
            <text:p>4538</text:p>
          </table:table-cell>
          <table:table-cell office:value-type="float" office:value="394" calcext:value-type="float">
            <text:p>394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80" calcext:value-type="float">
            <text:p>980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548" calcext:value-type="float">
            <text:p>45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778" calcext:value-type="float">
            <text:p>157778</text:p>
          </table:table-cell>
          <table:table-cell office:value-type="float" office:value="153578" calcext:value-type="float">
            <text:p>153578</text:p>
          </table:table-cell>
          <table:table-cell office:value-type="float" office:value="916" calcext:value-type="float">
            <text:p>916</text:p>
          </table:table-cell>
          <table:table-cell office:value-type="float" office:value="3284" calcext:value-type="float">
            <text:p>3284</text:p>
          </table:table-cell>
          <table:table-cell office:value-type="float" office:value="361" calcext:value-type="float">
            <text:p>361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54" calcext:value-type="float">
            <text:p>754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552" calcext:value-type="float">
            <text:p>35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343" calcext:value-type="float">
            <text:p>438343</text:p>
          </table:table-cell>
          <table:table-cell office:value-type="float" office:value="432212" calcext:value-type="float">
            <text:p>432212</text:p>
          </table:table-cell>
          <table:table-cell office:value-type="float" office:value="1253" calcext:value-type="float">
            <text:p>1253</text:p>
          </table:table-cell>
          <table:table-cell office:value-type="float" office:value="4878" calcext:value-type="float">
            <text:p>4878</text:p>
          </table:table-cell>
          <table:table-cell office:value-type="float" office:value="616" calcext:value-type="float">
            <text:p>616</text:p>
          </table:table-cell>
          <table:table-cell office:value-type="float" office:value="2310" calcext:value-type="float">
            <text:p>2310</text:p>
          </table:table-cell>
          <table:table-cell office:value-type="float" office:value="2309" calcext:value-type="float">
            <text:p>2309</text:p>
          </table:table-cell>
          <table:table-cell office:value-type="float" office:value="775" calcext:value-type="float">
            <text:p>775</text:p>
          </table:table-cell>
          <table:table-cell office:value-type="float" office:value="2234" calcext:value-type="float">
            <text:p>2234</text:p>
          </table:table-cell>
          <table:table-cell office:value-type="float" office:value="1255" calcext:value-type="float">
            <text:p>1255</text:p>
          </table:table-cell>
          <table:table-cell office:value-type="float" office:value="962" calcext:value-type="float">
            <text:p>96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878" calcext:value-type="float">
            <text:p>48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855" calcext:value-type="float">
            <text:p>353855</text:p>
          </table:table-cell>
          <table:table-cell office:value-type="float" office:value="349704" calcext:value-type="float">
            <text:p>349704</text:p>
          </table:table-cell>
          <table:table-cell office:value-type="float" office:value="1009" calcext:value-type="float">
            <text:p>1009</text:p>
          </table:table-cell>
          <table:table-cell office:value-type="float" office:value="3142" calcext:value-type="float">
            <text:p>3142</text:p>
          </table:table-cell>
          <table:table-cell office:value-type="float" office:value="382" calcext:value-type="float">
            <text:p>382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18" calcext:value-type="float">
            <text:p>1018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573" calcext:value-type="float">
            <text:p>35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801" calcext:value-type="float">
            <text:p>196801</text:p>
          </table:table-cell>
          <table:table-cell office:value-type="float" office:value="191949" calcext:value-type="float">
            <text:p>191949</text:p>
          </table:table-cell>
          <table:table-cell office:value-type="float" office:value="1359" calcext:value-type="float">
            <text:p>1359</text:p>
          </table:table-cell>
          <table:table-cell office:value-type="float" office:value="3493" calcext:value-type="float">
            <text:p>3493</text:p>
          </table:table-cell>
          <table:table-cell office:value-type="float" office:value="414" calcext:value-type="float">
            <text:p>414</text:p>
          </table:table-cell>
          <table:table-cell office:value-type="float" office:value="207" calcext:value-type="float">
            <text:p>207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84" calcext:value-type="float">
            <text:p>884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251" calcext:value-type="float">
            <text:p>4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087" calcext:value-type="float">
            <text:p>235087</text:p>
          </table:table-cell>
          <table:table-cell office:value-type="float" office:value="230839" calcext:value-type="float">
            <text:p>230839</text:p>
          </table:table-cell>
          <table:table-cell office:value-type="float" office:value="1092" calcext:value-type="float">
            <text:p>1092</text:p>
          </table:table-cell>
          <table:table-cell office:value-type="float" office:value="3156" calcext:value-type="float">
            <text:p>3156</text:p>
          </table:table-cell>
          <table:table-cell office:value-type="float" office:value="1488" calcext:value-type="float">
            <text:p>1488</text:p>
          </table:table-cell>
          <table:table-cell office:value-type="float" office:value="2411" calcext:value-type="float">
            <text:p>2411</text:p>
          </table:table-cell>
          <table:table-cell office:value-type="float" office:value="2397" calcext:value-type="float">
            <text:p>2397</text:p>
          </table:table-cell>
          <table:table-cell office:value-type="float" office:value="2323" calcext:value-type="float">
            <text:p>2323</text:p>
          </table:table-cell>
          <table:table-cell office:value-type="float" office:value="2319" calcext:value-type="float">
            <text:p>2319</text:p>
          </table:table-cell>
          <table:table-cell office:value-type="float" office:value="1712" calcext:value-type="float">
            <text:p>1712</text:p>
          </table:table-cell>
          <table:table-cell office:value-type="float" office:value="1072" calcext:value-type="float">
            <text:p>1072</text:p>
          </table:table-cell>
          <table:table-cell office:value-type="float" office:value="2078" calcext:value-type="float">
            <text:p>2078</text:p>
          </table:table-cell>
          <table:table-cell office:value-type="float" office:value="2297" calcext:value-type="float">
            <text:p>2297</text:p>
          </table:table-cell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578" calcext:value-type="float">
            <text:p>238578</text:p>
          </table:table-cell>
          <table:table-cell office:value-type="float" office:value="233334" calcext:value-type="float">
            <text:p>233334</text:p>
          </table:table-cell>
          <table:table-cell office:value-type="float" office:value="1552" calcext:value-type="float">
            <text:p>1552</text:p>
          </table:table-cell>
          <table:table-cell office:value-type="float" office:value="3692" calcext:value-type="float">
            <text:p>3692</text:p>
          </table:table-cell>
          <table:table-cell office:value-type="float" office:value="430" calcext:value-type="float">
            <text:p>43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80" calcext:value-type="float">
            <text:p>2180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999" calcext:value-type="float">
            <text:p>3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978" calcext:value-type="float">
            <text:p>435978</text:p>
          </table:table-cell>
          <table:table-cell office:value-type="float" office:value="428759" calcext:value-type="float">
            <text:p>428759</text:p>
          </table:table-cell>
          <table:table-cell office:value-type="float" office:value="1208" calcext:value-type="float">
            <text:p>1208</text:p>
          </table:table-cell>
          <table:table-cell office:value-type="float" office:value="6011" calcext:value-type="float">
            <text:p>6011</text:p>
          </table:table-cell>
          <table:table-cell office:value-type="float" office:value="608" calcext:value-type="float">
            <text:p>608</text:p>
          </table:table-cell>
          <table:table-cell office:value-type="float" office:value="208" calcext:value-type="float">
            <text:p>208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266" calcext:value-type="float">
            <text:p>1266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672" calcext:value-type="float">
            <text:p>5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921" calcext:value-type="float">
            <text:p>290921</text:p>
          </table:table-cell>
          <table:table-cell office:value-type="float" office:value="286280" calcext:value-type="float">
            <text:p>286280</text:p>
          </table:table-cell>
          <table:table-cell office:value-type="float" office:value="1008" calcext:value-type="float">
            <text:p>1008</text:p>
          </table:table-cell>
          <table:table-cell office:value-type="float" office:value="3633" calcext:value-type="float">
            <text:p>3633</text:p>
          </table:table-cell>
          <table:table-cell office:value-type="float" office:value="393" calcext:value-type="float">
            <text:p>393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12" calcext:value-type="float">
            <text:p>1012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947" calcext:value-type="float">
            <text:p>39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579" calcext:value-type="float">
            <text:p>238579</text:p>
          </table:table-cell>
          <table:table-cell office:value-type="float" office:value="233697" calcext:value-type="float">
            <text:p>233697</text:p>
          </table:table-cell>
          <table:table-cell office:value-type="float" office:value="969" calcext:value-type="float">
            <text:p>969</text:p>
          </table:table-cell>
          <table:table-cell office:value-type="float" office:value="3913" calcext:value-type="float">
            <text:p>3913</text:p>
          </table:table-cell>
          <table:table-cell office:value-type="float" office:value="461" calcext:value-type="float">
            <text:p>46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97" calcext:value-type="float">
            <text:p>997</text:p>
          </table:table-cell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251" calcext:value-type="float">
            <text:p>4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125" calcext:value-type="float">
            <text:p>529125</text:p>
          </table:table-cell>
          <table:table-cell office:value-type="float" office:value="522757" calcext:value-type="float">
            <text:p>522757</text:p>
          </table:table-cell>
          <table:table-cell office:value-type="float" office:value="1286" calcext:value-type="float">
            <text:p>1286</text:p>
          </table:table-cell>
          <table:table-cell office:value-type="float" office:value="5082" calcext:value-type="float">
            <text:p>5082</text:p>
          </table:table-cell>
          <table:table-cell office:value-type="float" office:value="480" calcext:value-type="float">
            <text:p>480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900" calcext:value-type="float">
            <text:p>1900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177" calcext:value-type="float">
            <text:p>5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579" calcext:value-type="float">
            <text:p>428579</text:p>
          </table:table-cell>
          <table:table-cell office:value-type="float" office:value="420595" calcext:value-type="float">
            <text:p>420595</text:p>
          </table:table-cell>
          <table:table-cell office:value-type="float" office:value="1681" calcext:value-type="float">
            <text:p>1681</text:p>
          </table:table-cell>
          <table:table-cell office:value-type="float" office:value="6303" calcext:value-type="float">
            <text:p>6303</text:p>
          </table:table-cell>
          <table:table-cell office:value-type="float" office:value="911" calcext:value-type="float">
            <text:p>911</text:p>
          </table:table-cell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725" calcext:value-type="float">
            <text:p>1725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120" calcext:value-type="float">
            <text:p>6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571" calcext:value-type="float">
            <text:p>563571</text:p>
          </table:table-cell>
          <table:table-cell office:value-type="float" office:value="557159" calcext:value-type="float">
            <text:p>557159</text:p>
          </table:table-cell>
          <table:table-cell office:value-type="float" office:value="1602" calcext:value-type="float">
            <text:p>1602</text:p>
          </table:table-cell>
          <table:table-cell office:value-type="float" office:value="4810" calcext:value-type="float">
            <text:p>4810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9" calcext:value-type="float">
            <text:p>100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991" calcext:value-type="float">
            <text:p>49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859" calcext:value-type="float">
            <text:p>464859</text:p>
          </table:table-cell>
          <table:table-cell office:value-type="float" office:value="458455" calcext:value-type="float">
            <text:p>458455</text:p>
          </table:table-cell>
          <table:table-cell office:value-type="float" office:value="1201" calcext:value-type="float">
            <text:p>1201</text:p>
          </table:table-cell>
          <table:table-cell office:value-type="float" office:value="5203" calcext:value-type="float">
            <text:p>5203</text:p>
          </table:table-cell>
          <table:table-cell office:value-type="float" office:value="494" calcext:value-type="float">
            <text:p>494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475" calcext:value-type="float">
            <text:p>1475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274" calcext:value-type="float">
            <text:p>52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676" calcext:value-type="float">
            <text:p>293676</text:p>
          </table:table-cell>
          <table:table-cell office:value-type="float" office:value="288573" calcext:value-type="float">
            <text:p>288573</text:p>
          </table:table-cell>
          <table:table-cell office:value-type="float" office:value="1099" calcext:value-type="float">
            <text:p>1099</text:p>
          </table:table-cell>
          <table:table-cell office:value-type="float" office:value="4004" calcext:value-type="float">
            <text:p>4004</text:p>
          </table:table-cell>
          <table:table-cell office:value-type="float" office:value="438" calcext:value-type="float">
            <text:p>438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874" calcext:value-type="float">
            <text:p>874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463" calcext:value-type="float">
            <text:p>4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792" calcext:value-type="float">
            <text:p>266792</text:p>
          </table:table-cell>
          <table:table-cell office:value-type="float" office:value="261789" calcext:value-type="float">
            <text:p>261789</text:p>
          </table:table-cell>
          <table:table-cell office:value-type="float" office:value="1161" calcext:value-type="float">
            <text:p>1161</text:p>
          </table:table-cell>
          <table:table-cell office:value-type="float" office:value="3842" calcext:value-type="float">
            <text:p>3842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37" calcext:value-type="float">
            <text:p>1537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254" calcext:value-type="float">
            <text:p>42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606" calcext:value-type="float">
            <text:p>414606</text:p>
          </table:table-cell>
          <table:table-cell office:value-type="float" office:value="409481" calcext:value-type="float">
            <text:p>409481</text:p>
          </table:table-cell>
          <table:table-cell office:value-type="float" office:value="1307" calcext:value-type="float">
            <text:p>1307</text:p>
          </table:table-cell>
          <table:table-cell office:value-type="float" office:value="3818" calcext:value-type="float">
            <text:p>3818</text:p>
          </table:table-cell>
          <table:table-cell office:value-type="float" office:value="3463" calcext:value-type="float">
            <text:p>3463</text:p>
          </table:table-cell>
          <table:table-cell office:value-type="float" office:value="3452" calcext:value-type="float">
            <text:p>3452</text:p>
          </table:table-cell>
          <table:table-cell office:value-type="float" office:value="2842" calcext:value-type="float">
            <text:p>2842</text:p>
          </table:table-cell>
          <table:table-cell office:value-type="float" office:value="2240" calcext:value-type="float">
            <text:p>2240</text:p>
          </table:table-cell>
          <table:table-cell office:value-type="float" office:value="2235" calcext:value-type="float">
            <text:p>2235</text:p>
          </table:table-cell>
          <table:table-cell office:value-type="float" office:value="1419" calcext:value-type="float">
            <text:p>1419</text:p>
          </table:table-cell>
          <table:table-cell office:value-type="float" office:value="675" calcext:value-type="float">
            <text:p>675</text:p>
          </table:table-cell>
          <table:table-cell office:value-type="float" office:value="1971" calcext:value-type="float">
            <text:p>1971</text:p>
          </table:table-cell>
          <table:table-cell office:value-type="float" office:value="2213" calcext:value-type="float">
            <text:p>2213</text:p>
          </table:table-cell>
          <table:table-cell office:value-type="float" office:value="4311" calcext:value-type="float">
            <text:p>4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469" calcext:value-type="float">
            <text:p>261469</text:p>
          </table:table-cell>
          <table:table-cell office:value-type="float" office:value="255914" calcext:value-type="float">
            <text:p>255914</text:p>
          </table:table-cell>
          <table:table-cell office:value-type="float" office:value="1207" calcext:value-type="float">
            <text:p>1207</text:p>
          </table:table-cell>
          <table:table-cell office:value-type="float" office:value="4348" calcext:value-type="float">
            <text:p>4348</text:p>
          </table:table-cell>
          <table:table-cell office:value-type="float" office:value="488" calcext:value-type="float">
            <text:p>488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56" calcext:value-type="float">
            <text:p>856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698" calcext:value-type="float">
            <text:p>46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163" calcext:value-type="float">
            <text:p>184163</text:p>
          </table:table-cell>
          <table:table-cell office:value-type="float" office:value="178980" calcext:value-type="float">
            <text:p>178980</text:p>
          </table:table-cell>
          <table:table-cell office:value-type="float" office:value="1076" calcext:value-type="float">
            <text:p>1076</text:p>
          </table:table-cell>
          <table:table-cell office:value-type="float" office:value="4107" calcext:value-type="float">
            <text:p>4107</text:p>
          </table:table-cell>
          <table:table-cell office:value-type="float" office:value="408" calcext:value-type="float">
            <text:p>408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42" calcext:value-type="float">
            <text:p>942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204" calcext:value-type="float">
            <text:p>42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772" calcext:value-type="float">
            <text:p>245772</text:p>
          </table:table-cell>
          <table:table-cell office:value-type="float" office:value="240676" calcext:value-type="float">
            <text:p>240676</text:p>
          </table:table-cell>
          <table:table-cell office:value-type="float" office:value="1080" calcext:value-type="float">
            <text:p>1080</text:p>
          </table:table-cell>
          <table:table-cell office:value-type="float" office:value="4016" calcext:value-type="float">
            <text:p>4016</text:p>
          </table:table-cell>
          <table:table-cell office:value-type="float" office:value="529" calcext:value-type="float">
            <text:p>529</text:p>
          </table:table-cell>
          <table:table-cell office:value-type="float" office:value="2311" calcext:value-type="float">
            <text:p>2311</text:p>
          </table:table-cell>
          <table:table-cell office:value-type="float" office:value="2313" calcext:value-type="float">
            <text:p>2313</text:p>
          </table:table-cell>
          <table:table-cell office:value-type="float" office:value="2231" calcext:value-type="float">
            <text:p>2231</text:p>
          </table:table-cell>
          <table:table-cell office:value-type="float" office:value="1698" calcext:value-type="float">
            <text:p>1698</text:p>
          </table:table-cell>
          <table:table-cell office:value-type="float" office:value="1397" calcext:value-type="float">
            <text:p>1397</text:p>
          </table:table-cell>
          <table:table-cell office:value-type="float" office:value="368" calcext:value-type="float">
            <text:p>368</text:p>
          </table:table-cell>
          <table:table-cell office:value-type="float" office:value="1938" calcext:value-type="float">
            <text:p>1938</text:p>
          </table:table-cell>
          <table:table-cell office:value-type="float" office:value="2212" calcext:value-type="float">
            <text:p>2212</text:p>
          </table:table-cell>
          <table:table-cell office:value-type="float" office:value="4334" calcext:value-type="float">
            <text:p>4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836" calcext:value-type="float">
            <text:p>247836</text:p>
          </table:table-cell>
          <table:table-cell office:value-type="float" office:value="242272" calcext:value-type="float">
            <text:p>242272</text:p>
          </table:table-cell>
          <table:table-cell office:value-type="float" office:value="1112" calcext:value-type="float">
            <text:p>1112</text:p>
          </table:table-cell>
          <table:table-cell office:value-type="float" office:value="4452" calcext:value-type="float">
            <text:p>4452</text:p>
          </table:table-cell>
          <table:table-cell office:value-type="float" office:value="410" calcext:value-type="float">
            <text:p>410</text:p>
          </table:table-cell>
          <table:table-cell office:value-type="float" office:value="188" calcext:value-type="float">
            <text:p>18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156" calcext:value-type="float">
            <text:p>1156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603" calcext:value-type="float">
            <text:p>4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070" calcext:value-type="float">
            <text:p>418070</text:p>
          </table:table-cell>
          <table:table-cell office:value-type="float" office:value="412470" calcext:value-type="float">
            <text:p>412470</text:p>
          </table:table-cell>
          <table:table-cell office:value-type="float" office:value="1223" calcext:value-type="float">
            <text:p>1223</text:p>
          </table:table-cell>
          <table:table-cell office:value-type="float" office:value="4377" calcext:value-type="float">
            <text:p>4377</text:p>
          </table:table-cell>
          <table:table-cell office:value-type="float" office:value="472" calcext:value-type="float">
            <text:p>47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269" calcext:value-type="float">
            <text:p>1269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4692" calcext:value-type="float">
            <text:p>46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342" calcext:value-type="float">
            <text:p>284342</text:p>
          </table:table-cell>
          <table:table-cell office:value-type="float" office:value="279780" calcext:value-type="float">
            <text:p>279780</text:p>
          </table:table-cell>
          <table:table-cell office:value-type="float" office:value="1133" calcext:value-type="float">
            <text:p>1133</text:p>
          </table:table-cell>
          <table:table-cell office:value-type="float" office:value="3429" calcext:value-type="float">
            <text:p>3429</text:p>
          </table:table-cell>
          <table:table-cell office:value-type="float" office:value="1791" calcext:value-type="float">
            <text:p>1791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249" calcext:value-type="float">
            <text:p>2249</text:p>
          </table:table-cell>
          <table:table-cell office:value-type="float" office:value="2247" calcext:value-type="float">
            <text:p>2247</text:p>
          </table:table-cell>
          <table:table-cell office:value-type="float" office:value="1603" calcext:value-type="float">
            <text:p>1603</text:p>
          </table:table-cell>
          <table:table-cell office:value-type="float" office:value="952" calcext:value-type="float">
            <text:p>952</text:p>
          </table:table-cell>
          <table:table-cell office:value-type="float" office:value="2031" calcext:value-type="float">
            <text:p>2031</text:p>
          </table:table-cell>
          <table:table-cell office:value-type="float" office:value="2224" calcext:value-type="float">
            <text:p>2224</text:p>
          </table:table-cell>
          <table:table-cell office:value-type="float" office:value="3780" calcext:value-type="float">
            <text:p>37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428" calcext:value-type="float">
            <text:p>215428</text:p>
          </table:table-cell>
          <table:table-cell office:value-type="float" office:value="210585" calcext:value-type="float">
            <text:p>210585</text:p>
          </table:table-cell>
          <table:table-cell office:value-type="float" office:value="1132" calcext:value-type="float">
            <text:p>1132</text:p>
          </table:table-cell>
          <table:table-cell office:value-type="float" office:value="3711" calcext:value-type="float">
            <text:p>3711</text:p>
          </table:table-cell>
          <table:table-cell office:value-type="float" office:value="368" calcext:value-type="float">
            <text:p>368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137" calcext:value-type="float">
            <text:p>1137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851" calcext:value-type="float">
            <text:p>38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500" calcext:value-type="float">
            <text:p>306500</text:p>
          </table:table-cell>
          <table:table-cell office:value-type="float" office:value="301659" calcext:value-type="float">
            <text:p>301659</text:p>
          </table:table-cell>
          <table:table-cell office:value-type="float" office:value="1168" calcext:value-type="float">
            <text:p>1168</text:p>
          </table:table-cell>
          <table:table-cell office:value-type="float" office:value="3673" calcext:value-type="float">
            <text:p>3673</text:p>
          </table:table-cell>
          <table:table-cell office:value-type="float" office:value="368" calcext:value-type="float">
            <text:p>368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887" calcext:value-type="float">
            <text:p>1887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866" calcext:value-type="float">
            <text:p>3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1376" calcext:value-type="float">
            <text:p>1671376</text:p>
          </table:table-cell>
          <table:table-cell office:value-type="float" office:value="1664681" calcext:value-type="float">
            <text:p>1664681</text:p>
          </table:table-cell>
          <table:table-cell office:value-type="float" office:value="1281" calcext:value-type="float">
            <text:p>1281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346" calcext:value-type="float">
            <text:p>2346</text:p>
          </table:table-cell>
          <table:table-cell office:value-type="float" office:value="959" calcext:value-type="float">
            <text:p>959</text:p>
          </table:table-cell>
          <table:table-cell office:value-type="float" office:value="2249" calcext:value-type="float">
            <text:p>2249</text:p>
          </table:table-cell>
          <table:table-cell office:value-type="float" office:value="2358" calcext:value-type="float">
            <text:p>2358</text:p>
          </table:table-cell>
          <table:table-cell office:value-type="float" office:value="3201" calcext:value-type="float">
            <text:p>3201</text:p>
          </table:table-cell>
          <table:table-cell office:value-type="float" office:value="391" calcext:value-type="float">
            <text:p>391</text:p>
          </table:table-cell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float" office:value="5499" calcext:value-type="float">
            <text:p>54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220" calcext:value-type="float">
            <text:p>252220</text:p>
          </table:table-cell>
          <table:table-cell office:value-type="float" office:value="246709" calcext:value-type="float">
            <text:p>246709</text:p>
          </table:table-cell>
          <table:table-cell office:value-type="float" office:value="1093" calcext:value-type="float">
            <text:p>1093</text:p>
          </table:table-cell>
          <table:table-cell office:value-type="float" office:value="4418" calcext:value-type="float">
            <text:p>4418</text:p>
          </table:table-cell>
          <table:table-cell office:value-type="float" office:value="392" calcext:value-type="float">
            <text:p>392</text:p>
          </table:table-cell>
          <table:table-cell office:value-type="float" office:value="173" calcext:value-type="float">
            <text:p>17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33" calcext:value-type="float">
            <text:p>933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496" calcext:value-type="float">
            <text:p>44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790" calcext:value-type="float">
            <text:p>295790</text:p>
          </table:table-cell>
          <table:table-cell office:value-type="float" office:value="291348" calcext:value-type="float">
            <text:p>291348</text:p>
          </table:table-cell>
          <table:table-cell office:value-type="float" office:value="975" calcext:value-type="float">
            <text:p>975</text:p>
          </table:table-cell>
          <table:table-cell office:value-type="float" office:value="3467" calcext:value-type="float">
            <text:p>3467</text:p>
          </table:table-cell>
          <table:table-cell office:value-type="float" office:value="493" calcext:value-type="float">
            <text:p>493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662" calcext:value-type="float">
            <text:p>1662</text:p>
          </table:table-cell>
          <table:table-cell office:value-type="float" office:value="2118" calcext:value-type="float">
            <text:p>2118</text:p>
          </table:table-cell>
          <table:table-cell office:value-type="float" office:value="2086" calcext:value-type="float">
            <text:p>2086</text:p>
          </table:table-cell>
          <table:table-cell office:value-type="float" office:value="2318" calcext:value-type="float">
            <text:p>2318</text:p>
          </table:table-cell>
          <table:table-cell office:value-type="float" office:value="3829" calcext:value-type="float">
            <text:p>38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928" calcext:value-type="float">
            <text:p>301928</text:p>
          </table:table-cell>
          <table:table-cell office:value-type="float" office:value="296182" calcext:value-type="float">
            <text:p>296182</text:p>
          </table:table-cell>
          <table:table-cell office:value-type="float" office:value="1306" calcext:value-type="float">
            <text:p>1306</text:p>
          </table:table-cell>
          <table:table-cell office:value-type="float" office:value="4440" calcext:value-type="float">
            <text:p>4440</text:p>
          </table:table-cell>
          <table:table-cell office:value-type="float" office:value="428" calcext:value-type="float">
            <text:p>428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365" calcext:value-type="float">
            <text:p>1365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515" calcext:value-type="float">
            <text:p>4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923" calcext:value-type="float">
            <text:p>409923</text:p>
          </table:table-cell>
          <table:table-cell office:value-type="float" office:value="404190" calcext:value-type="float">
            <text:p>404190</text:p>
          </table:table-cell>
          <table:table-cell office:value-type="float" office:value="1148" calcext:value-type="float">
            <text:p>1148</text:p>
          </table:table-cell>
          <table:table-cell office:value-type="float" office:value="4585" calcext:value-type="float">
            <text:p>4585</text:p>
          </table:table-cell>
          <table:table-cell office:value-type="float" office:value="690" calcext:value-type="float">
            <text:p>690</text:p>
          </table:table-cell>
          <table:table-cell office:value-type="float" office:value="2099" calcext:value-type="float">
            <text:p>2099</text:p>
          </table:table-cell>
          <table:table-cell office:value-type="float" office:value="774" calcext:value-type="float">
            <text:p>77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992" calcext:value-type="float">
            <text:p>992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635" calcext:value-type="float">
            <text:p>46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736" calcext:value-type="float">
            <text:p>192736</text:p>
          </table:table-cell>
          <table:table-cell office:value-type="float" office:value="187696" calcext:value-type="float">
            <text:p>187696</text:p>
          </table:table-cell>
          <table:table-cell office:value-type="float" office:value="1293" calcext:value-type="float">
            <text:p>1293</text:p>
          </table:table-cell>
          <table:table-cell office:value-type="float" office:value="3747" calcext:value-type="float">
            <text:p>3747</text:p>
          </table:table-cell>
          <table:table-cell office:value-type="float" office:value="383" calcext:value-type="float">
            <text:p>383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33" calcext:value-type="float">
            <text:p>833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956" calcext:value-type="float">
            <text:p>39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139" calcext:value-type="float">
            <text:p>173139</text:p>
          </table:table-cell>
          <table:table-cell office:value-type="float" office:value="168737" calcext:value-type="float">
            <text:p>168737</text:p>
          </table:table-cell>
          <table:table-cell office:value-type="float" office:value="1133" calcext:value-type="float">
            <text:p>1133</text:p>
          </table:table-cell>
          <table:table-cell office:value-type="float" office:value="3269" calcext:value-type="float">
            <text:p>3269</text:p>
          </table:table-cell>
          <table:table-cell office:value-type="float" office:value="349" calcext:value-type="float">
            <text:p>349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36" calcext:value-type="float">
            <text:p>736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521" calcext:value-type="float">
            <text:p>35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098" calcext:value-type="float">
            <text:p>161098</text:p>
          </table:table-cell>
          <table:table-cell office:value-type="float" office:value="156911" calcext:value-type="float">
            <text:p>156911</text:p>
          </table:table-cell>
          <table:table-cell office:value-type="float" office:value="989" calcext:value-type="float">
            <text:p>989</text:p>
          </table:table-cell>
          <table:table-cell office:value-type="float" office:value="3198" calcext:value-type="float">
            <text:p>3198</text:p>
          </table:table-cell>
          <table:table-cell office:value-type="float" office:value="367" calcext:value-type="float">
            <text:p>367</text:p>
          </table:table-cell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44" calcext:value-type="float">
            <text:p>744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519" calcext:value-type="float">
            <text:p>35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0532" calcext:value-type="float">
            <text:p>1260532</text:p>
          </table:table-cell>
          <table:table-cell office:value-type="float" office:value="1255094" calcext:value-type="float">
            <text:p>1255094</text:p>
          </table:table-cell>
          <table:table-cell office:value-type="float" office:value="1313" calcext:value-type="float">
            <text:p>1313</text:p>
          </table:table-cell>
          <table:table-cell office:value-type="float" office:value="4125" calcext:value-type="float">
            <text:p>4125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259" calcext:value-type="float">
            <text:p>2259</text:p>
          </table:table-cell>
          <table:table-cell office:value-type="float" office:value="140" calcext:value-type="float">
            <text:p>140</text:p>
          </table:table-cell>
          <table:table-cell office:value-type="float" office:value="1975" calcext:value-type="float">
            <text:p>1975</text:p>
          </table:table-cell>
          <table:table-cell office:value-type="float" office:value="360" calcext:value-type="float">
            <text:p>360</text:p>
          </table:table-cell>
          <table:table-cell office:value-type="float" office:value="4248" calcext:value-type="float">
            <text:p>42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960" calcext:value-type="float">
            <text:p>145960</text:p>
          </table:table-cell>
          <table:table-cell office:value-type="float" office:value="141803" calcext:value-type="float">
            <text:p>141803</text:p>
          </table:table-cell>
          <table:table-cell office:value-type="float" office:value="988" calcext:value-type="float">
            <text:p>988</text:p>
          </table:table-cell>
          <table:table-cell office:value-type="float" office:value="3169" calcext:value-type="float">
            <text:p>3169</text:p>
          </table:table-cell>
          <table:table-cell office:value-type="float" office:value="352" calcext:value-type="float">
            <text:p>352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707" calcext:value-type="float">
            <text:p>707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503" calcext:value-type="float">
            <text:p>3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513" calcext:value-type="float">
            <text:p>217513</text:p>
          </table:table-cell>
          <table:table-cell office:value-type="float" office:value="212439" calcext:value-type="float">
            <text:p>212439</text:p>
          </table:table-cell>
          <table:table-cell office:value-type="float" office:value="1039" calcext:value-type="float">
            <text:p>1039</text:p>
          </table:table-cell>
          <table:table-cell office:value-type="float" office:value="4035" calcext:value-type="float">
            <text:p>4035</text:p>
          </table:table-cell>
          <table:table-cell office:value-type="float" office:value="399" calcext:value-type="float">
            <text:p>399</text:p>
          </table:table-cell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96" calcext:value-type="float">
            <text:p>996</text:p>
          </table:table-cell>
          <table:table-cell office:value-type="float" office:value="139" calcext:value-type="float">
            <text:p>13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303" calcext:value-type="float">
            <text:p>43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992" calcext:value-type="float">
            <text:p>153992</text:p>
          </table:table-cell>
          <table:table-cell office:value-type="float" office:value="149947" calcext:value-type="float">
            <text:p>149947</text:p>
          </table:table-cell>
          <table:table-cell office:value-type="float" office:value="881" calcext:value-type="float">
            <text:p>881</text:p>
          </table:table-cell>
          <table:table-cell office:value-type="float" office:value="3164" calcext:value-type="float">
            <text:p>3164</text:p>
          </table:table-cell>
          <table:table-cell office:value-type="float" office:value="359" calcext:value-type="float">
            <text:p>359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89" calcext:value-type="float">
            <text:p>789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508" calcext:value-type="float">
            <text:p>3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437" calcext:value-type="float">
            <text:p>154437</text:p>
          </table:table-cell>
          <table:table-cell office:value-type="float" office:value="150226" calcext:value-type="float">
            <text:p>150226</text:p>
          </table:table-cell>
          <table:table-cell office:value-type="float" office:value="969" calcext:value-type="float">
            <text:p>969</text:p>
          </table:table-cell>
          <table:table-cell office:value-type="float" office:value="3242" calcext:value-type="float">
            <text:p>3242</text:p>
          </table:table-cell>
          <table:table-cell office:value-type="float" office:value="377" calcext:value-type="float">
            <text:p>377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463" calcext:value-type="float">
            <text:p>34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086" calcext:value-type="float">
            <text:p>281086</text:p>
          </table:table-cell>
          <table:table-cell office:value-type="float" office:value="275547" calcext:value-type="float">
            <text:p>275547</text:p>
          </table:table-cell>
          <table:table-cell office:value-type="float" office:value="1171" calcext:value-type="float">
            <text:p>1171</text:p>
          </table:table-cell>
          <table:table-cell office:value-type="float" office:value="4368" calcext:value-type="float">
            <text:p>4368</text:p>
          </table:table-cell>
          <table:table-cell office:value-type="float" office:value="516" calcext:value-type="float">
            <text:p>516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49" calcext:value-type="float">
            <text:p>949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415" calcext:value-type="float">
            <text:p>44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782" calcext:value-type="float">
            <text:p>178782</text:p>
          </table:table-cell>
          <table:table-cell office:value-type="float" office:value="174251" calcext:value-type="float">
            <text:p>174251</text:p>
          </table:table-cell>
          <table:table-cell office:value-type="float" office:value="1063" calcext:value-type="float">
            <text:p>1063</text:p>
          </table:table-cell>
          <table:table-cell office:value-type="float" office:value="3468" calcext:value-type="float">
            <text:p>3468</text:p>
          </table:table-cell>
          <table:table-cell office:value-type="float" office:value="412" calcext:value-type="float">
            <text:p>412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056" calcext:value-type="float">
            <text:p>1056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787" calcext:value-type="float">
            <text:p>37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304" calcext:value-type="float">
            <text:p>173304</text:p>
          </table:table-cell>
          <table:table-cell office:value-type="float" office:value="168179" calcext:value-type="float">
            <text:p>168179</text:p>
          </table:table-cell>
          <table:table-cell office:value-type="float" office:value="1015" calcext:value-type="float">
            <text:p>1015</text:p>
          </table:table-cell>
          <table:table-cell office:value-type="float" office:value="4110" calcext:value-type="float">
            <text:p>4110</text:p>
          </table:table-cell>
          <table:table-cell office:value-type="float" office:value="386" calcext:value-type="float">
            <text:p>386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27" calcext:value-type="float">
            <text:p>927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620" calcext:value-type="float">
            <text:p>171620</text:p>
          </table:table-cell>
          <table:table-cell office:value-type="float" office:value="167460" calcext:value-type="float">
            <text:p>167460</text:p>
          </table:table-cell>
          <table:table-cell office:value-type="float" office:value="989" calcext:value-type="float">
            <text:p>989</text:p>
          </table:table-cell>
          <table:table-cell office:value-type="float" office:value="3171" calcext:value-type="float">
            <text:p>3171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745" calcext:value-type="float">
            <text:p>745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449" calcext:value-type="float">
            <text:p>34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8059" calcext:value-type="float">
            <text:p>358059</text:p>
          </table:table-cell>
          <table:table-cell office:value-type="float" office:value="352654" calcext:value-type="float">
            <text:p>352654</text:p>
          </table:table-cell>
          <table:table-cell office:value-type="float" office:value="1222" calcext:value-type="float">
            <text:p>1222</text:p>
          </table:table-cell>
          <table:table-cell office:value-type="float" office:value="4183" calcext:value-type="float">
            <text:p>4183</text:p>
          </table:table-cell>
          <table:table-cell office:value-type="float" office:value="445" calcext:value-type="float">
            <text:p>445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59" calcext:value-type="float">
            <text:p>959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566" calcext:value-type="float">
            <text:p>45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629" calcext:value-type="float">
            <text:p>226629</text:p>
          </table:table-cell>
          <table:table-cell office:value-type="float" office:value="221849" calcext:value-type="float">
            <text:p>221849</text:p>
          </table:table-cell>
          <table:table-cell office:value-type="float" office:value="1195" calcext:value-type="float">
            <text:p>1195</text:p>
          </table:table-cell>
          <table:table-cell office:value-type="float" office:value="3585" calcext:value-type="float">
            <text:p>3585</text:p>
          </table:table-cell>
          <table:table-cell office:value-type="float" office:value="416" calcext:value-type="float">
            <text:p>416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59" calcext:value-type="float">
            <text:p>859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974" calcext:value-type="float">
            <text:p>3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442" calcext:value-type="float">
            <text:p>238442</text:p>
          </table:table-cell>
          <table:table-cell office:value-type="float" office:value="233666" calcext:value-type="float">
            <text:p>233666</text:p>
          </table:table-cell>
          <table:table-cell office:value-type="float" office:value="1207" calcext:value-type="float">
            <text:p>1207</text:p>
          </table:table-cell>
          <table:table-cell office:value-type="float" office:value="3569" calcext:value-type="float">
            <text:p>3569</text:p>
          </table:table-cell>
          <table:table-cell office:value-type="float" office:value="436" calcext:value-type="float">
            <text:p>436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80" calcext:value-type="float">
            <text:p>880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74" calcext:value-type="float">
            <text:p>41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066" calcext:value-type="float">
            <text:p>157066</text:p>
          </table:table-cell>
          <table:table-cell office:value-type="float" office:value="152929" calcext:value-type="float">
            <text:p>152929</text:p>
          </table:table-cell>
          <table:table-cell office:value-type="float" office:value="1005" calcext:value-type="float">
            <text:p>1005</text:p>
          </table:table-cell>
          <table:table-cell office:value-type="float" office:value="3132" calcext:value-type="float">
            <text:p>3132</text:p>
          </table:table-cell>
          <table:table-cell office:value-type="float" office:value="348" calcext:value-type="float">
            <text:p>348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34" calcext:value-type="float">
            <text:p>734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537" calcext:value-type="float">
            <text:p>35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217" calcext:value-type="float">
            <text:p>357217</text:p>
          </table:table-cell>
          <table:table-cell office:value-type="float" office:value="352130" calcext:value-type="float">
            <text:p>352130</text:p>
          </table:table-cell>
          <table:table-cell office:value-type="float" office:value="1193" calcext:value-type="float">
            <text:p>1193</text:p>
          </table:table-cell>
          <table:table-cell office:value-type="float" office:value="3894" calcext:value-type="float">
            <text:p>3894</text:p>
          </table:table-cell>
          <table:table-cell office:value-type="float" office:value="413" calcext:value-type="float">
            <text:p>413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649" calcext:value-type="float">
            <text:p>1649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163" calcext:value-type="float">
            <text:p>4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207" calcext:value-type="float">
            <text:p>265207</text:p>
          </table:table-cell>
          <table:table-cell office:value-type="float" office:value="260442" calcext:value-type="float">
            <text:p>260442</text:p>
          </table:table-cell>
          <table:table-cell office:value-type="float" office:value="1169" calcext:value-type="float">
            <text:p>1169</text:p>
          </table:table-cell>
          <table:table-cell office:value-type="float" office:value="3596" calcext:value-type="float">
            <text:p>3596</text:p>
          </table:table-cell>
          <table:table-cell office:value-type="float" office:value="476" calcext:value-type="float">
            <text:p>476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854" calcext:value-type="float">
            <text:p>854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242" calcext:value-type="float">
            <text:p>42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911" calcext:value-type="float">
            <text:p>165911</text:p>
          </table:table-cell>
          <table:table-cell office:value-type="float" office:value="161500" calcext:value-type="float">
            <text:p>161500</text:p>
          </table:table-cell>
          <table:table-cell office:value-type="float" office:value="1028" calcext:value-type="float">
            <text:p>1028</text:p>
          </table:table-cell>
          <table:table-cell office:value-type="float" office:value="3383" calcext:value-type="float">
            <text:p>3383</text:p>
          </table:table-cell>
          <table:table-cell office:value-type="float" office:value="368" calcext:value-type="float">
            <text:p>368</text:p>
          </table:table-cell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780" calcext:value-type="float">
            <text:p>7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743" calcext:value-type="float">
            <text:p>37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468" calcext:value-type="float">
            <text:p>386468</text:p>
          </table:table-cell>
          <table:table-cell office:value-type="float" office:value="380374" calcext:value-type="float">
            <text:p>380374</text:p>
          </table:table-cell>
          <table:table-cell office:value-type="float" office:value="1230" calcext:value-type="float">
            <text:p>1230</text:p>
          </table:table-cell>
          <table:table-cell office:value-type="float" office:value="4864" calcext:value-type="float">
            <text:p>4864</text:p>
          </table:table-cell>
          <table:table-cell office:value-type="float" office:value="442" calcext:value-type="float">
            <text:p>442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734" calcext:value-type="float">
            <text:p>1734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05" calcext:value-type="float">
            <text:p>5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992" calcext:value-type="float">
            <text:p>316992</text:p>
          </table:table-cell>
          <table:table-cell office:value-type="float" office:value="312506" calcext:value-type="float">
            <text:p>312506</text:p>
          </table:table-cell>
          <table:table-cell office:value-type="float" office:value="1019" calcext:value-type="float">
            <text:p>1019</text:p>
          </table:table-cell>
          <table:table-cell office:value-type="float" office:value="3467" calcext:value-type="float">
            <text:p>3467</text:p>
          </table:table-cell>
          <table:table-cell office:value-type="float" office:value="803" calcext:value-type="float">
            <text:p>803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688" calcext:value-type="float">
            <text:p>1688</text:p>
          </table:table-cell>
          <table:table-cell office:value-type="float" office:value="3417" calcext:value-type="float">
            <text:p>3417</text:p>
          </table:table-cell>
          <table:table-cell office:value-type="float" office:value="1801" calcext:value-type="float">
            <text:p>1801</text:p>
          </table:table-cell>
          <table:table-cell office:value-type="float" office:value="2209" calcext:value-type="float">
            <text:p>2209</text:p>
          </table:table-cell>
          <table:table-cell office:value-type="float" office:value="4107" calcext:value-type="float">
            <text:p>41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950" calcext:value-type="float">
            <text:p>171950</text:p>
          </table:table-cell>
          <table:table-cell office:value-type="float" office:value="167239" calcext:value-type="float">
            <text:p>167239</text:p>
          </table:table-cell>
          <table:table-cell office:value-type="float" office:value="1056" calcext:value-type="float">
            <text:p>1056</text:p>
          </table:table-cell>
          <table:table-cell office:value-type="float" office:value="3655" calcext:value-type="float">
            <text:p>3655</text:p>
          </table:table-cell>
          <table:table-cell office:value-type="float" office:value="374" calcext:value-type="float">
            <text:p>37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43" calcext:value-type="float">
            <text:p>943</text:p>
          </table:table-cell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790" calcext:value-type="float">
            <text:p>37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476" calcext:value-type="float">
            <text:p>157476</text:p>
          </table:table-cell>
          <table:table-cell office:value-type="float" office:value="153305" calcext:value-type="float">
            <text:p>153305</text:p>
          </table:table-cell>
          <table:table-cell office:value-type="float" office:value="981" calcext:value-type="float">
            <text:p>981</text:p>
          </table:table-cell>
          <table:table-cell office:value-type="float" office:value="3190" calcext:value-type="float">
            <text:p>3190</text:p>
          </table:table-cell>
          <table:table-cell office:value-type="float" office:value="352" calcext:value-type="float">
            <text:p>352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62" calcext:value-type="float">
            <text:p>762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532" calcext:value-type="float">
            <text:p>35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530" calcext:value-type="float">
            <text:p>371530</text:p>
          </table:table-cell>
          <table:table-cell office:value-type="float" office:value="365245" calcext:value-type="float">
            <text:p>365245</text:p>
          </table:table-cell>
          <table:table-cell office:value-type="float" office:value="1804" calcext:value-type="float">
            <text:p>1804</text:p>
          </table:table-cell>
          <table:table-cell office:value-type="float" office:value="4481" calcext:value-type="float">
            <text:p>4481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138" calcext:value-type="float">
            <text:p>2138</text:p>
          </table:table-cell>
          <table:table-cell office:value-type="float" office:value="138" calcext:value-type="float">
            <text:p>138</text:p>
          </table:table-cell>
          <table:table-cell office:value-type="float" office:value="2073" calcext:value-type="float">
            <text:p>2073</text:p>
          </table:table-cell>
          <table:table-cell office:value-type="float" office:value="2326" calcext:value-type="float">
            <text:p>2326</text:p>
          </table:table-cell>
          <table:table-cell office:value-type="float" office:value="4605" calcext:value-type="float">
            <text:p>46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375" calcext:value-type="float">
            <text:p>246375</text:p>
          </table:table-cell>
          <table:table-cell office:value-type="float" office:value="240729" calcext:value-type="float">
            <text:p>240729</text:p>
          </table:table-cell>
          <table:table-cell office:value-type="float" office:value="1497" calcext:value-type="float">
            <text:p>1497</text:p>
          </table:table-cell>
          <table:table-cell office:value-type="float" office:value="4149" calcext:value-type="float">
            <text:p>4149</text:p>
          </table:table-cell>
          <table:table-cell office:value-type="float" office:value="420" calcext:value-type="float">
            <text:p>420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043" calcext:value-type="float">
            <text:p>1043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482" calcext:value-type="float">
            <text:p>44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085" calcext:value-type="float">
            <text:p>259085</text:p>
          </table:table-cell>
          <table:table-cell office:value-type="float" office:value="254472" calcext:value-type="float">
            <text:p>254472</text:p>
          </table:table-cell>
          <table:table-cell office:value-type="float" office:value="1185" calcext:value-type="float">
            <text:p>1185</text:p>
          </table:table-cell>
          <table:table-cell office:value-type="float" office:value="3428" calcext:value-type="float">
            <text:p>3428</text:p>
          </table:table-cell>
          <table:table-cell office:value-type="float" office:value="1326" calcext:value-type="float">
            <text:p>1326</text:p>
          </table:table-cell>
          <table:table-cell office:value-type="float" office:value="2324" calcext:value-type="float">
            <text:p>2324</text:p>
          </table:table-cell>
          <table:table-cell office:value-type="float" office:value="2322" calcext:value-type="float">
            <text:p>2322</text:p>
          </table:table-cell>
          <table:table-cell office:value-type="float" office:value="2237" calcext:value-type="float">
            <text:p>2237</text:p>
          </table:table-cell>
          <table:table-cell office:value-type="float" office:value="2238" calcext:value-type="float">
            <text:p>2238</text:p>
          </table:table-cell>
          <table:table-cell office:value-type="float" office:value="1640" calcext:value-type="float">
            <text:p>1640</text:p>
          </table:table-cell>
          <table:table-cell office:value-type="float" office:value="968" calcext:value-type="float">
            <text:p>968</text:p>
          </table:table-cell>
          <table:table-cell office:value-type="float" office:value="2004" calcext:value-type="float">
            <text:p>2004</text:p>
          </table:table-cell>
          <table:table-cell office:value-type="float" office:value="2219" calcext:value-type="float">
            <text:p>2219</text:p>
          </table:table-cell>
          <table:table-cell office:value-type="float" office:value="3728" calcext:value-type="float">
            <text:p>37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628" calcext:value-type="float">
            <text:p>389628</text:p>
          </table:table-cell>
          <table:table-cell office:value-type="float" office:value="383103" calcext:value-type="float">
            <text:p>383103</text:p>
          </table:table-cell>
          <table:table-cell office:value-type="float" office:value="1233" calcext:value-type="float">
            <text:p>1233</text:p>
          </table:table-cell>
          <table:table-cell office:value-type="float" office:value="5292" calcext:value-type="float">
            <text:p>5292</text:p>
          </table:table-cell>
          <table:table-cell office:value-type="float" office:value="562" calcext:value-type="float">
            <text:p>562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89" calcext:value-type="float">
            <text:p>1089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6568" calcext:value-type="float">
            <text:p>256568</text:p>
          </table:table-cell>
          <table:table-cell office:value-type="float" office:value="250585" calcext:value-type="float">
            <text:p>250585</text:p>
          </table:table-cell>
          <table:table-cell office:value-type="float" office:value="1102" calcext:value-type="float">
            <text:p>1102</text:p>
          </table:table-cell>
          <table:table-cell office:value-type="float" office:value="4881" calcext:value-type="float">
            <text:p>4881</text:p>
          </table:table-cell>
          <table:table-cell office:value-type="float" office:value="450" calcext:value-type="float">
            <text:p>450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386" calcext:value-type="float">
            <text:p>1386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5007" calcext:value-type="float">
            <text:p>5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629" calcext:value-type="float">
            <text:p>197629</text:p>
          </table:table-cell>
          <table:table-cell office:value-type="float" office:value="192647" calcext:value-type="float">
            <text:p>192647</text:p>
          </table:table-cell>
          <table:table-cell office:value-type="float" office:value="1282" calcext:value-type="float">
            <text:p>1282</text:p>
          </table:table-cell>
          <table:table-cell office:value-type="float" office:value="3700" calcext:value-type="float">
            <text:p>3700</text:p>
          </table:table-cell>
          <table:table-cell office:value-type="float" office:value="422" calcext:value-type="float">
            <text:p>422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41" calcext:value-type="float">
            <text:p>841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213" calcext:value-type="float">
            <text:p>42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081" calcext:value-type="float">
            <text:p>264081</text:p>
          </table:table-cell>
          <table:table-cell office:value-type="float" office:value="259351" calcext:value-type="float">
            <text:p>259351</text:p>
          </table:table-cell>
          <table:table-cell office:value-type="float" office:value="1097" calcext:value-type="float">
            <text:p>1097</text:p>
          </table:table-cell>
          <table:table-cell office:value-type="float" office:value="3633" calcext:value-type="float">
            <text:p>3633</text:p>
          </table:table-cell>
          <table:table-cell office:value-type="float" office:value="1079" calcext:value-type="float">
            <text:p>1079</text:p>
          </table:table-cell>
          <table:table-cell office:value-type="float" office:value="2323" calcext:value-type="float">
            <text:p>2323</text:p>
          </table:table-cell>
          <table:table-cell office:value-type="float" office:value="2325" calcext:value-type="float">
            <text:p>2325</text:p>
          </table:table-cell>
          <table:table-cell office:value-type="float" office:value="2232" calcext:value-type="float">
            <text:p>2232</text:p>
          </table:table-cell>
          <table:table-cell office:value-type="float" office:value="599" calcext:value-type="float">
            <text:p>599</text:p>
          </table:table-cell>
          <table:table-cell office:value-type="float" office:value="1504" calcext:value-type="float">
            <text:p>1504</text:p>
          </table:table-cell>
          <table:table-cell office:value-type="float" office:value="754" calcext:value-type="float">
            <text:p>754</text:p>
          </table:table-cell>
          <table:table-cell office:value-type="float" office:value="1981" calcext:value-type="float">
            <text:p>1981</text:p>
          </table:table-cell>
          <table:table-cell office:value-type="float" office:value="2211" calcext:value-type="float">
            <text:p>2211</text:p>
          </table:table-cell>
          <table:table-cell office:value-type="float" office:value="4192" calcext:value-type="float">
            <text:p>4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033" calcext:value-type="float">
            <text:p>344033</text:p>
          </table:table-cell>
          <table:table-cell office:value-type="float" office:value="337988" calcext:value-type="float">
            <text:p>337988</text:p>
          </table:table-cell>
          <table:table-cell office:value-type="float" office:value="1251" calcext:value-type="float">
            <text:p>1251</text:p>
          </table:table-cell>
          <table:table-cell office:value-type="float" office:value="4794" calcext:value-type="float">
            <text:p>4794</text:p>
          </table:table-cell>
          <table:table-cell office:value-type="float" office:value="478" calcext:value-type="float">
            <text:p>478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007" calcext:value-type="float">
            <text:p>1007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4899" calcext:value-type="float">
            <text:p>48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3634" calcext:value-type="float">
            <text:p>2736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193" calcext:value-type="float">
            <text:p>1193</text:p>
          </table:table-cell>
          <table:table-cell office:value-type="float" office:value="6039" calcext:value-type="float">
            <text:p>6039</text:p>
          </table:table-cell>
          <table:table-cell office:value-type="float" office:value="576" calcext:value-type="float">
            <text:p>576</text:p>
          </table:table-cell>
          <table:table-cell office:value-type="float" office:value="182" calcext:value-type="float">
            <text:p>18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295" calcext:value-type="float">
            <text:p>1295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841" calcext:value-type="float">
            <text:p>58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856" calcext:value-type="float">
            <text:p>181856</text:p>
          </table:table-cell>
          <table:table-cell office:value-type="float" office:value="177132" calcext:value-type="float">
            <text:p>177132</text:p>
          </table:table-cell>
          <table:table-cell office:value-type="float" office:value="1125" calcext:value-type="float">
            <text:p>1125</text:p>
          </table:table-cell>
          <table:table-cell office:value-type="float" office:value="3599" calcext:value-type="float">
            <text:p>3599</text:p>
          </table:table-cell>
          <table:table-cell office:value-type="float" office:value="390" calcext:value-type="float">
            <text:p>390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73" calcext:value-type="float">
            <text:p>87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932" calcext:value-type="float">
            <text:p>39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9246" calcext:value-type="float">
            <text:p>359246</text:p>
          </table:table-cell>
          <table:table-cell office:value-type="float" office:value="351934" calcext:value-type="float">
            <text:p>351934</text:p>
          </table:table-cell>
          <table:table-cell office:value-type="float" office:value="1641" calcext:value-type="float">
            <text:p>1641</text:p>
          </table:table-cell>
          <table:table-cell office:value-type="float" office:value="5671" calcext:value-type="float">
            <text:p>5671</text:p>
          </table:table-cell>
          <table:table-cell office:value-type="float" office:value="480" calcext:value-type="float">
            <text:p>480</text:p>
          </table:table-cell>
          <table:table-cell office:value-type="float" office:value="186" calcext:value-type="float">
            <text:p>18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133" calcext:value-type="float">
            <text:p>113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564" calcext:value-type="float">
            <text:p>55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308" calcext:value-type="float">
            <text:p>270308</text:p>
          </table:table-cell>
          <table:table-cell office:value-type="float" office:value="265639" calcext:value-type="float">
            <text:p>265639</text:p>
          </table:table-cell>
          <table:table-cell office:value-type="float" office:value="1301" calcext:value-type="float">
            <text:p>1301</text:p>
          </table:table-cell>
          <table:table-cell office:value-type="float" office:value="3368" calcext:value-type="float">
            <text:p>3368</text:p>
          </table:table-cell>
          <table:table-cell office:value-type="float" office:value="1933" calcext:value-type="float">
            <text:p>1933</text:p>
          </table:table-cell>
          <table:table-cell office:value-type="float" office:value="2422" calcext:value-type="float">
            <text:p>2422</text:p>
          </table:table-cell>
          <table:table-cell office:value-type="float" office:value="2444" calcext:value-type="float">
            <text:p>2444</text:p>
          </table:table-cell>
          <table:table-cell office:value-type="float" office:value="2372" calcext:value-type="float">
            <text:p>2372</text:p>
          </table:table-cell>
          <table:table-cell office:value-type="float" office:value="2347" calcext:value-type="float">
            <text:p>2347</text:p>
          </table:table-cell>
          <table:table-cell office:value-type="float" office:value="1733" calcext:value-type="float">
            <text:p>1733</text:p>
          </table:table-cell>
          <table:table-cell office:value-type="float" office:value="1065" calcext:value-type="float">
            <text:p>1065</text:p>
          </table:table-cell>
          <table:table-cell office:value-type="float" office:value="2035" calcext:value-type="float">
            <text:p>2035</text:p>
          </table:table-cell>
          <table:table-cell office:value-type="float" office:value="2245" calcext:value-type="float">
            <text:p>2245</text:p>
          </table:table-cell>
          <table:table-cell office:value-type="float" office:value="3675" calcext:value-type="float">
            <text:p>36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078" calcext:value-type="float">
            <text:p>262078</text:p>
          </table:table-cell>
          <table:table-cell office:value-type="float" office:value="257158" calcext:value-type="float">
            <text:p>257158</text:p>
          </table:table-cell>
          <table:table-cell office:value-type="float" office:value="1334" calcext:value-type="float">
            <text:p>1334</text:p>
          </table:table-cell>
          <table:table-cell office:value-type="float" office:value="3586" calcext:value-type="float">
            <text:p>3586</text:p>
          </table:table-cell>
          <table:table-cell office:value-type="float" office:value="410" calcext:value-type="float">
            <text:p>410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52" calcext:value-type="float">
            <text:p>1052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215" calcext:value-type="float">
            <text:p>42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7443" calcext:value-type="float">
            <text:p>287443</text:p>
          </table:table-cell>
          <table:table-cell office:value-type="float" office:value="282747" calcext:value-type="float">
            <text:p>282747</text:p>
          </table:table-cell>
          <table:table-cell office:value-type="float" office:value="1233" calcext:value-type="float">
            <text:p>1233</text:p>
          </table:table-cell>
          <table:table-cell office:value-type="float" office:value="3463" calcext:value-type="float">
            <text:p>3463</text:p>
          </table:table-cell>
          <table:table-cell office:value-type="float" office:value="378" calcext:value-type="float">
            <text:p>378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172" calcext:value-type="float">
            <text:p>2172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822" calcext:value-type="float">
            <text:p>3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295" calcext:value-type="float">
            <text:p>454295</text:p>
          </table:table-cell>
          <table:table-cell office:value-type="float" office:value="448145" calcext:value-type="float">
            <text:p>448145</text:p>
          </table:table-cell>
          <table:table-cell office:value-type="float" office:value="1364" calcext:value-type="float">
            <text:p>1364</text:p>
          </table:table-cell>
          <table:table-cell office:value-type="float" office:value="4786" calcext:value-type="float">
            <text:p>4786</text:p>
          </table:table-cell>
          <table:table-cell office:value-type="float" office:value="477" calcext:value-type="float">
            <text:p>477</text:p>
          </table:table-cell>
          <table:table-cell office:value-type="float" office:value="183" calcext:value-type="float">
            <text:p>18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322" calcext:value-type="float">
            <text:p>1322</text:p>
          </table:table-cell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381" calcext:value-type="float">
            <text:p>53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9859" calcext:value-type="float">
            <text:p>609859</text:p>
          </table:table-cell>
          <table:table-cell office:value-type="float" office:value="602239" calcext:value-type="float">
            <text:p>602239</text:p>
          </table:table-cell>
          <table:table-cell office:value-type="float" office:value="1866" calcext:value-type="float">
            <text:p>1866</text:p>
          </table:table-cell>
          <table:table-cell office:value-type="float" office:value="5754" calcext:value-type="float">
            <text:p>5754</text:p>
          </table:table-cell>
          <table:table-cell office:value-type="float" office:value="443" calcext:value-type="float">
            <text:p>443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3588" calcext:value-type="float">
            <text:p>43588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5823" calcext:value-type="float">
            <text:p>58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553" calcext:value-type="float">
            <text:p>471553</text:p>
          </table:table-cell>
          <table:table-cell office:value-type="float" office:value="466128" calcext:value-type="float">
            <text:p>466128</text:p>
          </table:table-cell>
          <table:table-cell office:value-type="float" office:value="1373" calcext:value-type="float">
            <text:p>1373</text:p>
          </table:table-cell>
          <table:table-cell office:value-type="float" office:value="4052" calcext:value-type="float">
            <text:p>4052</text:p>
          </table:table-cell>
          <table:table-cell office:value-type="float" office:value="380" calcext:value-type="float">
            <text:p>380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7929" calcext:value-type="float">
            <text:p>17929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4241" calcext:value-type="float">
            <text:p>42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287" calcext:value-type="float">
            <text:p>534287</text:p>
          </table:table-cell>
          <table:table-cell office:value-type="float" office:value="527501" calcext:value-type="float">
            <text:p>527501</text:p>
          </table:table-cell>
          <table:table-cell office:value-type="float" office:value="1364" calcext:value-type="float">
            <text:p>1364</text:p>
          </table:table-cell>
          <table:table-cell office:value-type="float" office:value="5422" calcext:value-type="float">
            <text:p>5422</text:p>
          </table:table-cell>
          <table:table-cell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754" calcext:value-type="float">
            <text:p>2754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326" calcext:value-type="float">
            <text:p>53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674" calcext:value-type="float">
            <text:p>542674</text:p>
          </table:table-cell>
          <table:table-cell office:value-type="float" office:value="537323" calcext:value-type="float">
            <text:p>537323</text:p>
          </table:table-cell>
          <table:table-cell office:value-type="float" office:value="1020" calcext:value-type="float">
            <text:p>1020</text:p>
          </table:table-cell>
          <table:table-cell office:value-type="float" office:value="4331" calcext:value-type="float">
            <text:p>4331</text:p>
          </table:table-cell>
          <table:table-cell office:value-type="float" office:value="394" calcext:value-type="float">
            <text:p>394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382" calcext:value-type="float">
            <text:p>1382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4553" calcext:value-type="float">
            <text:p>45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4084" calcext:value-type="float">
            <text:p>394084</text:p>
          </table:table-cell>
          <table:table-cell office:value-type="float" office:value="388485" calcext:value-type="float">
            <text:p>388485</text:p>
          </table:table-cell>
          <table:table-cell office:value-type="float" office:value="1203" calcext:value-type="float">
            <text:p>1203</text:p>
          </table:table-cell>
          <table:table-cell office:value-type="float" office:value="4396" calcext:value-type="float">
            <text:p>4396</text:p>
          </table:table-cell>
          <table:table-cell office:value-type="float" office:value="389" calcext:value-type="float">
            <text:p>389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559" calcext:value-type="float">
            <text:p>1559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327" calcext:value-type="float">
            <text:p>43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6268" calcext:value-type="float">
            <text:p>436268</text:p>
          </table:table-cell>
          <table:table-cell office:value-type="float" office:value="430034" calcext:value-type="float">
            <text:p>430034</text:p>
          </table:table-cell>
          <table:table-cell office:value-type="float" office:value="1188" calcext:value-type="float">
            <text:p>1188</text:p>
          </table:table-cell>
          <table:table-cell office:value-type="float" office:value="5046" calcext:value-type="float">
            <text:p>5046</text:p>
          </table:table-cell>
          <table:table-cell office:value-type="float" office:value="427" calcext:value-type="float">
            <text:p>427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861" calcext:value-type="float">
            <text:p>1861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4869" calcext:value-type="float">
            <text:p>48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6548" calcext:value-type="float">
            <text:p>396548</text:p>
          </table:table-cell>
          <table:table-cell office:value-type="float" office:value="390731" calcext:value-type="float">
            <text:p>390731</text:p>
          </table:table-cell>
          <table:table-cell office:value-type="float" office:value="1140" calcext:value-type="float">
            <text:p>1140</text:p>
          </table:table-cell>
          <table:table-cell office:value-type="float" office:value="4677" calcext:value-type="float">
            <text:p>4677</text:p>
          </table:table-cell>
          <table:table-cell office:value-type="float" office:value="445" calcext:value-type="float">
            <text:p>445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951" calcext:value-type="float">
            <text:p>951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129" calcext:value-type="float">
            <text:p>51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443" calcext:value-type="float">
            <text:p>312443</text:p>
          </table:table-cell>
          <table:table-cell office:value-type="float" office:value="306776" calcext:value-type="float">
            <text:p>306776</text:p>
          </table:table-cell>
          <table:table-cell office:value-type="float" office:value="1151" calcext:value-type="float">
            <text:p>1151</text:p>
          </table:table-cell>
          <table:table-cell office:value-type="float" office:value="4516" calcext:value-type="float">
            <text:p>4516</text:p>
          </table:table-cell>
          <table:table-cell office:value-type="float" office:value="425" calcext:value-type="float">
            <text:p>425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34" calcext:value-type="float">
            <text:p>2034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3521" calcext:value-type="float">
            <text:p>303521</text:p>
          </table:table-cell>
          <table:table-cell office:value-type="float" office:value="298422" calcext:value-type="float">
            <text:p>298422</text:p>
          </table:table-cell>
          <table:table-cell office:value-type="float" office:value="1018" calcext:value-type="float">
            <text:p>1018</text:p>
          </table:table-cell>
          <table:table-cell office:value-type="float" office:value="4081" calcext:value-type="float">
            <text:p>4081</text:p>
          </table:table-cell>
          <table:table-cell office:value-type="float" office:value="410" calcext:value-type="float">
            <text:p>410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557" calcext:value-type="float">
            <text:p>1557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323" calcext:value-type="float">
            <text:p>43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331" calcext:value-type="float">
            <text:p>526331</text:p>
          </table:table-cell>
          <table:table-cell office:value-type="float" office:value="520063" calcext:value-type="float">
            <text:p>520063</text:p>
          </table:table-cell>
          <table:table-cell office:value-type="float" office:value="1023" calcext:value-type="float">
            <text:p>1023</text:p>
          </table:table-cell>
          <table:table-cell office:value-type="float" office:value="5245" calcext:value-type="float">
            <text:p>5245</text:p>
          </table:table-cell>
          <table:table-cell office:value-type="float" office:value="471" calcext:value-type="float">
            <text:p>471</text:p>
          </table:table-cell>
          <table:table-cell office:value-type="float" office:value="192" calcext:value-type="float">
            <text:p>192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575" calcext:value-type="float">
            <text:p>1575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079" calcext:value-type="float">
            <text:p>70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6933" calcext:value-type="float">
            <text:p>286933</text:p>
          </table:table-cell>
          <table:table-cell office:value-type="float" office:value="282094" calcext:value-type="float">
            <text:p>282094</text:p>
          </table:table-cell>
          <table:table-cell office:value-type="float" office:value="1053" calcext:value-type="float">
            <text:p>1053</text:p>
          </table:table-cell>
          <table:table-cell office:value-type="float" office:value="3786" calcext:value-type="float">
            <text:p>3786</text:p>
          </table:table-cell>
          <table:table-cell office:value-type="float" office:value="403" calcext:value-type="float">
            <text:p>403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801" calcext:value-type="float">
            <text:p>801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909" calcext:value-type="float">
            <text:p>39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298" calcext:value-type="float">
            <text:p>202298</text:p>
          </table:table-cell>
          <table:table-cell office:value-type="float" office:value="197255" calcext:value-type="float">
            <text:p>197255</text:p>
          </table:table-cell>
          <table:table-cell office:value-type="float" office:value="1067" calcext:value-type="float">
            <text:p>1067</text:p>
          </table:table-cell>
          <table:table-cell office:value-type="float" office:value="3976" calcext:value-type="float">
            <text:p>3976</text:p>
          </table:table-cell>
          <table:table-cell office:value-type="float" office:value="397" calcext:value-type="float">
            <text:p>397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49" calcext:value-type="float">
            <text:p>849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128" calcext:value-type="float">
            <text:p>4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818" calcext:value-type="float">
            <text:p>149818</text:p>
          </table:table-cell>
          <table:table-cell office:value-type="float" office:value="145595" calcext:value-type="float">
            <text:p>145595</text:p>
          </table:table-cell>
          <table:table-cell office:value-type="float" office:value="1048" calcext:value-type="float">
            <text:p>1048</text:p>
          </table:table-cell>
          <table:table-cell office:value-type="float" office:value="3175" calcext:value-type="float">
            <text:p>3175</text:p>
          </table:table-cell>
          <table:table-cell office:value-type="float" office:value="353" calcext:value-type="float">
            <text:p>353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70" calcext:value-type="float">
            <text:p>770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9817" calcext:value-type="float">
            <text:p>2719817</text:p>
          </table:table-cell>
          <table:table-cell office:value-type="float" office:value="2713122" calcext:value-type="float">
            <text:p>2713122</text:p>
          </table:table-cell>
          <table:table-cell office:value-type="float" office:value="1124" calcext:value-type="float">
            <text:p>1124</text:p>
          </table:table-cell>
          <table:table-cell office:value-type="float" office:value="5571" calcext:value-type="float">
            <text:p>5571</text:p>
          </table:table-cell>
          <table:table-cell office:value-type="float" office:value="598" calcext:value-type="float">
            <text:p>598</text:p>
          </table:table-cell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344" calcext:value-type="float">
            <text:p>1344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5387" calcext:value-type="float">
            <text:p>53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3054" calcext:value-type="float">
            <text:p>263054</text:p>
          </table:table-cell>
          <table:table-cell office:value-type="float" office:value="257505" calcext:value-type="float">
            <text:p>257505</text:p>
          </table:table-cell>
          <table:table-cell office:value-type="float" office:value="1061" calcext:value-type="float">
            <text:p>1061</text:p>
          </table:table-cell>
          <table:table-cell office:value-type="float" office:value="4488" calcext:value-type="float">
            <text:p>4488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4452" calcext:value-type="float">
            <text:p>44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121" calcext:value-type="float">
            <text:p>146121</text:p>
          </table:table-cell>
          <table:table-cell office:value-type="float" office:value="141937" calcext:value-type="float">
            <text:p>141937</text:p>
          </table:table-cell>
          <table:table-cell office:value-type="float" office:value="980" calcext:value-type="float">
            <text:p>980</text:p>
          </table:table-cell>
          <table:table-cell office:value-type="float" office:value="3204" calcext:value-type="float">
            <text:p>3204</text:p>
          </table:table-cell>
          <table:table-cell office:value-type="float" office:value="349" calcext:value-type="float">
            <text:p>349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08" calcext:value-type="float">
            <text:p>708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534" calcext:value-type="float">
            <text:p>35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43309" calcext:value-type="float">
            <text:p>2943309</text:p>
          </table:table-cell>
          <table:table-cell office:value-type="float" office:value="2936679" calcext:value-type="float">
            <text:p>2936679</text:p>
          </table:table-cell>
          <table:table-cell office:value-type="float" office:value="1154" calcext:value-type="float">
            <text:p>1154</text:p>
          </table:table-cell>
          <table:table-cell office:value-type="float" office:value="5476" calcext:value-type="float">
            <text:p>5476</text:p>
          </table:table-cell>
          <table:table-cell office:value-type="float" office:value="1127" calcext:value-type="float">
            <text:p>1127</text:p>
          </table:table-cell>
          <table:table-cell office:value-type="float" office:value="2418" calcext:value-type="float">
            <text:p>2418</text:p>
          </table:table-cell>
          <table:table-cell office:value-type="float" office:value="1749" calcext:value-type="float">
            <text:p>1749</text:p>
          </table:table-cell>
          <table:table-cell office:value-type="float" office:value="1861" calcext:value-type="float">
            <text:p>1861</text:p>
          </table:table-cell>
          <table:table-cell office:value-type="float" office:value="1871" calcext:value-type="float">
            <text:p>1871</text:p>
          </table:table-cell>
          <table:table-cell office:value-type="float" office:value="7849" calcext:value-type="float">
            <text:p>7849</text:p>
          </table:table-cell>
          <table:table-cell office:value-type="float" office:value="1628" calcext:value-type="float">
            <text:p>1628</text:p>
          </table:table-cell>
          <table:table-cell office:value-type="float" office:value="231" calcext:value-type="float">
            <text:p>231</text:p>
          </table:table-cell>
          <table:table-cell office:value-type="float" office:value="2352" calcext:value-type="float">
            <text:p>2352</text:p>
          </table:table-cell>
          <table:table-cell office:value-type="float" office:value="2565" calcext:value-type="float">
            <text:p>25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0620" calcext:value-type="float">
            <text:p>3410620</text:p>
          </table:table-cell>
          <table:table-cell office:value-type="float" office:value="3406095" calcext:value-type="float">
            <text:p>3406095</text:p>
          </table:table-cell>
          <table:table-cell office:value-type="float" office:value="1159" calcext:value-type="float">
            <text:p>1159</text:p>
          </table:table-cell>
          <table:table-cell office:value-type="float" office:value="3366" calcext:value-type="float">
            <text:p>3366</text:p>
          </table:table-cell>
          <table:table-cell office:value-type="float" office:value="364" calcext:value-type="float">
            <text:p>364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77" calcext:value-type="float">
            <text:p>187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149771" calcext:value-type="float">
            <text:p>149771</text:p>
          </table:table-cell>
          <table:table-cell office:value-type="float" office:value="920" calcext:value-type="float">
            <text:p>920</text:p>
          </table:table-cell>
          <table:table-cell office:value-type="float" office:value="3168" calcext:value-type="float">
            <text:p>3168</text:p>
          </table:table-cell>
          <table:table-cell office:value-type="float" office:value="376" calcext:value-type="float">
            <text:p>376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751" calcext:value-type="float">
            <text:p>751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542" calcext:value-type="float">
            <text:p>35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473" calcext:value-type="float">
            <text:p>196473</text:p>
          </table:table-cell>
          <table:table-cell office:value-type="float" office:value="191079" calcext:value-type="float">
            <text:p>191079</text:p>
          </table:table-cell>
          <table:table-cell office:value-type="float" office:value="1504" calcext:value-type="float">
            <text:p>1504</text:p>
          </table:table-cell>
          <table:table-cell office:value-type="float" office:value="3890" calcext:value-type="float">
            <text:p>3890</text:p>
          </table:table-cell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844" calcext:value-type="float">
            <text:p>844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276" calcext:value-type="float">
            <text:p>42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930" calcext:value-type="float">
            <text:p>149930</text:p>
          </table:table-cell>
          <table:table-cell office:value-type="float" office:value="145732" calcext:value-type="float">
            <text:p>145732</text:p>
          </table:table-cell>
          <table:table-cell office:value-type="float" office:value="982" calcext:value-type="float">
            <text:p>982</text:p>
          </table:table-cell>
          <table:table-cell office:value-type="float" office:value="3216" calcext:value-type="float">
            <text:p>3216</text:p>
          </table:table-cell>
          <table:table-cell office:value-type="float" office:value="360" calcext:value-type="float">
            <text:p>360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178" calcext:value-type="float">
            <text:p>1178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596" calcext:value-type="float">
            <text:p>35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2450" calcext:value-type="float">
            <text:p>242450</text:p>
          </table:table-cell>
          <table:table-cell office:value-type="float" office:value="236695" calcext:value-type="float">
            <text:p>236695</text:p>
          </table:table-cell>
          <table:table-cell office:value-type="float" office:value="1424" calcext:value-type="float">
            <text:p>1424</text:p>
          </table:table-cell>
          <table:table-cell office:value-type="float" office:value="4331" calcext:value-type="float">
            <text:p>4331</text:p>
          </table:table-cell>
          <table:table-cell office:value-type="float" office:value="441" calcext:value-type="float">
            <text:p>441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063" calcext:value-type="float">
            <text:p>1063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558" calcext:value-type="float">
            <text:p>45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840" calcext:value-type="float">
            <text:p>156840</text:p>
          </table:table-cell>
          <table:table-cell office:value-type="float" office:value="152663" calcext:value-type="float">
            <text:p>152663</text:p>
          </table:table-cell>
          <table:table-cell office:value-type="float" office:value="999" calcext:value-type="float">
            <text:p>999</text:p>
          </table:table-cell>
          <table:table-cell office:value-type="float" office:value="3178" calcext:value-type="float">
            <text:p>3178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72" calcext:value-type="float">
            <text:p>772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525" calcext:value-type="float">
            <text:p>3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053" calcext:value-type="float">
            <text:p>178053</text:p>
          </table:table-cell>
          <table:table-cell office:value-type="float" office:value="173408" calcext:value-type="float">
            <text:p>173408</text:p>
          </table:table-cell>
          <table:table-cell office:value-type="float" office:value="934" calcext:value-type="float">
            <text:p>934</text:p>
          </table:table-cell>
          <table:table-cell office:value-type="float" office:value="3711" calcext:value-type="float">
            <text:p>3711</text:p>
          </table:table-cell>
          <table:table-cell office:value-type="float" office:value="366" calcext:value-type="float">
            <text:p>366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28" calcext:value-type="float">
            <text:p>828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839" calcext:value-type="float">
            <text:p>3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461" calcext:value-type="float">
            <text:p>176461</text:p>
          </table:table-cell>
          <table:table-cell office:value-type="float" office:value="172254" calcext:value-type="float">
            <text:p>172254</text:p>
          </table:table-cell>
          <table:table-cell office:value-type="float" office:value="1010" calcext:value-type="float">
            <text:p>1010</text:p>
          </table:table-cell>
          <table:table-cell office:value-type="float" office:value="3197" calcext:value-type="float">
            <text:p>3197</text:p>
          </table:table-cell>
          <table:table-cell office:value-type="float" office:value="352" calcext:value-type="float">
            <text:p>352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498" calcext:value-type="float">
            <text:p>3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237" calcext:value-type="float">
            <text:p>180237</text:p>
          </table:table-cell>
          <table:table-cell office:value-type="float" office:value="175642" calcext:value-type="float">
            <text:p>175642</text:p>
          </table:table-cell>
          <table:table-cell office:value-type="float" office:value="1018" calcext:value-type="float">
            <text:p>1018</text:p>
          </table:table-cell>
          <table:table-cell office:value-type="float" office:value="3577" calcext:value-type="float">
            <text:p>3577</text:p>
          </table:table-cell>
          <table:table-cell office:value-type="float" office:value="427" calcext:value-type="float">
            <text:p>427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57" calcext:value-type="float">
            <text:p>857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821" calcext:value-type="float">
            <text:p>3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391" calcext:value-type="float">
            <text:p>223391</text:p>
          </table:table-cell>
          <table:table-cell office:value-type="float" office:value="218576" calcext:value-type="float">
            <text:p>218576</text:p>
          </table:table-cell>
          <table:table-cell office:value-type="float" office:value="1175" calcext:value-type="float">
            <text:p>1175</text:p>
          </table:table-cell>
          <table:table-cell office:value-type="float" office:value="3640" calcext:value-type="float">
            <text:p>3640</text:p>
          </table:table-cell>
          <table:table-cell office:value-type="float" office:value="498" calcext:value-type="float">
            <text:p>498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97" calcext:value-type="float">
            <text:p>997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133" calcext:value-type="float">
            <text:p>4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227" calcext:value-type="float">
            <text:p>314227</text:p>
          </table:table-cell>
          <table:table-cell office:value-type="float" office:value="308453" calcext:value-type="float">
            <text:p>308453</text:p>
          </table:table-cell>
          <table:table-cell office:value-type="float" office:value="1079" calcext:value-type="float">
            <text:p>1079</text:p>
          </table:table-cell>
          <table:table-cell office:value-type="float" office:value="4695" calcext:value-type="float">
            <text:p>4695</text:p>
          </table:table-cell>
          <table:table-cell office:value-type="float" office:value="2131" calcext:value-type="float">
            <text:p>2131</text:p>
          </table:table-cell>
          <table:table-cell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488" calcext:value-type="float">
            <text:p>7488</text:p>
          </table:table-cell>
          <table:table-cell office:value-type="float" office:value="2115" calcext:value-type="float">
            <text:p>211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178" calcext:value-type="float">
            <text:p>51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619" calcext:value-type="float">
            <text:p>181619</text:p>
          </table:table-cell>
          <table:table-cell office:value-type="float" office:value="176918" calcext:value-type="float">
            <text:p>176918</text:p>
          </table:table-cell>
          <table:table-cell office:value-type="float" office:value="1102" calcext:value-type="float">
            <text:p>1102</text:p>
          </table:table-cell>
          <table:table-cell office:value-type="float" office:value="3599" calcext:value-type="float">
            <text:p>3599</text:p>
          </table:table-cell>
          <table:table-cell office:value-type="float" office:value="369" calcext:value-type="float">
            <text:p>369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81" calcext:value-type="float">
            <text:p>781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229" calcext:value-type="float">
            <text:p>179229</text:p>
          </table:table-cell>
          <table:table-cell office:value-type="float" office:value="174254" calcext:value-type="float">
            <text:p>174254</text:p>
          </table:table-cell>
          <table:table-cell office:value-type="float" office:value="1038" calcext:value-type="float">
            <text:p>1038</text:p>
          </table:table-cell>
          <table:table-cell office:value-type="float" office:value="3937" calcext:value-type="float">
            <text:p>3937</text:p>
          </table:table-cell>
          <table:table-cell office:value-type="float" office:value="369" calcext:value-type="float">
            <text:p>369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43" calcext:value-type="float">
            <text:p>843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034" calcext:value-type="float">
            <text:p>40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3294" calcext:value-type="float">
            <text:p>243294</text:p>
          </table:table-cell>
          <table:table-cell office:value-type="float" office:value="237940" calcext:value-type="float">
            <text:p>237940</text:p>
          </table:table-cell>
          <table:table-cell office:value-type="float" office:value="1467" calcext:value-type="float">
            <text:p>1467</text:p>
          </table:table-cell>
          <table:table-cell office:value-type="float" office:value="3887" calcext:value-type="float">
            <text:p>3887</text:p>
          </table:table-cell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925" calcext:value-type="float">
            <text:p>925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132" calcext:value-type="float">
            <text:p>4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663" calcext:value-type="float">
            <text:p>261663</text:p>
          </table:table-cell>
          <table:table-cell office:value-type="float" office:value="254165" calcext:value-type="float">
            <text:p>254165</text:p>
          </table:table-cell>
          <table:table-cell office:value-type="float" office:value="1229" calcext:value-type="float">
            <text:p>1229</text:p>
          </table:table-cell>
          <table:table-cell office:value-type="float" office:value="6269" calcext:value-type="float">
            <text:p>6269</text:p>
          </table:table-cell>
          <table:table-cell office:value-type="float" office:value="650" calcext:value-type="float">
            <text:p>650</text:p>
          </table:table-cell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231" calcext:value-type="float">
            <text:p>1231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5880" calcext:value-type="float">
            <text:p>58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764" calcext:value-type="float">
            <text:p>165764</text:p>
          </table:table-cell>
          <table:table-cell office:value-type="float" office:value="161137" calcext:value-type="float">
            <text:p>161137</text:p>
          </table:table-cell>
          <table:table-cell office:value-type="float" office:value="1070" calcext:value-type="float">
            <text:p>1070</text:p>
          </table:table-cell>
          <table:table-cell office:value-type="float" office:value="3557" calcext:value-type="float">
            <text:p>3557</text:p>
          </table:table-cell>
          <table:table-cell office:value-type="float" office:value="367" calcext:value-type="float">
            <text:p>367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4" calcext:value-type="float">
            <text:p>804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765" calcext:value-type="float">
            <text:p>37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034" calcext:value-type="float">
            <text:p>179034</text:p>
          </table:table-cell>
          <table:table-cell office:value-type="float" office:value="174102" calcext:value-type="float">
            <text:p>174102</text:p>
          </table:table-cell>
          <table:table-cell office:value-type="float" office:value="1043" calcext:value-type="float">
            <text:p>1043</text:p>
          </table:table-cell>
          <table:table-cell office:value-type="float" office:value="3889" calcext:value-type="float">
            <text:p>3889</text:p>
          </table:table-cell>
          <table:table-cell office:value-type="float" office:value="457" calcext:value-type="float">
            <text:p>457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68" calcext:value-type="float">
            <text:p>868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135" calcext:value-type="float">
            <text:p>4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7134" calcext:value-type="float">
            <text:p>187134</text:p>
          </table:table-cell>
          <table:table-cell office:value-type="float" office:value="181947" calcext:value-type="float">
            <text:p>181947</text:p>
          </table:table-cell>
          <table:table-cell office:value-type="float" office:value="1260" calcext:value-type="float">
            <text:p>1260</text:p>
          </table:table-cell>
          <table:table-cell office:value-type="float" office:value="3927" calcext:value-type="float">
            <text:p>3927</text:p>
          </table:table-cell>
          <table:table-cell office:value-type="float" office:value="420" calcext:value-type="float">
            <text:p>420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50" calcext:value-type="float">
            <text:p>850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355" calcext:value-type="float">
            <text:p>43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666" calcext:value-type="float">
            <text:p>170666</text:p>
          </table:table-cell>
          <table:table-cell office:value-type="float" office:value="166151" calcext:value-type="float">
            <text:p>166151</text:p>
          </table:table-cell>
          <table:table-cell office:value-type="float" office:value="1164" calcext:value-type="float">
            <text:p>1164</text:p>
          </table:table-cell>
          <table:table-cell office:value-type="float" office:value="3351" calcext:value-type="float">
            <text:p>3351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26" calcext:value-type="float">
            <text:p>826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635" calcext:value-type="float">
            <text:p>36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591" calcext:value-type="float">
            <text:p>205591</text:p>
          </table:table-cell>
          <table:table-cell office:value-type="float" office:value="200936" calcext:value-type="float">
            <text:p>200936</text:p>
          </table:table-cell>
          <table:table-cell office:value-type="float" office:value="1040" calcext:value-type="float">
            <text:p>1040</text:p>
          </table:table-cell>
          <table:table-cell office:value-type="float" office:value="3615" calcext:value-type="float">
            <text:p>3615</text:p>
          </table:table-cell>
          <table:table-cell office:value-type="float" office:value="388" calcext:value-type="float">
            <text:p>388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67" calcext:value-type="float">
            <text:p>867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935" calcext:value-type="float">
            <text:p>39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924" calcext:value-type="float">
            <text:p>182924</text:p>
          </table:table-cell>
          <table:table-cell office:value-type="float" office:value="178233" calcext:value-type="float">
            <text:p>178233</text:p>
          </table:table-cell>
          <table:table-cell office:value-type="float" office:value="1240" calcext:value-type="float">
            <text:p>1240</text:p>
          </table:table-cell>
          <table:table-cell office:value-type="float" office:value="3451" calcext:value-type="float">
            <text:p>3451</text:p>
          </table:table-cell>
          <table:table-cell office:value-type="float" office:value="418" calcext:value-type="float">
            <text:p>418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75" calcext:value-type="float">
            <text:p>875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909" calcext:value-type="float">
            <text:p>39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float" office:value="245452" calcext:value-type="float">
            <text:p>245452</text:p>
          </table:table-cell>
          <table:table-cell office:value-type="float" office:value="1235" calcext:value-type="float">
            <text:p>1235</text:p>
          </table:table-cell>
          <table:table-cell office:value-type="float" office:value="3573" calcext:value-type="float">
            <text:p>3573</text:p>
          </table:table-cell>
          <table:table-cell office:value-type="float" office:value="2141" calcext:value-type="float">
            <text:p>2141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710" calcext:value-type="float">
            <text:p>6710</text:p>
          </table:table-cell>
          <table:table-cell office:value-type="float" office:value="1415" calcext:value-type="float">
            <text:p>141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162" calcext:value-type="float">
            <text:p>41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148" calcext:value-type="float">
            <text:p>161148</text:p>
          </table:table-cell>
          <table:table-cell office:value-type="float" office:value="156760" calcext:value-type="float">
            <text:p>156760</text:p>
          </table:table-cell>
          <table:table-cell office:value-type="float" office:value="959" calcext:value-type="float">
            <text:p>959</text:p>
          </table:table-cell>
          <table:table-cell office:value-type="float" office:value="3429" calcext:value-type="float">
            <text:p>3429</text:p>
          </table:table-cell>
          <table:table-cell office:value-type="float" office:value="364" calcext:value-type="float">
            <text:p>364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723" calcext:value-type="float">
            <text:p>37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121" calcext:value-type="float">
            <text:p>179121</text:p>
          </table:table-cell>
          <table:table-cell office:value-type="float" office:value="174175" calcext:value-type="float">
            <text:p>174175</text:p>
          </table:table-cell>
          <table:table-cell office:value-type="float" office:value="1019" calcext:value-type="float">
            <text:p>1019</text:p>
          </table:table-cell>
          <table:table-cell office:value-type="float" office:value="3927" calcext:value-type="float">
            <text:p>3927</text:p>
          </table:table-cell>
          <table:table-cell office:value-type="float" office:value="371" calcext:value-type="float">
            <text:p>371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59" calcext:value-type="float">
            <text:p>859</text:p>
          </table:table-cell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047" calcext:value-type="float">
            <text:p>40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998" calcext:value-type="float">
            <text:p>329998</text:p>
          </table:table-cell>
          <table:table-cell office:value-type="float" office:value="324226" calcext:value-type="float">
            <text:p>324226</text:p>
          </table:table-cell>
          <table:table-cell office:value-type="float" office:value="1185" calcext:value-type="float">
            <text:p>1185</text:p>
          </table:table-cell>
          <table:table-cell office:value-type="float" office:value="4587" calcext:value-type="float">
            <text:p>4587</text:p>
          </table:table-cell>
          <table:table-cell office:value-type="float" office:value="404" calcext:value-type="float">
            <text:p>404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168" calcext:value-type="float">
            <text:p>116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651" calcext:value-type="float">
            <text:p>46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3240" calcext:value-type="float">
            <text:p>343240</text:p>
          </table:table-cell>
          <table:table-cell office:value-type="float" office:value="337694" calcext:value-type="float">
            <text:p>337694</text:p>
          </table:table-cell>
          <table:table-cell office:value-type="float" office:value="1119" calcext:value-type="float">
            <text:p>1119</text:p>
          </table:table-cell>
          <table:table-cell office:value-type="float" office:value="4427" calcext:value-type="float">
            <text:p>4427</text:p>
          </table:table-cell>
          <table:table-cell office:value-type="float" office:value="2505" calcext:value-type="float">
            <text:p>2505</text:p>
          </table:table-cell>
          <table:table-cell office:value-type="float" office:value="2406" calcext:value-type="float">
            <text:p>2406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243" calcext:value-type="float">
            <text:p>2243</text:p>
          </table:table-cell>
          <table:table-cell office:value-type="float" office:value="1430" calcext:value-type="float">
            <text:p>1430</text:p>
          </table:table-cell>
          <table:table-cell office:value-type="float" office:value="684" calcext:value-type="float">
            <text:p>684</text:p>
          </table:table-cell>
          <table:table-cell office:value-type="float" office:value="1941" calcext:value-type="float">
            <text:p>1941</text:p>
          </table:table-cell>
          <table:table-cell office:value-type="float" office:value="2220" calcext:value-type="float">
            <text:p>2220</text:p>
          </table:table-cell>
          <table:table-cell office:value-type="float" office:value="4516" calcext:value-type="float">
            <text:p>45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927" calcext:value-type="float">
            <text:p>276927</text:p>
          </table:table-cell>
          <table:table-cell office:value-type="float" office:value="271539" calcext:value-type="float">
            <text:p>271539</text:p>
          </table:table-cell>
          <table:table-cell office:value-type="float" office:value="1006" calcext:value-type="float">
            <text:p>1006</text:p>
          </table:table-cell>
          <table:table-cell office:value-type="float" office:value="4382" calcext:value-type="float">
            <text:p>4382</text:p>
          </table:table-cell>
          <table:table-cell office:value-type="float" office:value="462" calcext:value-type="float">
            <text:p>462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236" calcext:value-type="float">
            <text:p>2236</text:p>
          </table:table-cell>
          <table:table-cell office:value-type="float" office:value="2237" calcext:value-type="float">
            <text:p>2237</text:p>
          </table:table-cell>
          <table:table-cell office:value-type="float" office:value="1458" calcext:value-type="float">
            <text:p>1458</text:p>
          </table:table-cell>
          <table:table-cell office:value-type="float" office:value="684" calcext:value-type="float">
            <text:p>684</text:p>
          </table:table-cell>
          <table:table-cell office:value-type="float" office:value="1927" calcext:value-type="float">
            <text:p>1927</text:p>
          </table:table-cell>
          <table:table-cell office:value-type="float" office:value="2215" calcext:value-type="float">
            <text:p>2215</text:p>
          </table:table-cell>
          <table:table-cell office:value-type="float" office:value="4303" calcext:value-type="float">
            <text:p>43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414" calcext:value-type="float">
            <text:p>268414</text:p>
          </table:table-cell>
          <table:table-cell office:value-type="float" office:value="263182" calcext:value-type="float">
            <text:p>263182</text:p>
          </table:table-cell>
          <table:table-cell office:value-type="float" office:value="1540" calcext:value-type="float">
            <text:p>1540</text:p>
          </table:table-cell>
          <table:table-cell office:value-type="float" office:value="3692" calcext:value-type="float">
            <text:p>3692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2319" calcext:value-type="float">
            <text:p>2319</text:p>
          </table:table-cell>
          <table:table-cell office:value-type="float" office:value="2235" calcext:value-type="float">
            <text:p>2235</text:p>
          </table:table-cell>
          <table:table-cell office:value-type="float" office:value="2234" calcext:value-type="float">
            <text:p>2234</text:p>
          </table:table-cell>
          <table:table-cell office:value-type="float" office:value="1496" calcext:value-type="float">
            <text:p>1496</text:p>
          </table:table-cell>
          <table:table-cell office:value-type="float" office:value="767" calcext:value-type="float">
            <text:p>767</text:p>
          </table:table-cell>
          <table:table-cell office:value-type="float" office:value="1986" calcext:value-type="float">
            <text:p>1986</text:p>
          </table:table-cell>
          <table:table-cell office:value-type="float" office:value="2214" calcext:value-type="float">
            <text:p>2214</text:p>
          </table:table-cell>
          <table:table-cell office:value-type="float" office:value="4174" calcext:value-type="float">
            <text:p>41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009" calcext:value-type="float">
            <text:p>257009</text:p>
          </table:table-cell>
          <table:table-cell office:value-type="float" office:value="251261" calcext:value-type="float">
            <text:p>251261</text:p>
          </table:table-cell>
          <table:table-cell office:value-type="float" office:value="1037" calcext:value-type="float">
            <text:p>1037</text:p>
          </table:table-cell>
          <table:table-cell office:value-type="float" office:value="4711" calcext:value-type="float">
            <text:p>4711</text:p>
          </table:table-cell>
          <table:table-cell office:value-type="float" office:value="598" calcext:value-type="float">
            <text:p>598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971" calcext:value-type="float">
            <text:p>971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040" calcext:value-type="float">
            <text:p>50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4550" calcext:value-type="float">
            <text:p>244550</text:p>
          </table:table-cell>
          <table:table-cell office:value-type="float" office:value="239374" calcext:value-type="float">
            <text:p>239374</text:p>
          </table:table-cell>
          <table:table-cell office:value-type="float" office:value="1458" calcext:value-type="float">
            <text:p>1458</text:p>
          </table:table-cell>
          <table:table-cell office:value-type="float" office:value="3718" calcext:value-type="float">
            <text:p>3718</text:p>
          </table:table-cell>
          <table:table-cell office:value-type="float" office:value="424" calcext:value-type="float">
            <text:p>424</text:p>
          </table:table-cell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497" calcext:value-type="float">
            <text:p>1497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244" calcext:value-type="float">
            <text:p>42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525" calcext:value-type="float">
            <text:p>432525</text:p>
          </table:table-cell>
          <table:table-cell office:value-type="float" office:value="422662" calcext:value-type="float">
            <text:p>422662</text:p>
          </table:table-cell>
          <table:table-cell office:value-type="float" office:value="1257" calcext:value-type="float">
            <text:p>1257</text:p>
          </table:table-cell>
          <table:table-cell office:value-type="float" office:value="8606" calcext:value-type="float">
            <text:p>8606</text:p>
          </table:table-cell>
          <table:table-cell office:value-type="float" office:value="465" calcext:value-type="float">
            <text:p>465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839" calcext:value-type="float">
            <text:p>2839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8452" calcext:value-type="float">
            <text:p>84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694" calcext:value-type="float">
            <text:p>502694</text:p>
          </table:table-cell>
          <table:table-cell office:value-type="float" office:value="494551" calcext:value-type="float">
            <text:p>494551</text:p>
          </table:table-cell>
          <table:table-cell office:value-type="float" office:value="1873" calcext:value-type="float">
            <text:p>1873</text:p>
          </table:table-cell>
          <table:table-cell office:value-type="float" office:value="6270" calcext:value-type="float">
            <text:p>6270</text:p>
          </table:table-cell>
          <table:table-cell office:value-type="float" office:value="608" calcext:value-type="float">
            <text:p>608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462" calcext:value-type="float">
            <text:p>1462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245" calcext:value-type="float">
            <text:p>62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001" calcext:value-type="float">
            <text:p>354001</text:p>
          </table:table-cell>
          <table:table-cell office:value-type="float" office:value="347350" calcext:value-type="float">
            <text:p>347350</text:p>
          </table:table-cell>
          <table:table-cell office:value-type="float" office:value="1640" calcext:value-type="float">
            <text:p>1640</text:p>
          </table:table-cell>
          <table:table-cell office:value-type="float" office:value="5011" calcext:value-type="float">
            <text:p>5011</text:p>
          </table:table-cell>
          <table:table-cell office:value-type="float" office:value="545" calcext:value-type="float">
            <text:p>545</text:p>
          </table:table-cell>
          <table:table-cell office:value-type="float" office:value="186" calcext:value-type="float">
            <text:p>186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517" calcext:value-type="float">
            <text:p>1517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218" calcext:value-type="float">
            <text:p>5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446" calcext:value-type="float">
            <text:p>286446</text:p>
          </table:table-cell>
          <table:table-cell office:value-type="float" office:value="280522" calcext:value-type="float">
            <text:p>280522</text:p>
          </table:table-cell>
          <table:table-cell office:value-type="float" office:value="1309" calcext:value-type="float">
            <text:p>1309</text:p>
          </table:table-cell>
          <table:table-cell office:value-type="float" office:value="4615" calcext:value-type="float">
            <text:p>4615</text:p>
          </table:table-cell>
          <table:table-cell office:value-type="float" office:value="452" calcext:value-type="float">
            <text:p>452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648" calcext:value-type="float">
            <text:p>1648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872" calcext:value-type="float">
            <text:p>48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2323" calcext:value-type="float">
            <text:p>352323</text:p>
          </table:table-cell>
          <table:table-cell office:value-type="float" office:value="346989" calcext:value-type="float">
            <text:p>346989</text:p>
          </table:table-cell>
          <table:table-cell office:value-type="float" office:value="1264" calcext:value-type="float">
            <text:p>1264</text:p>
          </table:table-cell>
          <table:table-cell office:value-type="float" office:value="4070" calcext:value-type="float">
            <text:p>4070</text:p>
          </table:table-cell>
          <table:table-cell office:value-type="float" office:value="447" calcext:value-type="float">
            <text:p>447</text:p>
          </table:table-cell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5053" calcext:value-type="float">
            <text:p>15053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4136" calcext:value-type="float">
            <text:p>4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7490" calcext:value-type="float">
            <text:p>567490</text:p>
          </table:table-cell>
          <table:table-cell office:value-type="float" office:value="561389" calcext:value-type="float">
            <text:p>561389</text:p>
          </table:table-cell>
          <table:table-cell office:value-type="float" office:value="1317" calcext:value-type="float">
            <text:p>1317</text:p>
          </table:table-cell>
          <table:table-cell office:value-type="float" office:value="4784" calcext:value-type="float">
            <text:p>4784</text:p>
          </table:table-cell>
          <table:table-cell office:value-type="float" office:value="443" calcext:value-type="float">
            <text:p>443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067" calcext:value-type="float">
            <text:p>1067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5001" calcext:value-type="float">
            <text:p>5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158" calcext:value-type="float">
            <text:p>223158</text:p>
          </table:table-cell>
          <table:table-cell office:value-type="float" office:value="218424" calcext:value-type="float">
            <text:p>218424</text:p>
          </table:table-cell>
          <table:table-cell office:value-type="float" office:value="1415" calcext:value-type="float">
            <text:p>1415</text:p>
          </table:table-cell>
          <table:table-cell office:value-type="float" office:value="3319" calcext:value-type="float">
            <text:p>3319</text:p>
          </table:table-cell>
          <table:table-cell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82" calcext:value-type="float">
            <text:p>882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632" calcext:value-type="float">
            <text:p>36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238" calcext:value-type="float">
            <text:p>213238</text:p>
          </table:table-cell>
          <table:table-cell office:value-type="float" office:value="208626" calcext:value-type="float">
            <text:p>208626</text:p>
          </table:table-cell>
          <table:table-cell office:value-type="float" office:value="1037" calcext:value-type="float">
            <text:p>1037</text:p>
          </table:table-cell>
          <table:table-cell office:value-type="float" office:value="3575" calcext:value-type="float">
            <text:p>3575</text:p>
          </table:table-cell>
          <table:table-cell office:value-type="float" office:value="419" calcext:value-type="float">
            <text:p>419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864" calcext:value-type="float">
            <text:p>864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127" calcext:value-type="float">
            <text:p>41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538" calcext:value-type="float">
            <text:p>322538</text:p>
          </table:table-cell>
          <table:table-cell office:value-type="float" office:value="317456" calcext:value-type="float">
            <text:p>317456</text:p>
          </table:table-cell>
          <table:table-cell office:value-type="float" office:value="1417" calcext:value-type="float">
            <text:p>1417</text:p>
          </table:table-cell>
          <table:table-cell office:value-type="float" office:value="3665" calcext:value-type="float">
            <text:p>3665</text:p>
          </table:table-cell>
          <table:table-cell office:value-type="float" office:value="1349" calcext:value-type="float">
            <text:p>1349</text:p>
          </table:table-cell>
          <table:table-cell office:value-type="float" office:value="2322" calcext:value-type="float">
            <text:p>2322</text:p>
          </table:table-cell>
          <table:table-cell office:value-type="float" office:value="2325" calcext:value-type="float">
            <text:p>2325</text:p>
          </table:table-cell>
          <table:table-cell office:value-type="float" office:value="2245" calcext:value-type="float">
            <text:p>2245</text:p>
          </table:table-cell>
          <table:table-cell office:value-type="float" office:value="2242" calcext:value-type="float">
            <text:p>2242</text:p>
          </table:table-cell>
          <table:table-cell office:value-type="float" office:value="1551" calcext:value-type="float">
            <text:p>1551</text:p>
          </table:table-cell>
          <table:table-cell office:value-type="float" office:value="868" calcext:value-type="float">
            <text:p>868</text:p>
          </table:table-cell>
          <table:table-cell office:value-type="float" office:value="1997" calcext:value-type="float">
            <text:p>1997</text:p>
          </table:table-cell>
          <table:table-cell office:value-type="float" office:value="2223" calcext:value-type="float">
            <text:p>2223</text:p>
          </table:table-cell>
          <table:table-cell office:value-type="float" office:value="3970" calcext:value-type="float">
            <text:p>39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938" calcext:value-type="float">
            <text:p>383938</text:p>
          </table:table-cell>
          <table:table-cell office:value-type="float" office:value="378401" calcext:value-type="float">
            <text:p>378401</text:p>
          </table:table-cell>
          <table:table-cell office:value-type="float" office:value="1135" calcext:value-type="float">
            <text:p>1135</text:p>
          </table:table-cell>
          <table:table-cell office:value-type="float" office:value="4402" calcext:value-type="float">
            <text:p>4402</text:p>
          </table:table-cell>
          <table:table-cell office:value-type="float" office:value="582" calcext:value-type="float">
            <text:p>582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61" calcext:value-type="float">
            <text:p>1061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891" calcext:value-type="float">
            <text:p>48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379" calcext:value-type="float">
            <text:p>185379</text:p>
          </table:table-cell>
          <table:table-cell office:value-type="float" office:value="180309" calcext:value-type="float">
            <text:p>180309</text:p>
          </table:table-cell>
          <table:table-cell office:value-type="float" office:value="1003" calcext:value-type="float">
            <text:p>1003</text:p>
          </table:table-cell>
          <table:table-cell office:value-type="float" office:value="4067" calcext:value-type="float">
            <text:p>4067</text:p>
          </table:table-cell>
          <table:table-cell office:value-type="float" office:value="381" calcext:value-type="float">
            <text:p>381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181" calcext:value-type="float">
            <text:p>41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665" calcext:value-type="float">
            <text:p>349665</text:p>
          </table:table-cell>
          <table:table-cell office:value-type="float" office:value="344836" calcext:value-type="float">
            <text:p>344836</text:p>
          </table:table-cell>
          <table:table-cell office:value-type="float" office:value="1041" calcext:value-type="float">
            <text:p>1041</text:p>
          </table:table-cell>
          <table:table-cell office:value-type="float" office:value="3788" calcext:value-type="float">
            <text:p>3788</text:p>
          </table:table-cell>
          <table:table-cell office:value-type="float" office:value="413" calcext:value-type="float">
            <text:p>413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21" calcext:value-type="float">
            <text:p>821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208" calcext:value-type="float">
            <text:p>4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941" calcext:value-type="float">
            <text:p>220941</text:p>
          </table:table-cell>
          <table:table-cell office:value-type="float" office:value="216406" calcext:value-type="float">
            <text:p>216406</text:p>
          </table:table-cell>
          <table:table-cell office:value-type="float" office:value="1117" calcext:value-type="float">
            <text:p>1117</text:p>
          </table:table-cell>
          <table:table-cell office:value-type="float" office:value="3418" calcext:value-type="float">
            <text:p>3418</text:p>
          </table:table-cell>
          <table:table-cell office:value-type="float" office:value="377" calcext:value-type="float">
            <text:p>377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07" calcext:value-type="float">
            <text:p>807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739" calcext:value-type="float">
            <text:p>3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030" calcext:value-type="float">
            <text:p>297030</text:p>
          </table:table-cell>
          <table:table-cell office:value-type="float" office:value="292354" calcext:value-type="float">
            <text:p>292354</text:p>
          </table:table-cell>
          <table:table-cell office:value-type="float" office:value="1163" calcext:value-type="float">
            <text:p>1163</text:p>
          </table:table-cell>
          <table:table-cell office:value-type="float" office:value="3513" calcext:value-type="float">
            <text:p>3513</text:p>
          </table:table-cell>
          <table:table-cell office:value-type="float" office:value="2111" calcext:value-type="float">
            <text:p>2111</text:p>
          </table:table-cell>
          <table:table-cell office:value-type="float" office:value="2426" calcext:value-type="float">
            <text:p>2426</text:p>
          </table:table-cell>
          <table:table-cell office:value-type="float" office:value="1870" calcext:value-type="float">
            <text:p>187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627" calcext:value-type="float">
            <text:p>1627</text:p>
          </table:table-cell>
          <table:table-cell office:value-type="float" office:value="1105" calcext:value-type="float">
            <text:p>1105</text:p>
          </table:table-cell>
          <table:table-cell office:value-type="float" office:value="2020" calcext:value-type="float">
            <text:p>2020</text:p>
          </table:table-cell>
          <table:table-cell office:value-type="float" office:value="2215" calcext:value-type="float">
            <text:p>2215</text:p>
          </table:table-cell>
          <table:table-cell office:value-type="float" office:value="3885" calcext:value-type="float">
            <text:p>3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492" calcext:value-type="float">
            <text:p>155492</text:p>
          </table:table-cell>
          <table:table-cell office:value-type="float" office:value="151293" calcext:value-type="float">
            <text:p>151293</text:p>
          </table:table-cell>
          <table:table-cell office:value-type="float" office:value="992" calcext:value-type="float">
            <text:p>992</text:p>
          </table:table-cell>
          <table:table-cell office:value-type="float" office:value="3207" calcext:value-type="float">
            <text:p>3207</text:p>
          </table:table-cell>
          <table:table-cell office:value-type="float" office:value="357" calcext:value-type="float">
            <text:p>357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87" calcext:value-type="float">
            <text:p>787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451" calcext:value-type="float">
            <text:p>34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409" calcext:value-type="float">
            <text:p>214409</text:p>
          </table:table-cell>
          <table:table-cell office:value-type="float" office:value="209410" calcext:value-type="float">
            <text:p>209410</text:p>
          </table:table-cell>
          <table:table-cell office:value-type="float" office:value="1050" calcext:value-type="float">
            <text:p>1050</text:p>
          </table:table-cell>
          <table:table-cell office:value-type="float" office:value="3949" calcext:value-type="float">
            <text:p>3949</text:p>
          </table:table-cell>
          <table:table-cell office:value-type="float" office:value="396" calcext:value-type="float">
            <text:p>396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151" calcext:value-type="float">
            <text:p>4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087" calcext:value-type="float">
            <text:p>327087</text:p>
          </table:table-cell>
          <table:table-cell office:value-type="float" office:value="322357" calcext:value-type="float">
            <text:p>322357</text:p>
          </table:table-cell>
          <table:table-cell office:value-type="float" office:value="1200" calcext:value-type="float">
            <text:p>1200</text:p>
          </table:table-cell>
          <table:table-cell office:value-type="float" office:value="3530" calcext:value-type="float">
            <text:p>3530</text:p>
          </table:table-cell>
          <table:table-cell office:value-type="float" office:value="2014" calcext:value-type="float">
            <text:p>201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693" calcext:value-type="float">
            <text:p>7693</text:p>
          </table:table-cell>
          <table:table-cell office:value-type="float" office:value="1414" calcext:value-type="float">
            <text:p>141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105" calcext:value-type="float">
            <text:p>41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8342" calcext:value-type="float">
            <text:p>358342</text:p>
          </table:table-cell>
          <table:table-cell office:value-type="float" office:value="352453" calcext:value-type="float">
            <text:p>352453</text:p>
          </table:table-cell>
          <table:table-cell office:value-type="float" office:value="1295" calcext:value-type="float">
            <text:p>1295</text:p>
          </table:table-cell>
          <table:table-cell office:value-type="float" office:value="4594" calcext:value-type="float">
            <text:p>4594</text:p>
          </table:table-cell>
          <table:table-cell office:value-type="float" office:value="410" calcext:value-type="float">
            <text:p>41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448" calcext:value-type="float">
            <text:p>1448</text:p>
          </table:table-cell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618" calcext:value-type="float">
            <text:p>46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324" calcext:value-type="float">
            <text:p>241324</text:p>
          </table:table-cell>
          <table:table-cell office:value-type="float" office:value="236823" calcext:value-type="float">
            <text:p>236823</text:p>
          </table:table-cell>
          <table:table-cell office:value-type="float" office:value="1054" calcext:value-type="float">
            <text:p>1054</text:p>
          </table:table-cell>
          <table:table-cell office:value-type="float" office:value="3447" calcext:value-type="float">
            <text:p>3447</text:p>
          </table:table-cell>
          <table:table-cell office:value-type="float" office:value="369" calcext:value-type="float">
            <text:p>369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772" calcext:value-type="float">
            <text:p>37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117" calcext:value-type="float">
            <text:p>323117</text:p>
          </table:table-cell>
          <table:table-cell office:value-type="float" office:value="317104" calcext:value-type="float">
            <text:p>317104</text:p>
          </table:table-cell>
          <table:table-cell office:value-type="float" office:value="1048" calcext:value-type="float">
            <text:p>1048</text:p>
          </table:table-cell>
          <table:table-cell office:value-type="float" office:value="4965" calcext:value-type="float">
            <text:p>4965</text:p>
          </table:table-cell>
          <table:table-cell office:value-type="float" office:value="403" calcext:value-type="float">
            <text:p>403</text:p>
          </table:table-cell>
          <table:table-cell office:value-type="float" office:value="186" calcext:value-type="float">
            <text:p>186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418" calcext:value-type="float">
            <text:p>1418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4808" calcext:value-type="float">
            <text:p>48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6313" calcext:value-type="float">
            <text:p>526313</text:p>
          </table:table-cell>
          <table:table-cell office:value-type="float" office:value="521747" calcext:value-type="float">
            <text:p>521747</text:p>
          </table:table-cell>
          <table:table-cell office:value-type="float" office:value="895" calcext:value-type="float">
            <text:p>895</text:p>
          </table:table-cell>
          <table:table-cell office:value-type="float" office:value="3671" calcext:value-type="float">
            <text:p>3671</text:p>
          </table:table-cell>
          <table:table-cell office:value-type="float" office:value="376" calcext:value-type="float">
            <text:p>376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313" calcext:value-type="float">
            <text:p>2313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046" calcext:value-type="float">
            <text:p>40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811" calcext:value-type="float">
            <text:p>239811</text:p>
          </table:table-cell>
          <table:table-cell office:value-type="float" office:value="234489" calcext:value-type="float">
            <text:p>234489</text:p>
          </table:table-cell>
          <table:table-cell office:value-type="float" office:value="1027" calcext:value-type="float">
            <text:p>1027</text:p>
          </table:table-cell>
          <table:table-cell office:value-type="float" office:value="4295" calcext:value-type="float">
            <text:p>4295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27" calcext:value-type="float">
            <text:p>927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164" calcext:value-type="float">
            <text:p>4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291" calcext:value-type="float">
            <text:p>154291</text:p>
          </table:table-cell>
          <table:table-cell office:value-type="float" office:value="149519" calcext:value-type="float">
            <text:p>149519</text:p>
          </table:table-cell>
          <table:table-cell office:value-type="float" office:value="1003" calcext:value-type="float">
            <text:p>1003</text:p>
          </table:table-cell>
          <table:table-cell office:value-type="float" office:value="3769" calcext:value-type="float">
            <text:p>3769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928" calcext:value-type="float">
            <text:p>928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918" calcext:value-type="float">
            <text:p>39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243" calcext:value-type="float">
            <text:p>175243</text:p>
          </table:table-cell>
          <table:table-cell office:value-type="float" office:value="170874" calcext:value-type="float">
            <text:p>170874</text:p>
          </table:table-cell>
          <table:table-cell office:value-type="float" office:value="1053" calcext:value-type="float">
            <text:p>1053</text:p>
          </table:table-cell>
          <table:table-cell office:value-type="float" office:value="3316" calcext:value-type="float">
            <text:p>3316</text:p>
          </table:table-cell>
          <table:table-cell office:value-type="float" office:value="355" calcext:value-type="float">
            <text:p>355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85" calcext:value-type="float">
            <text:p>785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623" calcext:value-type="float">
            <text:p>36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656" calcext:value-type="float">
            <text:p>167656</text:p>
          </table:table-cell>
          <table:table-cell office:value-type="float" office:value="163499" calcext:value-type="float">
            <text:p>163499</text:p>
          </table:table-cell>
          <table:table-cell office:value-type="float" office:value="934" calcext:value-type="float">
            <text:p>934</text:p>
          </table:table-cell>
          <table:table-cell office:value-type="float" office:value="3223" calcext:value-type="float">
            <text:p>3223</text:p>
          </table:table-cell>
          <table:table-cell office:value-type="float" office:value="362" calcext:value-type="float">
            <text:p>362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68" calcext:value-type="float">
            <text:p>768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573" calcext:value-type="float">
            <text:p>3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157" calcext:value-type="float">
            <text:p>246157</text:p>
          </table:table-cell>
          <table:table-cell office:value-type="float" office:value="241873" calcext:value-type="float">
            <text:p>241873</text:p>
          </table:table-cell>
          <table:table-cell office:value-type="float" office:value="1008" calcext:value-type="float">
            <text:p>1008</text:p>
          </table:table-cell>
          <table:table-cell office:value-type="float" office:value="3276" calcext:value-type="float">
            <text:p>3276</text:p>
          </table:table-cell>
          <table:table-cell office:value-type="float" office:value="1184" calcext:value-type="float">
            <text:p>1184</text:p>
          </table:table-cell>
          <table:table-cell office:value-type="float" office:value="239" calcext:value-type="float">
            <text:p>239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33" calcext:value-type="float">
            <text:p>833</text:p>
          </table:table-cell>
          <table:table-cell office:value-type="float" office:value="1076" calcext:value-type="float">
            <text:p>107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789" calcext:value-type="float">
            <text:p>37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6366" calcext:value-type="float">
            <text:p>226366</text:p>
          </table:table-cell>
          <table:table-cell office:value-type="float" office:value="221495" calcext:value-type="float">
            <text:p>221495</text:p>
          </table:table-cell>
          <table:table-cell office:value-type="float" office:value="1413" calcext:value-type="float">
            <text:p>1413</text:p>
          </table:table-cell>
          <table:table-cell office:value-type="float" office:value="3458" calcext:value-type="float">
            <text:p>3458</text:p>
          </table:table-cell>
          <table:table-cell office:value-type="float" office:value="364" calcext:value-type="float">
            <text:p>364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19" calcext:value-type="float">
            <text:p>819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741" calcext:value-type="float">
            <text:p>37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826" calcext:value-type="float">
            <text:p>342826</text:p>
          </table:table-cell>
          <table:table-cell office:value-type="float" office:value="337405" calcext:value-type="float">
            <text:p>337405</text:p>
          </table:table-cell>
          <table:table-cell office:value-type="float" office:value="985" calcext:value-type="float">
            <text:p>985</text:p>
          </table:table-cell>
          <table:table-cell office:value-type="float" office:value="4436" calcext:value-type="float">
            <text:p>4436</text:p>
          </table:table-cell>
          <table:table-cell office:value-type="float" office:value="402" calcext:value-type="float">
            <text:p>402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935" calcext:value-type="float">
            <text:p>935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487" calcext:value-type="float">
            <text:p>44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634" calcext:value-type="float">
            <text:p>185634</text:p>
          </table:table-cell>
          <table:table-cell office:value-type="float" office:value="180830" calcext:value-type="float">
            <text:p>180830</text:p>
          </table:table-cell>
          <table:table-cell office:value-type="float" office:value="1430" calcext:value-type="float">
            <text:p>1430</text:p>
          </table:table-cell>
          <table:table-cell office:value-type="float" office:value="3374" calcext:value-type="float">
            <text:p>3374</text:p>
          </table:table-cell>
          <table:table-cell office:value-type="float" office:value="367" calcext:value-type="float">
            <text:p>367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757" calcext:value-type="float">
            <text:p>757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665" calcext:value-type="float">
            <text:p>36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621" calcext:value-type="float">
            <text:p>171621</text:p>
          </table:table-cell>
          <table:table-cell office:value-type="float" office:value="167043" calcext:value-type="float">
            <text:p>167043</text:p>
          </table:table-cell>
          <table:table-cell office:value-type="float" office:value="1362" calcext:value-type="float">
            <text:p>1362</text:p>
          </table:table-cell>
          <table:table-cell office:value-type="float" office:value="3216" calcext:value-type="float">
            <text:p>3216</text:p>
          </table:table-cell>
          <table:table-cell office:value-type="float" office:value="373" calcext:value-type="float">
            <text:p>373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58" calcext:value-type="float">
            <text:p>758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556" calcext:value-type="float">
            <text:p>35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214" calcext:value-type="float">
            <text:p>220214</text:p>
          </table:table-cell>
          <table:table-cell office:value-type="float" office:value="216032" calcext:value-type="float">
            <text:p>216032</text:p>
          </table:table-cell>
          <table:table-cell office:value-type="float" office:value="1058" calcext:value-type="float">
            <text:p>1058</text:p>
          </table:table-cell>
          <table:table-cell office:value-type="float" office:value="3124" calcext:value-type="float">
            <text:p>3124</text:p>
          </table:table-cell>
          <table:table-cell office:value-type="float" office:value="373" calcext:value-type="float">
            <text:p>373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3517" calcext:value-type="float">
            <text:p>35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693" calcext:value-type="float">
            <text:p>158693</text:p>
          </table:table-cell>
          <table:table-cell office:value-type="float" office:value="154677" calcext:value-type="float">
            <text:p>154677</text:p>
          </table:table-cell>
          <table:table-cell office:value-type="float" office:value="871" calcext:value-type="float">
            <text:p>871</text:p>
          </table:table-cell>
          <table:table-cell office:value-type="float" office:value="3145" calcext:value-type="float">
            <text:p>3145</text:p>
          </table:table-cell>
          <table:table-cell office:value-type="float" office:value="386" calcext:value-type="float">
            <text:p>386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55" calcext:value-type="float">
            <text:p>755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549" calcext:value-type="float">
            <text:p>35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6218" calcext:value-type="float">
            <text:p>196218</text:p>
          </table:table-cell>
          <table:table-cell office:value-type="float" office:value="191362" calcext:value-type="float">
            <text:p>191362</text:p>
          </table:table-cell>
          <table:table-cell office:value-type="float" office:value="1060" calcext:value-type="float">
            <text:p>1060</text:p>
          </table:table-cell>
          <table:table-cell office:value-type="float" office:value="3796" calcext:value-type="float">
            <text:p>3796</text:p>
          </table:table-cell>
          <table:table-cell office:value-type="float" office:value="365" calcext:value-type="float">
            <text:p>365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8021" calcext:value-type="float">
            <text:p>18021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867" calcext:value-type="float">
            <text:p>38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868" calcext:value-type="float">
            <text:p>229868</text:p>
          </table:table-cell>
          <table:table-cell office:value-type="float" office:value="224893" calcext:value-type="float">
            <text:p>224893</text:p>
          </table:table-cell>
          <table:table-cell office:value-type="float" office:value="1269" calcext:value-type="float">
            <text:p>1269</text:p>
          </table:table-cell>
          <table:table-cell office:value-type="float" office:value="3706" calcext:value-type="float">
            <text:p>3706</text:p>
          </table:table-cell>
          <table:table-cell office:value-type="float" office:value="366" calcext:value-type="float">
            <text:p>366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859" calcext:value-type="float">
            <text:p>859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243" calcext:value-type="float">
            <text:p>229243</text:p>
          </table:table-cell>
          <table:table-cell office:value-type="float" office:value="223877" calcext:value-type="float">
            <text:p>223877</text:p>
          </table:table-cell>
          <table:table-cell office:value-type="float" office:value="913" calcext:value-type="float">
            <text:p>913</text:p>
          </table:table-cell>
          <table:table-cell office:value-type="float" office:value="4453" calcext:value-type="float">
            <text:p>4453</text:p>
          </table:table-cell>
          <table:table-cell office:value-type="float" office:value="496" calcext:value-type="float">
            <text:p>496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78" calcext:value-type="float">
            <text:p>878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4510" calcext:value-type="float">
            <text:p>45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045" calcext:value-type="float">
            <text:p>169045</text:p>
          </table:table-cell>
          <table:table-cell office:value-type="float" office:value="164427" calcext:value-type="float">
            <text:p>164427</text:p>
          </table:table-cell>
          <table:table-cell office:value-type="float" office:value="1137" calcext:value-type="float">
            <text:p>1137</text:p>
          </table:table-cell>
          <table:table-cell office:value-type="float" office:value="3481" calcext:value-type="float">
            <text:p>3481</text:p>
          </table:table-cell>
          <table:table-cell office:value-type="float" office:value="359" calcext:value-type="float">
            <text:p>359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681" calcext:value-type="float">
            <text:p>3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228" calcext:value-type="float">
            <text:p>236228</text:p>
          </table:table-cell>
          <table:table-cell office:value-type="float" office:value="230764" calcext:value-type="float">
            <text:p>230764</text:p>
          </table:table-cell>
          <table:table-cell office:value-type="float" office:value="1042" calcext:value-type="float">
            <text:p>1042</text:p>
          </table:table-cell>
          <table:table-cell office:value-type="float" office:value="4422" calcext:value-type="float">
            <text:p>4422</text:p>
          </table:table-cell>
          <table:table-cell office:value-type="float" office:value="432" calcext:value-type="float">
            <text:p>432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971" calcext:value-type="float">
            <text:p>971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4753" calcext:value-type="float">
            <text:p>47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369" calcext:value-type="float">
            <text:p>171369</text:p>
          </table:table-cell>
          <table:table-cell office:value-type="float" office:value="166603" calcext:value-type="float">
            <text:p>166603</text:p>
          </table:table-cell>
          <table:table-cell office:value-type="float" office:value="1000" calcext:value-type="float">
            <text:p>1000</text:p>
          </table:table-cell>
          <table:table-cell office:value-type="float" office:value="3766" calcext:value-type="float">
            <text:p>3766</text:p>
          </table:table-cell>
          <table:table-cell office:value-type="float" office:value="365" calcext:value-type="float">
            <text:p>365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77" calcext:value-type="float">
            <text:p>877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879" calcext:value-type="float">
            <text:p>38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429" calcext:value-type="float">
            <text:p>411429</text:p>
          </table:table-cell>
          <table:table-cell office:value-type="float" office:value="405406" calcext:value-type="float">
            <text:p>405406</text:p>
          </table:table-cell>
          <table:table-cell office:value-type="float" office:value="1151" calcext:value-type="float">
            <text:p>1151</text:p>
          </table:table-cell>
          <table:table-cell office:value-type="float" office:value="4872" calcext:value-type="float">
            <text:p>4872</text:p>
          </table:table-cell>
          <table:table-cell office:value-type="float" office:value="410" calcext:value-type="float">
            <text:p>410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145" calcext:value-type="float">
            <text:p>1145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4570" calcext:value-type="float">
            <text:p>45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010" calcext:value-type="float">
            <text:p>378010</text:p>
          </table:table-cell>
          <table:table-cell office:value-type="float" office:value="157419" calcext:value-type="float">
            <text:p>157419</text:p>
          </table:table-cell>
          <table:table-cell office:value-type="float" office:value="968" calcext:value-type="float">
            <text:p>968</text:p>
          </table:table-cell>
          <table:table-cell office:value-type="float" office:value="219623" calcext:value-type="float">
            <text:p>219623</text:p>
          </table:table-cell>
          <table:table-cell office:value-type="float" office:value="358" calcext:value-type="float">
            <text:p>358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07" calcext:value-type="float">
            <text:p>807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510" calcext:value-type="float">
            <text:p>35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3118" calcext:value-type="float">
            <text:p>173118</text:p>
          </table:table-cell>
          <table:table-cell office:value-type="float" office:value="168476" calcext:value-type="float">
            <text:p>168476</text:p>
          </table:table-cell>
          <table:table-cell office:value-type="float" office:value="1096" calcext:value-type="float">
            <text:p>1096</text:p>
          </table:table-cell>
          <table:table-cell office:value-type="float" office:value="3546" calcext:value-type="float">
            <text:p>3546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08" calcext:value-type="float">
            <text:p>808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935" calcext:value-type="float">
            <text:p>39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7795" calcext:value-type="float">
            <text:p>377795</text:p>
          </table:table-cell>
          <table:table-cell office:value-type="float" office:value="373085" calcext:value-type="float">
            <text:p>373085</text:p>
          </table:table-cell>
          <table:table-cell office:value-type="float" office:value="1045" calcext:value-type="float">
            <text:p>1045</text:p>
          </table:table-cell>
          <table:table-cell office:value-type="float" office:value="3665" calcext:value-type="float">
            <text:p>3665</text:p>
          </table:table-cell>
          <table:table-cell office:value-type="float" office:value="5657" calcext:value-type="float">
            <text:p>5657</text:p>
          </table:table-cell>
          <table:table-cell office:value-type="float" office:value="4570" calcext:value-type="float">
            <text:p>4570</text:p>
          </table:table-cell>
          <table:table-cell office:value-type="float" office:value="4563" calcext:value-type="float">
            <text:p>4563</text:p>
          </table:table-cell>
          <table:table-cell office:value-type="float" office:value="4490" calcext:value-type="float">
            <text:p>4490</text:p>
          </table:table-cell>
          <table:table-cell office:value-type="float" office:value="4493" calcext:value-type="float">
            <text:p>4493</text:p>
          </table:table-cell>
          <table:table-cell office:value-type="float" office:value="3838" calcext:value-type="float">
            <text:p>3838</text:p>
          </table:table-cell>
          <table:table-cell office:value-type="float" office:value="3190" calcext:value-type="float">
            <text:p>3190</text:p>
          </table:table-cell>
          <table:table-cell office:value-type="float" office:value="3576" calcext:value-type="float">
            <text:p>3576</text:p>
          </table:table-cell>
          <table:table-cell office:value-type="float" office:value="4527" calcext:value-type="float">
            <text:p>4527</text:p>
          </table:table-cell>
          <table:table-cell office:value-type="float" office:value="3893" calcext:value-type="float">
            <text:p>38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467" calcext:value-type="float">
            <text:p>290467</text:p>
          </table:table-cell>
          <table:table-cell office:value-type="float" office:value="285462" calcext:value-type="float">
            <text:p>285462</text:p>
          </table:table-cell>
          <table:table-cell office:value-type="float" office:value="1214" calcext:value-type="float">
            <text:p>1214</text:p>
          </table:table-cell>
          <table:table-cell office:value-type="float" office:value="3791" calcext:value-type="float">
            <text:p>3791</text:p>
          </table:table-cell>
          <table:table-cell office:value-type="float" office:value="467" calcext:value-type="float">
            <text:p>4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986" calcext:value-type="float">
            <text:p>986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4383" calcext:value-type="float">
            <text:p>43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874" calcext:value-type="float">
            <text:p>168874</text:p>
          </table:table-cell>
          <table:table-cell office:value-type="float" office:value="164186" calcext:value-type="float">
            <text:p>164186</text:p>
          </table:table-cell>
          <table:table-cell office:value-type="float" office:value="958" calcext:value-type="float">
            <text:p>958</text:p>
          </table:table-cell>
          <table:table-cell office:value-type="float" office:value="3730" calcext:value-type="float">
            <text:p>3730</text:p>
          </table:table-cell>
          <table:table-cell office:value-type="float" office:value="377" calcext:value-type="float">
            <text:p>377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35" calcext:value-type="float">
            <text:p>935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792" calcext:value-type="float">
            <text:p>3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625" calcext:value-type="float">
            <text:p>262625</text:p>
          </table:table-cell>
          <table:table-cell office:value-type="float" office:value="257998" calcext:value-type="float">
            <text:p>257998</text:p>
          </table:table-cell>
          <table:table-cell office:value-type="float" office:value="1111" calcext:value-type="float">
            <text:p>1111</text:p>
          </table:table-cell>
          <table:table-cell office:value-type="float" office:value="3516" calcext:value-type="float">
            <text:p>3516</text:p>
          </table:table-cell>
          <table:table-cell office:value-type="float" office:value="406" calcext:value-type="float">
            <text:p>406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13" calcext:value-type="float">
            <text:p>813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144" calcext:value-type="float">
            <text:p>41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8646" calcext:value-type="float">
            <text:p>188646</text:p>
          </table:table-cell>
          <table:table-cell office:value-type="float" office:value="183603" calcext:value-type="float">
            <text:p>183603</text:p>
          </table:table-cell>
          <table:table-cell office:value-type="float" office:value="1150" calcext:value-type="float">
            <text:p>1150</text:p>
          </table:table-cell>
          <table:table-cell office:value-type="float" office:value="3893" calcext:value-type="float">
            <text:p>3893</text:p>
          </table:table-cell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24" calcext:value-type="float">
            <text:p>924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4346" calcext:value-type="float">
            <text:p>43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3371" calcext:value-type="float">
            <text:p>183371</text:p>
          </table:table-cell>
          <table:table-cell office:value-type="float" office:value="178511" calcext:value-type="float">
            <text:p>178511</text:p>
          </table:table-cell>
          <table:table-cell office:value-type="float" office:value="1118" calcext:value-type="float">
            <text:p>1118</text:p>
          </table:table-cell>
          <table:table-cell office:value-type="float" office:value="3742" calcext:value-type="float">
            <text:p>3742</text:p>
          </table:table-cell>
          <table:table-cell office:value-type="float" office:value="372" calcext:value-type="float">
            <text:p>372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907" calcext:value-type="float">
            <text:p>907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881" calcext:value-type="float">
            <text:p>38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8552" calcext:value-type="float">
            <text:p>188552</text:p>
          </table:table-cell>
          <table:table-cell office:value-type="float" office:value="183660" calcext:value-type="float">
            <text:p>183660</text:p>
          </table:table-cell>
          <table:table-cell office:value-type="float" office:value="1251" calcext:value-type="float">
            <text:p>1251</text:p>
          </table:table-cell>
          <table:table-cell office:value-type="float" office:value="3641" calcext:value-type="float">
            <text:p>3641</text:p>
          </table:table-cell>
          <table:table-cell office:value-type="float" office:value="435" calcext:value-type="float">
            <text:p>435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68" calcext:value-type="float">
            <text:p>868</text:p>
          </table:table-cell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3971" calcext:value-type="float">
            <text:p>39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504" calcext:value-type="float">
            <text:p>194504</text:p>
          </table:table-cell>
          <table:table-cell office:value-type="float" office:value="189695" calcext:value-type="float">
            <text:p>189695</text:p>
          </table:table-cell>
          <table:table-cell office:value-type="float" office:value="995" calcext:value-type="float">
            <text:p>995</text:p>
          </table:table-cell>
          <table:table-cell office:value-type="float" office:value="3814" calcext:value-type="float">
            <text:p>3814</text:p>
          </table:table-cell>
          <table:table-cell office:value-type="float" office:value="362" calcext:value-type="float">
            <text:p>362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0114" calcext:value-type="float">
            <text:p>20114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190" calcext:value-type="float">
            <text:p>4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1504" calcext:value-type="float">
            <text:p>371504</text:p>
          </table:table-cell>
          <table:table-cell office:value-type="float" office:value="366433" calcext:value-type="float">
            <text:p>366433</text:p>
          </table:table-cell>
          <table:table-cell office:value-type="float" office:value="1187" calcext:value-type="float">
            <text:p>1187</text:p>
          </table:table-cell>
          <table:table-cell office:value-type="float" office:value="3884" calcext:value-type="float">
            <text:p>3884</text:p>
          </table:table-cell>
          <table:table-cell office:value-type="float" office:value="1202" calcext:value-type="float">
            <text:p>1202</text:p>
          </table:table-cell>
          <table:table-cell office:value-type="float" office:value="2400" calcext:value-type="float">
            <text:p>2400</text:p>
          </table:table-cell>
          <table:table-cell office:value-type="float" office:value="2417" calcext:value-type="float">
            <text:p>2417</text:p>
          </table:table-cell>
          <table:table-cell office:value-type="float" office:value="2344" calcext:value-type="float">
            <text:p>2344</text:p>
          </table:table-cell>
          <table:table-cell office:value-type="float" office:value="2347" calcext:value-type="float">
            <text:p>2347</text:p>
          </table:table-cell>
          <table:table-cell office:value-type="float" office:value="1461" calcext:value-type="float">
            <text:p>1461</text:p>
          </table:table-cell>
          <table:table-cell office:value-type="float" office:value="713" calcext:value-type="float">
            <text:p>713</text:p>
          </table:table-cell>
          <table:table-cell office:value-type="float" office:value="1991" calcext:value-type="float">
            <text:p>1991</text:p>
          </table:table-cell>
          <table:table-cell office:value-type="float" office:value="2222" calcext:value-type="float">
            <text:p>2222</text:p>
          </table:table-cell>
          <table:table-cell office:value-type="float" office:value="4394" calcext:value-type="float">
            <text:p>43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015" calcext:value-type="float">
            <text:p>620015</text:p>
          </table:table-cell>
          <table:table-cell office:value-type="float" office:value="613904" calcext:value-type="float">
            <text:p>613904</text:p>
          </table:table-cell>
          <table:table-cell office:value-type="float" office:value="1418" calcext:value-type="float">
            <text:p>1418</text:p>
          </table:table-cell>
          <table:table-cell office:value-type="float" office:value="4693" calcext:value-type="float">
            <text:p>4693</text:p>
          </table:table-cell>
          <table:table-cell office:value-type="float" office:value="472" calcext:value-type="float">
            <text:p>472</text:p>
          </table:table-cell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009" calcext:value-type="float">
            <text:p>1009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902" calcext:value-type="float">
            <text:p>49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856" calcext:value-type="float">
            <text:p>296856</text:p>
          </table:table-cell>
          <table:table-cell office:value-type="float" office:value="290269" calcext:value-type="float">
            <text:p>290269</text:p>
          </table:table-cell>
          <table:table-cell office:value-type="float" office:value="1501" calcext:value-type="float">
            <text:p>1501</text:p>
          </table:table-cell>
          <table:table-cell office:value-type="float" office:value="5086" calcext:value-type="float">
            <text:p>5086</text:p>
          </table:table-cell>
          <table:table-cell office:value-type="float" office:value="544" calcext:value-type="float">
            <text:p>544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086" calcext:value-type="float">
            <text:p>1086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5187" calcext:value-type="float">
            <text:p>51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8103" calcext:value-type="float">
            <text:p>268103</text:p>
          </table:table-cell>
          <table:table-cell office:value-type="float" office:value="263162" calcext:value-type="float">
            <text:p>263162</text:p>
          </table:table-cell>
          <table:table-cell office:value-type="float" office:value="1240" calcext:value-type="float">
            <text:p>1240</text:p>
          </table:table-cell>
          <table:table-cell office:value-type="float" office:value="3701" calcext:value-type="float">
            <text:p>3701</text:p>
          </table:table-cell>
          <table:table-cell office:value-type="float" office:value="826" calcext:value-type="float">
            <text:p>826</text:p>
          </table:table-cell>
          <table:table-cell office:value-type="float" office:value="2328" calcext:value-type="float">
            <text:p>2328</text:p>
          </table:table-cell>
          <table:table-cell office:value-type="float" office:value="2287" calcext:value-type="float">
            <text:p>2287</text:p>
          </table:table-cell>
          <table:table-cell office:value-type="float" office:value="2250" calcext:value-type="float">
            <text:p>2250</text:p>
          </table:table-cell>
          <table:table-cell office:value-type="float" office:value="2244" calcext:value-type="float">
            <text:p>2244</text:p>
          </table:table-cell>
          <table:table-cell office:value-type="float" office:value="1526" calcext:value-type="float">
            <text:p>1526</text:p>
          </table:table-cell>
          <table:table-cell office:value-type="float" office:value="835" calcext:value-type="float">
            <text:p>835</text:p>
          </table:table-cell>
          <table:table-cell office:value-type="float" office:value="1975" calcext:value-type="float">
            <text:p>1975</text:p>
          </table:table-cell>
          <table:table-cell office:value-type="float" office:value="2219" calcext:value-type="float">
            <text:p>2219</text:p>
          </table:table-cell>
          <table:table-cell office:value-type="float" office:value="3996" calcext:value-type="float">
            <text:p>3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3218" calcext:value-type="float">
            <text:p>1303218</text:p>
          </table:table-cell>
          <table:table-cell office:value-type="float" office:value="1295970" calcext:value-type="float">
            <text:p>1295970</text:p>
          </table:table-cell>
          <table:table-cell office:value-type="float" office:value="2565" calcext:value-type="float">
            <text:p>2565</text:p>
          </table:table-cell>
          <table:table-cell office:value-type="float" office:value="4683" calcext:value-type="float">
            <text:p>4683</text:p>
          </table:table-cell>
          <table:table-cell office:value-type="float" office:value="428" calcext:value-type="float">
            <text:p>428</text:p>
          </table:table-cell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78" calcext:value-type="float">
            <text:p>978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660" calcext:value-type="float">
            <text:p>46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252" calcext:value-type="float">
            <text:p>220252</text:p>
          </table:table-cell>
          <table:table-cell office:value-type="float" office:value="215945" calcext:value-type="float">
            <text:p>215945</text:p>
          </table:table-cell>
          <table:table-cell office:value-type="float" office:value="1322" calcext:value-type="float">
            <text:p>1322</text:p>
          </table:table-cell>
          <table:table-cell office:value-type="float" office:value="2985" calcext:value-type="float">
            <text:p>2985</text:p>
          </table:table-cell>
          <table:table-cell office:value-type="float" office:value="1904" calcext:value-type="float">
            <text:p>1904</text:p>
          </table:table-cell>
          <table:table-cell office:value-type="float" office:value="2315" calcext:value-type="float">
            <text:p>2315</text:p>
          </table:table-cell>
          <table:table-cell office:value-type="float" office:value="2319" calcext:value-type="float">
            <text:p>2319</text:p>
          </table:table-cell>
          <table:table-cell office:value-type="float" office:value="2241" calcext:value-type="float">
            <text:p>2241</text:p>
          </table:table-cell>
          <table:table-cell office:value-type="float" office:value="2239" calcext:value-type="float">
            <text:p>2239</text:p>
          </table:table-cell>
          <table:table-cell office:value-type="float" office:value="1633" calcext:value-type="float">
            <text:p>1633</text:p>
          </table:table-cell>
          <table:table-cell office:value-type="float" office:value="1019" calcext:value-type="float">
            <text:p>1019</text:p>
          </table:table-cell>
          <table:table-cell office:value-type="float" office:value="2039" calcext:value-type="float">
            <text:p>2039</text:p>
          </table:table-cell>
          <table:table-cell office:value-type="float" office:value="2220" calcext:value-type="float">
            <text:p>2220</text:p>
          </table:table-cell>
          <table:table-cell office:value-type="float" office:value="3517" calcext:value-type="float">
            <text:p>35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129" calcext:value-type="float">
            <text:p>272129</text:p>
          </table:table-cell>
          <table:table-cell office:value-type="float" office:value="266254" calcext:value-type="float">
            <text:p>266254</text:p>
          </table:table-cell>
          <table:table-cell office:value-type="float" office:value="1294" calcext:value-type="float">
            <text:p>1294</text:p>
          </table:table-cell>
          <table:table-cell office:value-type="float" office:value="4581" calcext:value-type="float">
            <text:p>4581</text:p>
          </table:table-cell>
          <table:table-cell office:value-type="float" office:value="538" calcext:value-type="float">
            <text:p>538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019" calcext:value-type="float">
            <text:p>1019</text:p>
          </table:table-cell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4884" calcext:value-type="float">
            <text:p>48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666" calcext:value-type="float">
            <text:p>282666</text:p>
          </table:table-cell>
          <table:table-cell office:value-type="float" office:value="277673" calcext:value-type="float">
            <text:p>277673</text:p>
          </table:table-cell>
          <table:table-cell office:value-type="float" office:value="1343" calcext:value-type="float">
            <text:p>1343</text:p>
          </table:table-cell>
          <table:table-cell office:value-type="float" office:value="3650" calcext:value-type="float">
            <text:p>3650</text:p>
          </table:table-cell>
          <table:table-cell office:value-type="float" office:value="502" calcext:value-type="float">
            <text:p>502</text:p>
          </table:table-cell>
          <table:table-cell office:value-type="float" office:value="1302" calcext:value-type="float">
            <text:p>1302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863" calcext:value-type="float">
            <text:p>1863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010" calcext:value-type="float">
            <text:p>4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3069" calcext:value-type="float">
            <text:p>283069</text:p>
          </table:table-cell>
          <table:table-cell office:value-type="float" office:value="279001" calcext:value-type="float">
            <text:p>279001</text:p>
          </table:table-cell>
          <table:table-cell office:value-type="float" office:value="1024" calcext:value-type="float">
            <text:p>1024</text:p>
          </table:table-cell>
          <table:table-cell office:value-type="float" office:value="3044" calcext:value-type="float">
            <text:p>3044</text:p>
          </table:table-cell>
          <table:table-cell office:value-type="float" office:value="1678" calcext:value-type="float">
            <text:p>1678</text:p>
          </table:table-cell>
          <table:table-cell table:number-columns-repeated="2" office:value-type="float" office:value="2334" calcext:value-type="float">
            <text:p>2334</text:p>
          </table:table-cell>
          <table:table-cell office:value-type="float" office:value="2259" calcext:value-type="float">
            <text:p>2259</text:p>
          </table:table-cell>
          <table:table-cell office:value-type="float" office:value="2257" calcext:value-type="float">
            <text:p>2257</text:p>
          </table:table-cell>
          <table:table-cell office:value-type="float" office:value="1615" calcext:value-type="float">
            <text:p>1615</text:p>
          </table:table-cell>
          <table:table-cell office:value-type="float" office:value="918" calcext:value-type="float">
            <text:p>918</text:p>
          </table:table-cell>
          <table:table-cell office:value-type="float" office:value="2021" calcext:value-type="float">
            <text:p>2021</text:p>
          </table:table-cell>
          <table:table-cell office:value-type="float" office:value="2235" calcext:value-type="float">
            <text:p>2235</text:p>
          </table:table-cell>
          <table:table-cell office:value-type="float" office:value="3503" calcext:value-type="float">
            <text:p>35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602" calcext:value-type="float">
            <text:p>561602</text:p>
          </table:table-cell>
          <table:table-cell office:value-type="float" office:value="554144" calcext:value-type="float">
            <text:p>554144</text:p>
          </table:table-cell>
          <table:table-cell office:value-type="float" office:value="1907" calcext:value-type="float">
            <text:p>1907</text:p>
          </table:table-cell>
          <table:table-cell office:value-type="float" office:value="5551" calcext:value-type="float">
            <text:p>5551</text:p>
          </table:table-cell>
          <table:table-cell office:value-type="float" office:value="2025" calcext:value-type="float">
            <text:p>2025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146" calcext:value-type="float">
            <text:p>214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231" calcext:value-type="float">
            <text:p>52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5234" calcext:value-type="float">
            <text:p>755234</text:p>
          </table:table-cell>
          <table:table-cell office:value-type="float" office:value="747852" calcext:value-type="float">
            <text:p>747852</text:p>
          </table:table-cell>
          <table:table-cell office:value-type="float" office:value="1255" calcext:value-type="float">
            <text:p>1255</text:p>
          </table:table-cell>
          <table:table-cell office:value-type="float" office:value="6127" calcext:value-type="float">
            <text:p>6127</text:p>
          </table:table-cell>
          <table:table-cell office:value-type="float" office:value="407" calcext:value-type="float">
            <text:p>407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566" calcext:value-type="float">
            <text:p>48566</text:p>
          </table:table-cell>
          <table:table-cell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631" calcext:value-type="float">
            <text:p>5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4527" calcext:value-type="float">
            <text:p>544527</text:p>
          </table:table-cell>
          <table:table-cell office:value-type="float" office:value="535230" calcext:value-type="float">
            <text:p>535230</text:p>
          </table:table-cell>
          <table:table-cell office:value-type="float" office:value="1251" calcext:value-type="float">
            <text:p>1251</text:p>
          </table:table-cell>
          <table:table-cell office:value-type="float" office:value="8046" calcext:value-type="float">
            <text:p>8046</text:p>
          </table:table-cell>
          <table:table-cell office:value-type="float" office:value="488" calcext:value-type="float">
            <text:p>488</text:p>
          </table:table-cell>
          <table:table-cell office:value-type="float" office:value="211" calcext:value-type="float">
            <text:p>211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443" calcext:value-type="float">
            <text:p>4443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976" calcext:value-type="float">
            <text:p>7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2271" calcext:value-type="float">
            <text:p>782271</text:p>
          </table:table-cell>
          <table:table-cell office:value-type="float" office:value="776438" calcext:value-type="float">
            <text:p>776438</text:p>
          </table:table-cell>
          <table:table-cell office:value-type="float" office:value="975" calcext:value-type="float">
            <text:p>975</text:p>
          </table:table-cell>
          <table:table-cell office:value-type="float" office:value="4858" calcext:value-type="float">
            <text:p>4858</text:p>
          </table:table-cell>
          <table:table-cell office:value-type="float" office:value="391" calcext:value-type="float">
            <text:p>391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70" calcext:value-type="float">
            <text:p>2270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404" calcext:value-type="float">
            <text:p>44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1382" calcext:value-type="float">
            <text:p>831382</text:p>
          </table:table-cell>
          <table:table-cell office:value-type="float" office:value="824577" calcext:value-type="float">
            <text:p>824577</text:p>
          </table:table-cell>
          <table:table-cell office:value-type="float" office:value="1145" calcext:value-type="float">
            <text:p>1145</text:p>
          </table:table-cell>
          <table:table-cell office:value-type="float" office:value="5660" calcext:value-type="float">
            <text:p>5660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885" calcext:value-type="float">
            <text:p>1885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5416" calcext:value-type="float">
            <text:p>54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703" calcext:value-type="float">
            <text:p>661703</text:p>
          </table:table-cell>
          <table:table-cell office:value-type="float" office:value="655084" calcext:value-type="float">
            <text:p>655084</text:p>
          </table:table-cell>
          <table:table-cell office:value-type="float" office:value="1147" calcext:value-type="float">
            <text:p>1147</text:p>
          </table:table-cell>
          <table:table-cell office:value-type="float" office:value="5472" calcext:value-type="float">
            <text:p>5472</text:p>
          </table:table-cell>
          <table:table-cell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690" calcext:value-type="float">
            <text:p>1690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206" calcext:value-type="float">
            <text:p>5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737" calcext:value-type="float">
            <text:p>295737</text:p>
          </table:table-cell>
          <table:table-cell office:value-type="float" office:value="291114" calcext:value-type="float">
            <text:p>291114</text:p>
          </table:table-cell>
          <table:table-cell office:value-type="float" office:value="1189" calcext:value-type="float">
            <text:p>1189</text:p>
          </table:table-cell>
          <table:table-cell office:value-type="float" office:value="3434" calcext:value-type="float">
            <text:p>3434</text:p>
          </table:table-cell>
          <table:table-cell office:value-type="float" office:value="374" calcext:value-type="float">
            <text:p>374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9346" calcext:value-type="float">
            <text:p>19346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3759" calcext:value-type="float">
            <text:p>37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705" calcext:value-type="float">
            <text:p>374705</text:p>
          </table:table-cell>
          <table:table-cell office:value-type="float" office:value="369494" calcext:value-type="float">
            <text:p>369494</text:p>
          </table:table-cell>
          <table:table-cell office:value-type="float" office:value="1147" calcext:value-type="float">
            <text:p>1147</text:p>
          </table:table-cell>
          <table:table-cell office:value-type="float" office:value="4064" calcext:value-type="float">
            <text:p>4064</text:p>
          </table:table-cell>
          <table:table-cell office:value-type="float" office:value="462" calcext:value-type="float">
            <text:p>462</text:p>
          </table:table-cell>
          <table:table-cell office:value-type="float" office:value="239" calcext:value-type="float">
            <text:p>239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058" calcext:value-type="float">
            <text:p>1058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4431" calcext:value-type="float">
            <text:p>4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65849" calcext:value-type="float">
            <text:p>3265849</text:p>
          </table:table-cell>
          <table:table-cell office:value-type="float" office:value="3259188" calcext:value-type="float">
            <text:p>3259188</text:p>
          </table:table-cell>
          <table:table-cell office:value-type="float" office:value="1237" calcext:value-type="float">
            <text:p>1237</text:p>
          </table:table-cell>
          <table:table-cell office:value-type="float" office:value="5424" calcext:value-type="float">
            <text:p>5424</text:p>
          </table:table-cell>
          <table:table-cell office:value-type="float" office:value="1359" calcext:value-type="float">
            <text:p>1359</text:p>
          </table:table-cell>
          <table:table-cell office:value-type="float" office:value="2423" calcext:value-type="float">
            <text:p>2423</text:p>
          </table:table-cell>
          <table:table-cell office:value-type="float" office:value="1780" calcext:value-type="float">
            <text:p>1780</text:p>
          </table:table-cell>
          <table:table-cell office:value-type="float" office:value="1815" calcext:value-type="float">
            <text:p>1815</text:p>
          </table:table-cell>
          <table:table-cell office:value-type="float" office:value="158" calcext:value-type="float">
            <text:p>158</text:p>
          </table:table-cell>
          <table:table-cell office:value-type="float" office:value="1581" calcext:value-type="float">
            <text:p>1581</text:p>
          </table:table-cell>
          <table:table-cell office:value-type="float" office:value="389" calcext:value-type="float">
            <text:p>389</text:p>
          </table:table-cell>
          <table:table-cell office:value-type="float" office:value="1911" calcext:value-type="float">
            <text:p>1911</text:p>
          </table:table-cell>
          <table:table-cell office:value-type="float" office:value="321" calcext:value-type="float">
            <text:p>321</text:p>
          </table:table-cell>
          <table:table-cell office:value-type="float" office:value="5303" calcext:value-type="float">
            <text:p>53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343" calcext:value-type="float">
            <text:p>284343</text:p>
          </table:table-cell>
          <table:table-cell office:value-type="float" office:value="279564" calcext:value-type="float">
            <text:p>279564</text:p>
          </table:table-cell>
          <table:table-cell office:value-type="float" office:value="972" calcext:value-type="float">
            <text:p>972</text:p>
          </table:table-cell>
          <table:table-cell office:value-type="float" office:value="3807" calcext:value-type="float">
            <text:p>3807</text:p>
          </table:table-cell>
          <table:table-cell office:value-type="float" office:value="381" calcext:value-type="float">
            <text:p>381</text:p>
          </table:table-cell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51" calcext:value-type="float">
            <text:p>85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4045" calcext:value-type="float">
            <text:p>40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5526" calcext:value-type="float">
            <text:p>2855526</text:p>
          </table:table-cell>
          <table:table-cell office:value-type="float" office:value="2848974" calcext:value-type="float">
            <text:p>2848974</text:p>
          </table:table-cell>
          <table:table-cell office:value-type="float" office:value="1209" calcext:value-type="float">
            <text:p>1209</text:p>
          </table:table-cell>
          <table:table-cell office:value-type="float" office:value="5343" calcext:value-type="float">
            <text:p>5343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22" calcext:value-type="float">
            <text:p>1222</text:p>
          </table:table-cell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5245" calcext:value-type="float">
            <text:p>52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707" calcext:value-type="float">
            <text:p>231707</text:p>
          </table:table-cell>
          <table:table-cell office:value-type="float" office:value="226710" calcext:value-type="float">
            <text:p>226710</text:p>
          </table:table-cell>
          <table:table-cell office:value-type="float" office:value="1221" calcext:value-type="float">
            <text:p>1221</text:p>
          </table:table-cell>
          <table:table-cell office:value-type="float" office:value="3776" calcext:value-type="float">
            <text:p>3776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28" calcext:value-type="float">
            <text:p>828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961" calcext:value-type="float">
            <text:p>39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0513" calcext:value-type="float">
            <text:p>2580513</text:p>
          </table:table-cell>
          <table:table-cell office:value-type="float" office:value="2574257" calcext:value-type="float">
            <text:p>2574257</text:p>
          </table:table-cell>
          <table:table-cell office:value-type="float" office:value="1584" calcext:value-type="float">
            <text:p>1584</text:p>
          </table:table-cell>
          <table:table-cell office:value-type="float" office:value="4672" calcext:value-type="float">
            <text:p>4672</text:p>
          </table:table-cell>
          <table:table-cell office:value-type="float" office:value="839" calcext:value-type="float">
            <text:p>839</text:p>
          </table:table-cell>
          <table:table-cell office:value-type="float" office:value="4450" calcext:value-type="float">
            <text:p>4450</text:p>
          </table:table-cell>
          <table:table-cell office:value-type="float" office:value="4493" calcext:value-type="float">
            <text:p>4493</text:p>
          </table:table-cell>
          <table:table-cell office:value-type="float" office:value="3860" calcext:value-type="float">
            <text:p>3860</text:p>
          </table:table-cell>
          <table:table-cell office:value-type="float" office:value="2658" calcext:value-type="float">
            <text:p>2658</text:p>
          </table:table-cell>
          <table:table-cell office:value-type="float" office:value="3160" calcext:value-type="float">
            <text:p>3160</text:p>
          </table:table-cell>
          <table:table-cell office:value-type="float" office:value="2114" calcext:value-type="float">
            <text:p>2114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5144" calcext:value-type="float">
            <text:p>51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700" calcext:value-type="float">
            <text:p>357700</text:p>
          </table:table-cell>
          <table:table-cell office:value-type="float" office:value="353207" calcext:value-type="float">
            <text:p>353207</text:p>
          </table:table-cell>
          <table:table-cell office:value-type="float" office:value="1394" calcext:value-type="float">
            <text:p>1394</text:p>
          </table:table-cell>
          <table:table-cell office:value-type="float" office:value="3099" calcext:value-type="float">
            <text:p>3099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06" calcext:value-type="float">
            <text:p>706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514" calcext:value-type="float">
            <text:p>35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028" calcext:value-type="float">
            <text:p>162028</text:p>
          </table:table-cell>
          <table:table-cell office:value-type="float" office:value="157693" calcext:value-type="float">
            <text:p>157693</text:p>
          </table:table-cell>
          <table:table-cell office:value-type="float" office:value="1006" calcext:value-type="float">
            <text:p>1006</text:p>
          </table:table-cell>
          <table:table-cell office:value-type="float" office:value="3329" calcext:value-type="float">
            <text:p>3329</text:p>
          </table:table-cell>
          <table:table-cell office:value-type="float" office:value="364" calcext:value-type="float">
            <text:p>364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8" calcext:value-type="float">
            <text:p>808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3619" calcext:value-type="float">
            <text:p>36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046" calcext:value-type="float">
            <text:p>394046</text:p>
          </table:table-cell>
          <table:table-cell office:value-type="float" office:value="388575" calcext:value-type="float">
            <text:p>388575</text:p>
          </table:table-cell>
          <table:table-cell office:value-type="float" office:value="1052" calcext:value-type="float">
            <text:p>1052</text:p>
          </table:table-cell>
          <table:table-cell office:value-type="float" office:value="4419" calcext:value-type="float">
            <text:p>4419</text:p>
          </table:table-cell>
          <table:table-cell office:value-type="float" office:value="404" calcext:value-type="float">
            <text:p>404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37" calcext:value-type="float">
            <text:p>937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4626" calcext:value-type="float">
            <text:p>46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539" calcext:value-type="float">
            <text:p>154539</text:p>
          </table:table-cell>
          <table:table-cell office:value-type="float" office:value="150209" calcext:value-type="float">
            <text:p>150209</text:p>
          </table:table-cell>
          <table:table-cell office:value-type="float" office:value="967" calcext:value-type="float">
            <text:p>967</text:p>
          </table:table-cell>
          <table:table-cell office:value-type="float" office:value="3363" calcext:value-type="float">
            <text:p>3363</text:p>
          </table:table-cell>
          <table:table-cell office:value-type="float" office:value="365" calcext:value-type="float">
            <text:p>365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616" calcext:value-type="float">
            <text:p>36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8940" calcext:value-type="float">
            <text:p>2368940</text:p>
          </table:table-cell>
          <table:table-cell office:value-type="float" office:value="2363881" calcext:value-type="float">
            <text:p>2363881</text:p>
          </table:table-cell>
          <table:table-cell office:value-type="float" office:value="1148" calcext:value-type="float">
            <text:p>1148</text:p>
          </table:table-cell>
          <table:table-cell office:value-type="float" office:value="3911" calcext:value-type="float">
            <text:p>3911</text:p>
          </table:table-cell>
          <table:table-cell office:value-type="float" office:value="402" calcext:value-type="float">
            <text:p>402</text:p>
          </table:table-cell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27879" calcext:value-type="float">
            <text:p>27879</text:p>
          </table:table-cell>
          <table:table-cell office:value-type="float" office:value="169" calcext:value-type="float">
            <text:p>169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4174" calcext:value-type="float">
            <text:p>41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139" calcext:value-type="float">
            <text:p>208139</text:p>
          </table:table-cell>
          <table:table-cell office:value-type="float" office:value="203830" calcext:value-type="float">
            <text:p>203830</text:p>
          </table:table-cell>
          <table:table-cell office:value-type="float" office:value="1152" calcext:value-type="float">
            <text:p>1152</text:p>
          </table:table-cell>
          <table:table-cell office:value-type="float" office:value="3157" calcext:value-type="float">
            <text:p>3157</text:p>
          </table:table-cell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17" calcext:value-type="float">
            <text:p>717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511" calcext:value-type="float">
            <text:p>3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058" calcext:value-type="float">
            <text:p>228058</text:p>
          </table:table-cell>
          <table:table-cell office:value-type="float" office:value="223622" calcext:value-type="float">
            <text:p>223622</text:p>
          </table:table-cell>
          <table:table-cell office:value-type="float" office:value="1133" calcext:value-type="float">
            <text:p>1133</text:p>
          </table:table-cell>
          <table:table-cell office:value-type="float" office:value="3303" calcext:value-type="float">
            <text:p>3303</text:p>
          </table:table-cell>
          <table:table-cell office:value-type="float" office:value="1425" calcext:value-type="float">
            <text:p>1425</text:p>
          </table:table-cell>
          <table:table-cell office:value-type="float" office:value="2400" calcext:value-type="float">
            <text:p>2400</text:p>
          </table:table-cell>
          <table:table-cell office:value-type="float" office:value="2392" calcext:value-type="float">
            <text:p>2392</text:p>
          </table:table-cell>
          <table:table-cell office:value-type="float" office:value="2292" calcext:value-type="float">
            <text:p>2292</text:p>
          </table:table-cell>
          <table:table-cell office:value-type="float" office:value="2289" calcext:value-type="float">
            <text:p>2289</text:p>
          </table:table-cell>
          <table:table-cell office:value-type="float" office:value="1639" calcext:value-type="float">
            <text:p>1639</text:p>
          </table:table-cell>
          <table:table-cell office:value-type="float" office:value="913" calcext:value-type="float">
            <text:p>913</text:p>
          </table:table-cell>
          <table:table-cell office:value-type="float" office:value="2038" calcext:value-type="float">
            <text:p>2038</text:p>
          </table:table-cell>
          <table:table-cell office:value-type="float" office:value="2259" calcext:value-type="float">
            <text:p>2259</text:p>
          </table:table-cell>
          <table:table-cell office:value-type="float" office:value="3731" calcext:value-type="float">
            <text:p>3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15753" calcext:value-type="float">
            <text:p>2715753</text:p>
          </table:table-cell>
          <table:table-cell office:value-type="float" office:value="2709022" calcext:value-type="float">
            <text:p>2709022</text:p>
          </table:table-cell>
          <table:table-cell office:value-type="float" office:value="1209" calcext:value-type="float">
            <text:p>1209</text:p>
          </table:table-cell>
          <table:table-cell office:value-type="float" office:value="5522" calcext:value-type="float">
            <text:p>5522</text:p>
          </table:table-cell>
          <table:table-cell office:value-type="float" office:value="1591" calcext:value-type="float">
            <text:p>1591</text:p>
          </table:table-cell>
          <table:table-cell office:value-type="float" office:value="2414" calcext:value-type="float">
            <text:p>2414</text:p>
          </table:table-cell>
          <table:table-cell office:value-type="float" office:value="1401" calcext:value-type="float">
            <text:p>1401</text:p>
          </table:table-cell>
          <table:table-cell office:value-type="float" office:value="2287" calcext:value-type="float">
            <text:p>2287</text:p>
          </table:table-cell>
          <table:table-cell office:value-type="float" office:value="2414" calcext:value-type="float">
            <text:p>2414</text:p>
          </table:table-cell>
          <table:table-cell office:value-type="float" office:value="2540" calcext:value-type="float">
            <text:p>2540</text:p>
          </table:table-cell>
          <table:table-cell office:value-type="float" office:value="236" calcext:value-type="float">
            <text:p>236</text:p>
          </table:table-cell>
          <table:table-cell office:value-type="float" office:value="1925" calcext:value-type="float">
            <text:p>1925</text:p>
          </table:table-cell>
          <table:table-cell office:value-type="float" office:value="1498" calcext:value-type="float">
            <text:p>1498</text:p>
          </table:table-cell>
          <table:table-cell office:value-type="float" office:value="5360" calcext:value-type="float">
            <text:p>5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3542" calcext:value-type="float">
            <text:p>163542</text:p>
          </table:table-cell>
          <table:table-cell office:value-type="float" office:value="158938" calcext:value-type="float">
            <text:p>158938</text:p>
          </table:table-cell>
          <table:table-cell office:value-type="float" office:value="1114" calcext:value-type="float">
            <text:p>1114</text:p>
          </table:table-cell>
          <table:table-cell office:value-type="float" office:value="3490" calcext:value-type="float">
            <text:p>3490</text:p>
          </table:table-cell>
          <table:table-cell office:value-type="float" office:value="380" calcext:value-type="float">
            <text:p>380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680" calcext:value-type="float">
            <text:p>36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442" calcext:value-type="float">
            <text:p>156442</text:p>
          </table:table-cell>
          <table:table-cell office:value-type="float" office:value="152007" calcext:value-type="float">
            <text:p>152007</text:p>
          </table:table-cell>
          <table:table-cell office:value-type="float" office:value="1006" calcext:value-type="float">
            <text:p>1006</text:p>
          </table:table-cell>
          <table:table-cell office:value-type="float" office:value="3429" calcext:value-type="float">
            <text:p>3429</text:p>
          </table:table-cell>
          <table:table-cell office:value-type="float" office:value="365" calcext:value-type="float">
            <text:p>365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767" calcext:value-type="float">
            <text:p>767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760" calcext:value-type="float">
            <text:p>37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240" calcext:value-type="float">
            <text:p>211240</text:p>
          </table:table-cell>
          <table:table-cell office:value-type="float" office:value="206447" calcext:value-type="float">
            <text:p>206447</text:p>
          </table:table-cell>
          <table:table-cell office:value-type="float" office:value="1014" calcext:value-type="float">
            <text:p>1014</text:p>
          </table:table-cell>
          <table:table-cell office:value-type="float" office:value="3779" calcext:value-type="float">
            <text:p>3779</text:p>
          </table:table-cell>
          <table:table-cell office:value-type="float" office:value="403" calcext:value-type="float">
            <text:p>403</text:p>
          </table:table-cell>
          <table:table-cell office:value-type="float" office:value="179" calcext:value-type="float">
            <text:p>17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98" calcext:value-type="float">
            <text:p>898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089" calcext:value-type="float">
            <text:p>4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376" calcext:value-type="float">
            <text:p>188376</text:p>
          </table:table-cell>
          <table:table-cell office:value-type="float" office:value="183445" calcext:value-type="float">
            <text:p>183445</text:p>
          </table:table-cell>
          <table:table-cell office:value-type="float" office:value="1306" calcext:value-type="float">
            <text:p>1306</text:p>
          </table:table-cell>
          <table:table-cell office:value-type="float" office:value="3625" calcext:value-type="float">
            <text:p>3625</text:p>
          </table:table-cell>
          <table:table-cell office:value-type="float" office:value="448" calcext:value-type="float">
            <text:p>44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53" calcext:value-type="float">
            <text:p>853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4128" calcext:value-type="float">
            <text:p>4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999" calcext:value-type="float">
            <text:p>182999</text:p>
          </table:table-cell>
          <table:table-cell office:value-type="float" office:value="178386" calcext:value-type="float">
            <text:p>178386</text:p>
          </table:table-cell>
          <table:table-cell office:value-type="float" office:value="1216" calcext:value-type="float">
            <text:p>1216</text:p>
          </table:table-cell>
          <table:table-cell office:value-type="float" office:value="3397" calcext:value-type="float">
            <text:p>3397</text:p>
          </table:table-cell>
          <table:table-cell office:value-type="float" office:value="356" calcext:value-type="float">
            <text:p>35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69" calcext:value-type="float">
            <text:p>769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626" calcext:value-type="float">
            <text:p>36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196" calcext:value-type="float">
            <text:p>222196</text:p>
          </table:table-cell>
          <table:table-cell office:value-type="float" office:value="218049" calcext:value-type="float">
            <text:p>218049</text:p>
          </table:table-cell>
          <table:table-cell office:value-type="float" office:value="1061" calcext:value-type="float">
            <text:p>1061</text:p>
          </table:table-cell>
          <table:table-cell office:value-type="float" office:value="3086" calcext:value-type="float">
            <text:p>3086</text:p>
          </table:table-cell>
          <table:table-cell office:value-type="float" office:value="3622" calcext:value-type="float">
            <text:p>3622</text:p>
          </table:table-cell>
          <table:table-cell office:value-type="float" office:value="4514" calcext:value-type="float">
            <text:p>4514</text:p>
          </table:table-cell>
          <table:table-cell office:value-type="float" office:value="4517" calcext:value-type="float">
            <text:p>4517</text:p>
          </table:table-cell>
          <table:table-cell table:number-columns-repeated="2" office:value-type="float" office:value="4437" calcext:value-type="float">
            <text:p>4437</text:p>
          </table:table-cell>
          <table:table-cell office:value-type="float" office:value="3844" calcext:value-type="float">
            <text:p>3844</text:p>
          </table:table-cell>
          <table:table-cell office:value-type="float" office:value="3216" calcext:value-type="float">
            <text:p>3216</text:p>
          </table:table-cell>
          <table:table-cell office:value-type="float" office:value="4224" calcext:value-type="float">
            <text:p>4224</text:p>
          </table:table-cell>
          <table:table-cell office:value-type="float" office:value="4416" calcext:value-type="float">
            <text:p>4416</text:p>
          </table:table-cell>
          <table:table-cell office:value-type="float" office:value="3498" calcext:value-type="float">
            <text:p>34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136" calcext:value-type="float">
            <text:p>189136</text:p>
          </table:table-cell>
          <table:table-cell office:value-type="float" office:value="183696" calcext:value-type="float">
            <text:p>183696</text:p>
          </table:table-cell>
          <table:table-cell office:value-type="float" office:value="1416" calcext:value-type="float">
            <text:p>1416</text:p>
          </table:table-cell>
          <table:table-cell office:value-type="float" office:value="4024" calcext:value-type="float">
            <text:p>4024</text:p>
          </table:table-cell>
          <table:table-cell office:value-type="float" office:value="429" calcext:value-type="float">
            <text:p>429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67" calcext:value-type="float">
            <text:p>967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545" calcext:value-type="float">
            <text:p>45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8605" calcext:value-type="float">
            <text:p>168605</text:p>
          </table:table-cell>
          <table:table-cell office:value-type="float" office:value="164210" calcext:value-type="float">
            <text:p>164210</text:p>
          </table:table-cell>
          <table:table-cell office:value-type="float" office:value="980" calcext:value-type="float">
            <text:p>980</text:p>
          </table:table-cell>
          <table:table-cell office:value-type="float" office:value="3415" calcext:value-type="float">
            <text:p>3415</text:p>
          </table:table-cell>
          <table:table-cell office:value-type="float" office:value="380" calcext:value-type="float">
            <text:p>380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91" calcext:value-type="float">
            <text:p>891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783" calcext:value-type="float">
            <text:p>37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3219" calcext:value-type="float">
            <text:p>163219</text:p>
          </table:table-cell>
          <table:table-cell office:value-type="float" office:value="158056" calcext:value-type="float">
            <text:p>158056</text:p>
          </table:table-cell>
          <table:table-cell office:value-type="float" office:value="1078" calcext:value-type="float">
            <text:p>1078</text:p>
          </table:table-cell>
          <table:table-cell office:value-type="float" office:value="4085" calcext:value-type="float">
            <text:p>4085</text:p>
          </table:table-cell>
          <table:table-cell office:value-type="float" office:value="400" calcext:value-type="float">
            <text:p>400</text:p>
          </table:table-cell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51" calcext:value-type="float">
            <text:p>851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241" calcext:value-type="float">
            <text:p>42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387" calcext:value-type="float">
            <text:p>243387</text:p>
          </table:table-cell>
          <table:table-cell office:value-type="float" office:value="237800" calcext:value-type="float">
            <text:p>237800</text:p>
          </table:table-cell>
          <table:table-cell office:value-type="float" office:value="1145" calcext:value-type="float">
            <text:p>1145</text:p>
          </table:table-cell>
          <table:table-cell office:value-type="float" office:value="4442" calcext:value-type="float">
            <text:p>4442</text:p>
          </table:table-cell>
          <table:table-cell office:value-type="float" office:value="363" calcext:value-type="float">
            <text:p>363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830" calcext:value-type="float">
            <text:p>830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4460" calcext:value-type="float">
            <text:p>44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3733" calcext:value-type="float">
            <text:p>163733</text:p>
          </table:table-cell>
          <table:table-cell office:value-type="float" office:value="159437" calcext:value-type="float">
            <text:p>159437</text:p>
          </table:table-cell>
          <table:table-cell office:value-type="float" office:value="976" calcext:value-type="float">
            <text:p>976</text:p>
          </table:table-cell>
          <table:table-cell office:value-type="float" office:value="3320" calcext:value-type="float">
            <text:p>3320</text:p>
          </table:table-cell>
          <table:table-cell office:value-type="float" office:value="369" calcext:value-type="float">
            <text:p>369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23" calcext:value-type="float">
            <text:p>823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644" calcext:value-type="float">
            <text:p>3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383" calcext:value-type="float">
            <text:p>202383</text:p>
          </table:table-cell>
          <table:table-cell office:value-type="float" office:value="197371" calcext:value-type="float">
            <text:p>197371</text:p>
          </table:table-cell>
          <table:table-cell office:value-type="float" office:value="1193" calcext:value-type="float">
            <text:p>1193</text:p>
          </table:table-cell>
          <table:table-cell office:value-type="float" office:value="3819" calcext:value-type="float">
            <text:p>3819</text:p>
          </table:table-cell>
          <table:table-cell office:value-type="float" office:value="390" calcext:value-type="float">
            <text:p>390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149" calcext:value-type="float">
            <text:p>149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946" calcext:value-type="float">
            <text:p>39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437" calcext:value-type="float">
            <text:p>273437</text:p>
          </table:table-cell>
          <table:table-cell office:value-type="float" office:value="268133" calcext:value-type="float">
            <text:p>268133</text:p>
          </table:table-cell>
          <table:table-cell office:value-type="float" office:value="1331" calcext:value-type="float">
            <text:p>1331</text:p>
          </table:table-cell>
          <table:table-cell office:value-type="float" office:value="3973" calcext:value-type="float">
            <text:p>3973</text:p>
          </table:table-cell>
          <table:table-cell office:value-type="float" office:value="403" calcext:value-type="float">
            <text:p>403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97" calcext:value-type="float">
            <text:p>89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4119" calcext:value-type="float">
            <text:p>41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2237" calcext:value-type="float">
            <text:p>232237</text:p>
          </table:table-cell>
          <table:table-cell office:value-type="float" office:value="227129" calcext:value-type="float">
            <text:p>227129</text:p>
          </table:table-cell>
          <table:table-cell office:value-type="float" office:value="1123" calcext:value-type="float">
            <text:p>1123</text:p>
          </table:table-cell>
          <table:table-cell office:value-type="float" office:value="3985" calcext:value-type="float">
            <text:p>3985</text:p>
          </table:table-cell>
          <table:table-cell office:value-type="float" office:value="393" calcext:value-type="float">
            <text:p>393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44" calcext:value-type="float">
            <text:p>844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4237" calcext:value-type="float">
            <text:p>42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033" calcext:value-type="float">
            <text:p>162033</text:p>
          </table:table-cell>
          <table:table-cell office:value-type="float" office:value="157629" calcext:value-type="float">
            <text:p>157629</text:p>
          </table:table-cell>
          <table:table-cell office:value-type="float" office:value="1001" calcext:value-type="float">
            <text:p>1001</text:p>
          </table:table-cell>
          <table:table-cell office:value-type="float" office:value="3403" calcext:value-type="float">
            <text:p>3403</text:p>
          </table:table-cell>
          <table:table-cell office:value-type="float" office:value="361" calcext:value-type="float">
            <text:p>361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783" calcext:value-type="float">
            <text:p>783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671" calcext:value-type="float">
            <text:p>36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4949" calcext:value-type="float">
            <text:p>164949</text:p>
          </table:table-cell>
          <table:table-cell office:value-type="float" office:value="160267" calcext:value-type="float">
            <text:p>160267</text:p>
          </table:table-cell>
          <table:table-cell office:value-type="float" office:value="1302" calcext:value-type="float">
            <text:p>1302</text:p>
          </table:table-cell>
          <table:table-cell office:value-type="float" office:value="3380" calcext:value-type="float">
            <text:p>3380</text:p>
          </table:table-cell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88" calcext:value-type="float">
            <text:p>788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752" calcext:value-type="float">
            <text:p>37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285" calcext:value-type="float">
            <text:p>157285</text:p>
          </table:table-cell>
          <table:table-cell office:value-type="float" office:value="152778" calcext:value-type="float">
            <text:p>152778</text:p>
          </table:table-cell>
          <table:table-cell office:value-type="float" office:value="1046" calcext:value-type="float">
            <text:p>1046</text:p>
          </table:table-cell>
          <table:table-cell office:value-type="float" office:value="3461" calcext:value-type="float">
            <text:p>3461</text:p>
          </table:table-cell>
          <table:table-cell office:value-type="float" office:value="351" calcext:value-type="float">
            <text:p>351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47" calcext:value-type="float">
            <text:p>747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15" calcext:value-type="float">
            <text:p>35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294" calcext:value-type="float">
            <text:p>165294</text:p>
          </table:table-cell>
          <table:table-cell office:value-type="float" office:value="160658" calcext:value-type="float">
            <text:p>160658</text:p>
          </table:table-cell>
          <table:table-cell office:value-type="float" office:value="1019" calcext:value-type="float">
            <text:p>1019</text:p>
          </table:table-cell>
          <table:table-cell office:value-type="float" office:value="3617" calcext:value-type="float">
            <text:p>3617</text:p>
          </table:table-cell>
          <table:table-cell office:value-type="float" office:value="379" calcext:value-type="float">
            <text:p>379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92" calcext:value-type="float">
            <text:p>892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3860" calcext:value-type="float">
            <text:p>38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313" calcext:value-type="float">
            <text:p>220313</text:p>
          </table:table-cell>
          <table:table-cell office:value-type="float" office:value="215502" calcext:value-type="float">
            <text:p>215502</text:p>
          </table:table-cell>
          <table:table-cell office:value-type="float" office:value="1077" calcext:value-type="float">
            <text:p>1077</text:p>
          </table:table-cell>
          <table:table-cell office:value-type="float" office:value="3734" calcext:value-type="float">
            <text:p>3734</text:p>
          </table:table-cell>
          <table:table-cell office:value-type="float" office:value="461" calcext:value-type="float">
            <text:p>461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904" calcext:value-type="float">
            <text:p>904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298" calcext:value-type="float">
            <text:p>4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419" calcext:value-type="float">
            <text:p>171419</text:p>
          </table:table-cell>
          <table:table-cell office:value-type="float" office:value="166870" calcext:value-type="float">
            <text:p>166870</text:p>
          </table:table-cell>
          <table:table-cell office:value-type="float" office:value="1188" calcext:value-type="float">
            <text:p>1188</text:p>
          </table:table-cell>
          <table:table-cell office:value-type="float" office:value="3361" calcext:value-type="float">
            <text:p>3361</text:p>
          </table:table-cell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86" calcext:value-type="float">
            <text:p>786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3782" calcext:value-type="float">
            <text:p>37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294" calcext:value-type="float">
            <text:p>162294</text:p>
          </table:table-cell>
          <table:table-cell office:value-type="float" office:value="157991" calcext:value-type="float">
            <text:p>157991</text:p>
          </table:table-cell>
          <table:table-cell office:value-type="float" office:value="1055" calcext:value-type="float">
            <text:p>1055</text:p>
          </table:table-cell>
          <table:table-cell office:value-type="float" office:value="3248" calcext:value-type="float">
            <text:p>3248</text:p>
          </table:table-cell>
          <table:table-cell office:value-type="float" office:value="365" calcext:value-type="float">
            <text:p>365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798" calcext:value-type="float">
            <text:p>798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503" calcext:value-type="float">
            <text:p>35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685" calcext:value-type="float">
            <text:p>302685</text:p>
          </table:table-cell>
          <table:table-cell office:value-type="float" office:value="298376" calcext:value-type="float">
            <text:p>298376</text:p>
          </table:table-cell>
          <table:table-cell office:value-type="float" office:value="1087" calcext:value-type="float">
            <text:p>1087</text:p>
          </table:table-cell>
          <table:table-cell office:value-type="float" office:value="3222" calcext:value-type="float">
            <text:p>3222</text:p>
          </table:table-cell>
          <table:table-cell office:value-type="float" office:value="5832" calcext:value-type="float">
            <text:p>5832</text:p>
          </table:table-cell>
          <table:table-cell office:value-type="float" office:value="4512" calcext:value-type="float">
            <text:p>4512</text:p>
          </table:table-cell>
          <table:table-cell office:value-type="float" office:value="4520" calcext:value-type="float">
            <text:p>4520</text:p>
          </table:table-cell>
          <table:table-cell office:value-type="float" office:value="4438" calcext:value-type="float">
            <text:p>4438</text:p>
          </table:table-cell>
          <table:table-cell office:value-type="float" office:value="4436" calcext:value-type="float">
            <text:p>4436</text:p>
          </table:table-cell>
          <table:table-cell office:value-type="float" office:value="3876" calcext:value-type="float">
            <text:p>3876</text:p>
          </table:table-cell>
          <table:table-cell office:value-type="float" office:value="3254" calcext:value-type="float">
            <text:p>3254</text:p>
          </table:table-cell>
          <table:table-cell office:value-type="float" office:value="4210" calcext:value-type="float">
            <text:p>4210</text:p>
          </table:table-cell>
          <table:table-cell office:value-type="float" office:value="4410" calcext:value-type="float">
            <text:p>4410</text:p>
          </table:table-cell>
          <table:table-cell office:value-type="float" office:value="3480" calcext:value-type="float">
            <text:p>34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342" calcext:value-type="float">
            <text:p>278342</text:p>
          </table:table-cell>
          <table:table-cell office:value-type="float" office:value="273707" calcext:value-type="float">
            <text:p>273707</text:p>
          </table:table-cell>
          <table:table-cell office:value-type="float" office:value="1104" calcext:value-type="float">
            <text:p>1104</text:p>
          </table:table-cell>
          <table:table-cell office:value-type="float" office:value="3531" calcext:value-type="float">
            <text:p>3531</text:p>
          </table:table-cell>
          <table:table-cell office:value-type="float" office:value="390" calcext:value-type="float">
            <text:p>390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2744" calcext:value-type="float">
            <text:p>1274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3854" calcext:value-type="float">
            <text:p>38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9607" calcext:value-type="float">
            <text:p>299607</text:p>
          </table:table-cell>
          <table:table-cell office:value-type="float" office:value="294796" calcext:value-type="float">
            <text:p>294796</text:p>
          </table:table-cell>
          <table:table-cell office:value-type="float" office:value="1242" calcext:value-type="float">
            <text:p>1242</text:p>
          </table:table-cell>
          <table:table-cell office:value-type="float" office:value="3569" calcext:value-type="float">
            <text:p>3569</text:p>
          </table:table-cell>
          <table:table-cell office:value-type="float" office:value="496" calcext:value-type="float">
            <text:p>496</text:p>
          </table:table-cell>
          <table:table-cell office:value-type="float" office:value="2324" calcext:value-type="float">
            <text:p>2324</text:p>
          </table:table-cell>
          <table:table-cell office:value-type="float" office:value="2321" calcext:value-type="float">
            <text:p>2321</text:p>
          </table:table-cell>
          <table:table-cell office:value-type="float" office:value="4511" calcext:value-type="float">
            <text:p>4511</text:p>
          </table:table-cell>
          <table:table-cell office:value-type="float" office:value="2246" calcext:value-type="float">
            <text:p>2246</text:p>
          </table:table-cell>
          <table:table-cell office:value-type="float" office:value="1782" calcext:value-type="float">
            <text:p>1782</text:p>
          </table:table-cell>
          <table:table-cell office:value-type="float" office:value="770" calcext:value-type="float">
            <text:p>770</text:p>
          </table:table-cell>
          <table:table-cell office:value-type="float" office:value="1716" calcext:value-type="float">
            <text:p>1716</text:p>
          </table:table-cell>
          <table:table-cell office:value-type="float" office:value="2221" calcext:value-type="float">
            <text:p>2221</text:p>
          </table:table-cell>
          <table:table-cell office:value-type="float" office:value="4182" calcext:value-type="float">
            <text:p>41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1751" calcext:value-type="float">
            <text:p>231751</text:p>
          </table:table-cell>
          <table:table-cell office:value-type="float" office:value="225524" calcext:value-type="float">
            <text:p>225524</text:p>
          </table:table-cell>
          <table:table-cell office:value-type="float" office:value="1248" calcext:value-type="float">
            <text:p>1248</text:p>
          </table:table-cell>
          <table:table-cell office:value-type="float" office:value="4979" calcext:value-type="float">
            <text:p>4979</text:p>
          </table:table-cell>
          <table:table-cell office:value-type="float" office:value="574" calcext:value-type="float">
            <text:p>574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076" calcext:value-type="float">
            <text:p>1076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983" calcext:value-type="float">
            <text:p>49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8798" calcext:value-type="float">
            <text:p>188798</text:p>
          </table:table-cell>
          <table:table-cell office:value-type="float" office:value="184026" calcext:value-type="float">
            <text:p>184026</text:p>
          </table:table-cell>
          <table:table-cell office:value-type="float" office:value="1172" calcext:value-type="float">
            <text:p>1172</text:p>
          </table:table-cell>
          <table:table-cell office:value-type="float" office:value="3600" calcext:value-type="float">
            <text:p>3600</text:p>
          </table:table-cell>
          <table:table-cell office:value-type="float" office:value="444" calcext:value-type="float">
            <text:p>444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63" calcext:value-type="float">
            <text:p>963</text:p>
          </table:table-cell>
          <table:table-cell office:value-type="float" office:value="161" calcext:value-type="float">
            <text:p>16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879" calcext:value-type="float">
            <text:p>38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7307" calcext:value-type="float">
            <text:p>307307</text:p>
          </table:table-cell>
          <table:table-cell office:value-type="float" office:value="302867" calcext:value-type="float">
            <text:p>302867</text:p>
          </table:table-cell>
          <table:table-cell office:value-type="float" office:value="1025" calcext:value-type="float">
            <text:p>1025</text:p>
          </table:table-cell>
          <table:table-cell office:value-type="float" office:value="3415" calcext:value-type="float">
            <text:p>3415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2339" calcext:value-type="float">
            <text:p>2339</text:p>
          </table:table-cell>
          <table:table-cell office:value-type="float" office:value="249" calcext:value-type="float">
            <text:p>249</text:p>
          </table:table-cell>
          <table:table-cell office:value-type="float" office:value="2263" calcext:value-type="float">
            <text:p>2263</text:p>
          </table:table-cell>
          <table:table-cell office:value-type="float" office:value="1646" calcext:value-type="float">
            <text:p>1646</text:p>
          </table:table-cell>
          <table:table-cell office:value-type="float" office:value="1033" calcext:value-type="float">
            <text:p>1033</text:p>
          </table:table-cell>
          <table:table-cell office:value-type="float" office:value="2030" calcext:value-type="float">
            <text:p>2030</text:p>
          </table:table-cell>
          <table:table-cell office:value-type="float" office:value="2237" calcext:value-type="float">
            <text:p>2237</text:p>
          </table:table-cell>
          <table:table-cell office:value-type="float" office:value="3844" calcext:value-type="float">
            <text:p>3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7705" calcext:value-type="float">
            <text:p>387705</text:p>
          </table:table-cell>
          <table:table-cell office:value-type="float" office:value="380512" calcext:value-type="float">
            <text:p>380512</text:p>
          </table:table-cell>
          <table:table-cell office:value-type="float" office:value="1293" calcext:value-type="float">
            <text:p>1293</text:p>
          </table:table-cell>
          <table:table-cell office:value-type="float" office:value="5900" calcext:value-type="float">
            <text:p>5900</text:p>
          </table:table-cell>
          <table:table-cell office:value-type="float" office:value="564" calcext:value-type="float">
            <text:p>564</text:p>
          </table:table-cell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284" calcext:value-type="float">
            <text:p>1284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5644" calcext:value-type="float">
            <text:p>56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3302" calcext:value-type="float">
            <text:p>263302</text:p>
          </table:table-cell>
          <table:table-cell office:value-type="float" office:value="257967" calcext:value-type="float">
            <text:p>257967</text:p>
          </table:table-cell>
          <table:table-cell office:value-type="float" office:value="1403" calcext:value-type="float">
            <text:p>1403</text:p>
          </table:table-cell>
          <table:table-cell office:value-type="float" office:value="3932" calcext:value-type="float">
            <text:p>3932</text:p>
          </table:table-cell>
          <table:table-cell office:value-type="float" office:value="963" calcext:value-type="float">
            <text:p>963</text:p>
          </table:table-cell>
          <table:table-cell office:value-type="float" office:value="2337" calcext:value-type="float">
            <text:p>2337</text:p>
          </table:table-cell>
          <table:table-cell office:value-type="float" office:value="2340" calcext:value-type="float">
            <text:p>2340</text:p>
          </table:table-cell>
          <table:table-cell office:value-type="float" office:value="2261" calcext:value-type="float">
            <text:p>2261</text:p>
          </table:table-cell>
          <table:table-cell office:value-type="float" office:value="2265" calcext:value-type="float">
            <text:p>2265</text:p>
          </table:table-cell>
          <table:table-cell office:value-type="float" office:value="1582" calcext:value-type="float">
            <text:p>1582</text:p>
          </table:table-cell>
          <table:table-cell office:value-type="float" office:value="889" calcext:value-type="float">
            <text:p>889</text:p>
          </table:table-cell>
          <table:table-cell office:value-type="float" office:value="1981" calcext:value-type="float">
            <text:p>1981</text:p>
          </table:table-cell>
          <table:table-cell office:value-type="float" office:value="2235" calcext:value-type="float">
            <text:p>2235</text:p>
          </table:table-cell>
          <table:table-cell office:value-type="float" office:value="4121" calcext:value-type="float">
            <text:p>41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3041" calcext:value-type="float">
            <text:p>243041</text:p>
          </table:table-cell>
          <table:table-cell office:value-type="float" office:value="238006" calcext:value-type="float">
            <text:p>238006</text:p>
          </table:table-cell>
          <table:table-cell office:value-type="float" office:value="1237" calcext:value-type="float">
            <text:p>1237</text:p>
          </table:table-cell>
          <table:table-cell office:value-type="float" office:value="3798" calcext:value-type="float">
            <text:p>3798</text:p>
          </table:table-cell>
          <table:table-cell office:value-type="float" office:value="382" calcext:value-type="float">
            <text:p>382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426" calcext:value-type="float">
            <text:p>1426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117" calcext:value-type="float">
            <text:p>4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0551" calcext:value-type="float">
            <text:p>320551</text:p>
          </table:table-cell>
          <table:table-cell office:value-type="float" office:value="315854" calcext:value-type="float">
            <text:p>315854</text:p>
          </table:table-cell>
          <table:table-cell office:value-type="float" office:value="1403" calcext:value-type="float">
            <text:p>1403</text:p>
          </table:table-cell>
          <table:table-cell office:value-type="float" office:value="3294" calcext:value-type="float">
            <text:p>3294</text:p>
          </table:table-cell>
          <table:table-cell office:value-type="float" office:value="2231" calcext:value-type="float">
            <text:p>2231</text:p>
          </table:table-cell>
          <table:table-cell office:value-type="float" office:value="2359" calcext:value-type="float">
            <text:p>2359</text:p>
          </table:table-cell>
          <table:table-cell office:value-type="float" office:value="2353" calcext:value-type="float">
            <text:p>2353</text:p>
          </table:table-cell>
          <table:table-cell office:value-type="float" office:value="2262" calcext:value-type="float">
            <text:p>2262</text:p>
          </table:table-cell>
          <table:table-cell office:value-type="float" office:value="2261" calcext:value-type="float">
            <text:p>2261</text:p>
          </table:table-cell>
          <table:table-cell office:value-type="float" office:value="3819" calcext:value-type="float">
            <text:p>3819</text:p>
          </table:table-cell>
          <table:table-cell office:value-type="float" office:value="3169" calcext:value-type="float">
            <text:p>3169</text:p>
          </table:table-cell>
          <table:table-cell office:value-type="float" office:value="2023" calcext:value-type="float">
            <text:p>2023</text:p>
          </table:table-cell>
          <table:table-cell office:value-type="float" office:value="2224" calcext:value-type="float">
            <text:p>2224</text:p>
          </table:table-cell>
          <table:table-cell office:value-type="float" office:value="3731" calcext:value-type="float">
            <text:p>37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3855" calcext:value-type="float">
            <text:p>343855</text:p>
          </table:table-cell>
          <table:table-cell office:value-type="float" office:value="338312" calcext:value-type="float">
            <text:p>338312</text:p>
          </table:table-cell>
          <table:table-cell office:value-type="float" office:value="1091" calcext:value-type="float">
            <text:p>1091</text:p>
          </table:table-cell>
          <table:table-cell office:value-type="float" office:value="4452" calcext:value-type="float">
            <text:p>4452</text:p>
          </table:table-cell>
          <table:table-cell office:value-type="float" office:value="487" calcext:value-type="float">
            <text:p>487</text:p>
          </table:table-cell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9288" calcext:value-type="float">
            <text:p>19288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498" calcext:value-type="float">
            <text:p>44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477" calcext:value-type="float">
            <text:p>475477</text:p>
          </table:table-cell>
          <table:table-cell office:value-type="float" office:value="468587" calcext:value-type="float">
            <text:p>468587</text:p>
          </table:table-cell>
          <table:table-cell office:value-type="float" office:value="1407" calcext:value-type="float">
            <text:p>1407</text:p>
          </table:table-cell>
          <table:table-cell office:value-type="float" office:value="5483" calcext:value-type="float">
            <text:p>5483</text:p>
          </table:table-cell>
          <table:table-cell office:value-type="float" office:value="460" calcext:value-type="float">
            <text:p>460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2427" calcext:value-type="float">
            <text:p>24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5031" calcext:value-type="float">
            <text:p>795031</text:p>
          </table:table-cell>
          <table:table-cell office:value-type="float" office:value="788772" calcext:value-type="float">
            <text:p>788772</text:p>
          </table:table-cell>
          <table:table-cell office:value-type="float" office:value="1397" calcext:value-type="float">
            <text:p>1397</text:p>
          </table:table-cell>
          <table:table-cell office:value-type="float" office:value="4862" calcext:value-type="float">
            <text:p>4862</text:p>
          </table:table-cell>
          <table:table-cell office:value-type="float" office:value="476" calcext:value-type="float">
            <text:p>476</text:p>
          </table:table-cell>
          <table:table-cell office:value-type="float" office:value="283" calcext:value-type="float">
            <text:p>28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980" calcext:value-type="float">
            <text:p>1980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4834" calcext:value-type="float">
            <text:p>48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333" calcext:value-type="float">
            <text:p>501333</text:p>
          </table:table-cell>
          <table:table-cell office:value-type="float" office:value="493134" calcext:value-type="float">
            <text:p>493134</text:p>
          </table:table-cell>
          <table:table-cell office:value-type="float" office:value="1533" calcext:value-type="float">
            <text:p>1533</text:p>
          </table:table-cell>
          <table:table-cell office:value-type="float" office:value="6666" calcext:value-type="float">
            <text:p>6666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177" calcext:value-type="float">
            <text:p>3177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132" calcext:value-type="float">
            <text:p>61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9021" calcext:value-type="float">
            <text:p>329021</text:p>
          </table:table-cell>
          <table:table-cell office:value-type="float" office:value="324512" calcext:value-type="float">
            <text:p>324512</text:p>
          </table:table-cell>
          <table:table-cell office:value-type="float" office:value="1062" calcext:value-type="float">
            <text:p>1062</text:p>
          </table:table-cell>
          <table:table-cell office:value-type="float" office:value="3447" calcext:value-type="float">
            <text:p>3447</text:p>
          </table:table-cell>
          <table:table-cell office:value-type="float" office:value="372" calcext:value-type="float">
            <text:p>372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983" calcext:value-type="float">
            <text:p>1983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796" calcext:value-type="float">
            <text:p>37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9246" calcext:value-type="float">
            <text:p>639246</text:p>
          </table:table-cell>
          <table:table-cell office:value-type="float" office:value="633297" calcext:value-type="float">
            <text:p>633297</text:p>
          </table:table-cell>
          <table:table-cell office:value-type="float" office:value="1141" calcext:value-type="float">
            <text:p>1141</text:p>
          </table:table-cell>
          <table:table-cell office:value-type="float" office:value="4808" calcext:value-type="float">
            <text:p>4808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8425" calcext:value-type="float">
            <text:p>38425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4818" calcext:value-type="float">
            <text:p>4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6065" calcext:value-type="float">
            <text:p>666065</text:p>
          </table:table-cell>
          <table:table-cell office:value-type="float" office:value="659911" calcext:value-type="float">
            <text:p>659911</text:p>
          </table:table-cell>
          <table:table-cell office:value-type="float" office:value="1465" calcext:value-type="float">
            <text:p>1465</text:p>
          </table:table-cell>
          <table:table-cell office:value-type="float" office:value="4689" calcext:value-type="float">
            <text:p>4689</text:p>
          </table:table-cell>
          <table:table-cell office:value-type="float" office:value="424" calcext:value-type="float">
            <text:p>424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499" calcext:value-type="float">
            <text:p>1499</text:p>
          </table:table-cell>
          <table:table-cell office:value-type="float" office:value="152" calcext:value-type="float">
            <text:p>152</text:p>
          </table:table-cell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float" office:value="4749" calcext:value-type="float">
            <text:p>47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276" calcext:value-type="float">
            <text:p>383276</text:p>
          </table:table-cell>
          <table:table-cell office:value-type="float" office:value="378868" calcext:value-type="float">
            <text:p>378868</text:p>
          </table:table-cell>
          <table:table-cell office:value-type="float" office:value="1024" calcext:value-type="float">
            <text:p>1024</text:p>
          </table:table-cell>
          <table:table-cell office:value-type="float" office:value="3384" calcext:value-type="float">
            <text:p>3384</text:p>
          </table:table-cell>
          <table:table-cell office:value-type="float" office:value="385" calcext:value-type="float">
            <text:p>385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0365" calcext:value-type="float">
            <text:p>30365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3777" calcext:value-type="float">
            <text:p>37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0486" calcext:value-type="float">
            <text:p>610486</text:p>
          </table:table-cell>
          <table:table-cell office:value-type="float" office:value="604584" calcext:value-type="float">
            <text:p>604584</text:p>
          </table:table-cell>
          <table:table-cell office:value-type="float" office:value="1109" calcext:value-type="float">
            <text:p>1109</text:p>
          </table:table-cell>
          <table:table-cell office:value-type="float" office:value="4793" calcext:value-type="float">
            <text:p>4793</text:p>
          </table:table-cell>
          <table:table-cell office:value-type="float" office:value="431" calcext:value-type="float">
            <text:p>431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493" calcext:value-type="float">
            <text:p>1493</text:p>
          </table:table-cell>
          <table:table-cell office:value-type="float" office:value="153" calcext:value-type="float">
            <text:p>153</text:p>
          </table:table-cell>
          <table:table-cell office:value-type="float" office:value="638" calcext:value-type="float">
            <text:p>638</text:p>
          </table:table-cell>
          <table:table-cell office:value-type="float" office:value="27" calcext:value-type="float">
            <text:p>27</text:p>
          </table:table-cell>
          <table:table-cell office:value-type="float" office:value="4887" calcext:value-type="float">
            <text:p>48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4625" calcext:value-type="float">
            <text:p>2774625</text:p>
          </table:table-cell>
          <table:table-cell office:value-type="float" office:value="2768594" calcext:value-type="float">
            <text:p>2768594</text:p>
          </table:table-cell>
          <table:table-cell office:value-type="float" office:value="1217" calcext:value-type="float">
            <text:p>1217</text:p>
          </table:table-cell>
          <table:table-cell office:value-type="float" office:value="4814" calcext:value-type="float">
            <text:p>4814</text:p>
          </table:table-cell>
          <table:table-cell office:value-type="float" office:value="565" calcext:value-type="float">
            <text:p>565</text:p>
          </table:table-cell>
          <table:table-cell office:value-type="float" office:value="256" calcext:value-type="float">
            <text:p>256</text:p>
          </table:table-cell>
          <table:table-cell office:value-type="float" office:value="195" calcext:value-type="float">
            <text:p>195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400" calcext:value-type="float">
            <text:p>1400</text:p>
          </table:table-cell>
          <table:table-cell office:value-type="float" office:value="981" calcext:value-type="float">
            <text:p>981</text:p>
          </table:table-cell>
          <table:table-cell office:value-type="float" office:value="2020" calcext:value-type="float">
            <text:p>2020</text:p>
          </table:table-cell>
          <table:table-cell office:value-type="float" office:value="3960" calcext:value-type="float">
            <text:p>3960</text:p>
          </table:table-cell>
          <table:table-cell office:value-type="float" office:value="4746" calcext:value-type="float">
            <text:p>47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098" calcext:value-type="float">
            <text:p>178098</text:p>
          </table:table-cell>
          <table:table-cell office:value-type="float" office:value="173591" calcext:value-type="float">
            <text:p>173591</text:p>
          </table:table-cell>
          <table:table-cell office:value-type="float" office:value="1128" calcext:value-type="float">
            <text:p>1128</text:p>
          </table:table-cell>
          <table:table-cell office:value-type="float" office:value="3379" calcext:value-type="float">
            <text:p>3379</text:p>
          </table:table-cell>
          <table:table-cell office:value-type="float" office:value="363" calcext:value-type="float">
            <text:p>363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80" calcext:value-type="float">
            <text:p>780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084" calcext:value-type="float">
            <text:p>40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 office:value-type="float" office:value="229690" calcext:value-type="float">
            <text:p>229690</text:p>
          </table:table-cell>
          <table:table-cell office:value-type="float" office:value="1001" calcext:value-type="float">
            <text:p>1001</text:p>
          </table:table-cell>
          <table:table-cell office:value-type="float" office:value="3809" calcext:value-type="float">
            <text:p>3809</text:p>
          </table:table-cell>
          <table:table-cell office:value-type="float" office:value="387" calcext:value-type="float">
            <text:p>387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43" calcext:value-type="float">
            <text:p>843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303" calcext:value-type="float">
            <text:p>43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044" calcext:value-type="float">
            <text:p>156044</text:p>
          </table:table-cell>
          <table:table-cell office:value-type="float" office:value="151662" calcext:value-type="float">
            <text:p>151662</text:p>
          </table:table-cell>
          <table:table-cell office:value-type="float" office:value="990" calcext:value-type="float">
            <text:p>990</text:p>
          </table:table-cell>
          <table:table-cell office:value-type="float" office:value="3392" calcext:value-type="float">
            <text:p>3392</text:p>
          </table:table-cell>
          <table:table-cell office:value-type="float" office:value="363" calcext:value-type="float">
            <text:p>36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64" calcext:value-type="float">
            <text:p>764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708" calcext:value-type="float">
            <text:p>3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1716" calcext:value-type="float">
            <text:p>161716</text:p>
          </table:table-cell>
          <table:table-cell office:value-type="float" office:value="157276" calcext:value-type="float">
            <text:p>157276</text:p>
          </table:table-cell>
          <table:table-cell office:value-type="float" office:value="1199" calcext:value-type="float">
            <text:p>1199</text:p>
          </table:table-cell>
          <table:table-cell office:value-type="float" office:value="3241" calcext:value-type="float">
            <text:p>3241</text:p>
          </table:table-cell>
          <table:table-cell office:value-type="float" office:value="383" calcext:value-type="float">
            <text:p>383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11" calcext:value-type="float">
            <text:p>811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650" calcext:value-type="float">
            <text:p>36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201" calcext:value-type="float">
            <text:p>152201</text:p>
          </table:table-cell>
          <table:table-cell office:value-type="float" office:value="147633" calcext:value-type="float">
            <text:p>147633</text:p>
          </table:table-cell>
          <table:table-cell office:value-type="float" office:value="1051" calcext:value-type="float">
            <text:p>1051</text:p>
          </table:table-cell>
          <table:table-cell office:value-type="float" office:value="3517" calcext:value-type="float">
            <text:p>3517</text:p>
          </table:table-cell>
          <table:table-cell office:value-type="float" office:value="368" calcext:value-type="float">
            <text:p>36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60" calcext:value-type="float">
            <text:p>760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830" calcext:value-type="float">
            <text:p>38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62591" calcext:value-type="float">
            <text:p>2862591</text:p>
          </table:table-cell>
          <table:table-cell office:value-type="float" office:value="2855880" calcext:value-type="float">
            <text:p>2855880</text:p>
          </table:table-cell>
          <table:table-cell office:value-type="float" office:value="1222" calcext:value-type="float">
            <text:p>1222</text:p>
          </table:table-cell>
          <table:table-cell office:value-type="float" office:value="5489" calcext:value-type="float">
            <text:p>5489</text:p>
          </table:table-cell>
          <table:table-cell office:value-type="float" office:value="3801" calcext:value-type="float">
            <text:p>3801</text:p>
          </table:table-cell>
          <table:table-cell office:value-type="float" office:value="2541" calcext:value-type="float">
            <text:p>2541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440" calcext:value-type="float">
            <text:p>5440</text:p>
          </table:table-cell>
          <table:table-cell office:value-type="float" office:value="1211" calcext:value-type="float">
            <text:p>1211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5303" calcext:value-type="float">
            <text:p>53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4616" calcext:value-type="float">
            <text:p>2384616</text:p>
          </table:table-cell>
          <table:table-cell office:value-type="float" office:value="2379914" calcext:value-type="float">
            <text:p>2379914</text:p>
          </table:table-cell>
          <table:table-cell office:value-type="float" office:value="1081" calcext:value-type="float">
            <text:p>1081</text:p>
          </table:table-cell>
          <table:table-cell office:value-type="float" office:value="3621" calcext:value-type="float">
            <text:p>3621</text:p>
          </table:table-cell>
          <table:table-cell office:value-type="float" office:value="393" calcext:value-type="float">
            <text:p>393</text:p>
          </table:table-cell>
          <table:table-cell office:value-type="float" office:value="234" calcext:value-type="float">
            <text:p>23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750" calcext:value-type="float">
            <text:p>2750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005" calcext:value-type="float">
            <text:p>4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08550" calcext:value-type="float">
            <text:p>2308550</text:p>
          </table:table-cell>
          <table:table-cell office:value-type="float" office:value="2301862" calcext:value-type="float">
            <text:p>2301862</text:p>
          </table:table-cell>
          <table:table-cell office:value-type="float" office:value="1162" calcext:value-type="float">
            <text:p>1162</text:p>
          </table:table-cell>
          <table:table-cell office:value-type="float" office:value="5526" calcext:value-type="float">
            <text:p>5526</text:p>
          </table:table-cell>
          <table:table-cell office:value-type="float" office:value="588" calcext:value-type="float">
            <text:p>588</text:p>
          </table:table-cell>
          <table:table-cell office:value-type="float" office:value="2354" calcext:value-type="float">
            <text:p>2354</text:p>
          </table:table-cell>
          <table:table-cell office:value-type="float" office:value="2353" calcext:value-type="float">
            <text:p>2353</text:p>
          </table:table-cell>
          <table:table-cell office:value-type="float" office:value="2297" calcext:value-type="float">
            <text:p>2297</text:p>
          </table:table-cell>
          <table:table-cell office:value-type="float" office:value="2300" calcext:value-type="float">
            <text:p>2300</text:p>
          </table:table-cell>
          <table:table-cell office:value-type="float" office:value="1273" calcext:value-type="float">
            <text:p>1273</text:p>
          </table:table-cell>
          <table:table-cell office:value-type="float" office:value="944" calcext:value-type="float">
            <text:p>944</text:p>
          </table:table-cell>
          <table:table-cell office:value-type="float" office:value="721" calcext:value-type="float">
            <text:p>721</text:p>
          </table:table-cell>
          <table:table-cell office:value-type="float" office:value="2354" calcext:value-type="float">
            <text:p>2354</text:p>
          </table:table-cell>
          <table:table-cell office:value-type="float" office:value="5373" calcext:value-type="float">
            <text:p>53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165" calcext:value-type="float">
            <text:p>190165</text:p>
          </table:table-cell>
          <table:table-cell office:value-type="float" office:value="185417" calcext:value-type="float">
            <text:p>185417</text:p>
          </table:table-cell>
          <table:table-cell office:value-type="float" office:value="1383" calcext:value-type="float">
            <text:p>1383</text:p>
          </table:table-cell>
          <table:table-cell office:value-type="float" office:value="3365" calcext:value-type="float">
            <text:p>3365</text:p>
          </table:table-cell>
          <table:table-cell office:value-type="float" office:value="384" calcext:value-type="float">
            <text:p>384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15" calcext:value-type="float">
            <text:p>815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3768" calcext:value-type="float">
            <text:p>37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254" calcext:value-type="float">
            <text:p>173254</text:p>
          </table:table-cell>
          <table:table-cell office:value-type="float" office:value="168691" calcext:value-type="float">
            <text:p>168691</text:p>
          </table:table-cell>
          <table:table-cell office:value-type="float" office:value="1074" calcext:value-type="float">
            <text:p>1074</text:p>
          </table:table-cell>
          <table:table-cell office:value-type="float" office:value="3489" calcext:value-type="float">
            <text:p>3489</text:p>
          </table:table-cell>
          <table:table-cell office:value-type="float" office:value="383" calcext:value-type="float">
            <text:p>383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948" calcext:value-type="float">
            <text:p>4948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949" calcext:value-type="float">
            <text:p>39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896" calcext:value-type="float">
            <text:p>143896</text:p>
          </table:table-cell>
          <table:table-cell office:value-type="float" office:value="139875" calcext:value-type="float">
            <text:p>139875</text:p>
          </table:table-cell>
          <table:table-cell office:value-type="float" office:value="891" calcext:value-type="float">
            <text:p>891</text:p>
          </table:table-cell>
          <table:table-cell office:value-type="float" office:value="3130" calcext:value-type="float">
            <text:p>3130</text:p>
          </table:table-cell>
          <table:table-cell office:value-type="float" office:value="351" calcext:value-type="float">
            <text:p>351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24" calcext:value-type="float">
            <text:p>724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526" calcext:value-type="float">
            <text:p>35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7138" calcext:value-type="float">
            <text:p>177138</text:p>
          </table:table-cell>
          <table:table-cell office:value-type="float" office:value="172161" calcext:value-type="float">
            <text:p>172161</text:p>
          </table:table-cell>
          <table:table-cell office:value-type="float" office:value="1669" calcext:value-type="float">
            <text:p>1669</text:p>
          </table:table-cell>
          <table:table-cell office:value-type="float" office:value="3308" calcext:value-type="float">
            <text:p>3308</text:p>
          </table:table-cell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42" calcext:value-type="float">
            <text:p>74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670" calcext:value-type="float">
            <text:p>36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7638" calcext:value-type="float">
            <text:p>187638</text:p>
          </table:table-cell>
          <table:table-cell office:value-type="float" office:value="182318" calcext:value-type="float">
            <text:p>182318</text:p>
          </table:table-cell>
          <table:table-cell office:value-type="float" office:value="1079" calcext:value-type="float">
            <text:p>1079</text:p>
          </table:table-cell>
          <table:table-cell office:value-type="float" office:value="4241" calcext:value-type="float">
            <text:p>4241</text:p>
          </table:table-cell>
          <table:table-cell office:value-type="float" office:value="397" calcext:value-type="float">
            <text:p>397</text:p>
          </table:table-cell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957" calcext:value-type="float">
            <text:p>957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379" calcext:value-type="float">
            <text:p>43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407" calcext:value-type="float">
            <text:p>156407</text:p>
          </table:table-cell>
          <table:table-cell office:value-type="float" office:value="151835" calcext:value-type="float">
            <text:p>151835</text:p>
          </table:table-cell>
          <table:table-cell office:value-type="float" office:value="987" calcext:value-type="float">
            <text:p>987</text:p>
          </table:table-cell>
          <table:table-cell office:value-type="float" office:value="3585" calcext:value-type="float">
            <text:p>3585</text:p>
          </table:table-cell>
          <table:table-cell office:value-type="float" office:value="366" calcext:value-type="float">
            <text:p>366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841" calcext:value-type="float">
            <text:p>38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3180" calcext:value-type="float">
            <text:p>233180</text:p>
          </table:table-cell>
          <table:table-cell office:value-type="float" office:value="227208" calcext:value-type="float">
            <text:p>227208</text:p>
          </table:table-cell>
          <table:table-cell office:value-type="float" office:value="1036" calcext:value-type="float">
            <text:p>1036</text:p>
          </table:table-cell>
          <table:table-cell office:value-type="float" office:value="4936" calcext:value-type="float">
            <text:p>4936</text:p>
          </table:table-cell>
          <table:table-cell office:value-type="float" office:value="513" calcext:value-type="float">
            <text:p>513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910" calcext:value-type="float">
            <text:p>910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886" calcext:value-type="float">
            <text:p>48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7737" calcext:value-type="float">
            <text:p>187737</text:p>
          </table:table-cell>
          <table:table-cell office:value-type="float" office:value="183356" calcext:value-type="float">
            <text:p>183356</text:p>
          </table:table-cell>
          <table:table-cell office:value-type="float" office:value="973" calcext:value-type="float">
            <text:p>973</text:p>
          </table:table-cell>
          <table:table-cell office:value-type="float" office:value="3408" calcext:value-type="float">
            <text:p>3408</text:p>
          </table:table-cell>
          <table:table-cell office:value-type="float" office:value="381" calcext:value-type="float">
            <text:p>381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57" calcext:value-type="float">
            <text:p>857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3744" calcext:value-type="float">
            <text:p>37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2226" calcext:value-type="float">
            <text:p>312226</text:p>
          </table:table-cell>
          <table:table-cell office:value-type="float" office:value="306794" calcext:value-type="float">
            <text:p>306794</text:p>
          </table:table-cell>
          <table:table-cell office:value-type="float" office:value="1420" calcext:value-type="float">
            <text:p>1420</text:p>
          </table:table-cell>
          <table:table-cell office:value-type="float" office:value="4012" calcext:value-type="float">
            <text:p>4012</text:p>
          </table:table-cell>
          <table:table-cell office:value-type="float" office:value="948" calcext:value-type="float">
            <text:p>948</text:p>
          </table:table-cell>
          <table:table-cell office:value-type="float" office:value="2336" calcext:value-type="float">
            <text:p>2336</text:p>
          </table:table-cell>
          <table:table-cell office:value-type="float" office:value="2335" calcext:value-type="float">
            <text:p>2335</text:p>
          </table:table-cell>
          <table:table-cell office:value-type="float" office:value="2254" calcext:value-type="float">
            <text:p>2254</text:p>
          </table:table-cell>
          <table:table-cell office:value-type="float" office:value="2255" calcext:value-type="float">
            <text:p>2255</text:p>
          </table:table-cell>
          <table:table-cell office:value-type="float" office:value="3059" calcext:value-type="float">
            <text:p>3059</text:p>
          </table:table-cell>
          <table:table-cell office:value-type="float" office:value="714" calcext:value-type="float">
            <text:p>714</text:p>
          </table:table-cell>
          <table:table-cell office:value-type="float" office:value="2088" calcext:value-type="float">
            <text:p>2088</text:p>
          </table:table-cell>
          <table:table-cell office:value-type="float" office:value="2320" calcext:value-type="float">
            <text:p>2320</text:p>
          </table:table-cell>
          <table:table-cell office:value-type="float" office:value="4419" calcext:value-type="float">
            <text:p>44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2016" calcext:value-type="float">
            <text:p>162016</text:p>
          </table:table-cell>
          <table:table-cell office:value-type="float" office:value="157816" calcext:value-type="float">
            <text:p>157816</text:p>
          </table:table-cell>
          <table:table-cell office:value-type="float" office:value="976" calcext:value-type="float">
            <text:p>976</text:p>
          </table:table-cell>
          <table:table-cell office:value-type="float" office:value="3224" calcext:value-type="float">
            <text:p>3224</text:p>
          </table:table-cell>
          <table:table-cell office:value-type="float" office:value="353" calcext:value-type="float">
            <text:p>353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86" calcext:value-type="float">
            <text:p>786</text:p>
          </table:table-cell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467" calcext:value-type="float">
            <text:p>34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4443" calcext:value-type="float">
            <text:p>394443</text:p>
          </table:table-cell>
          <table:table-cell office:value-type="float" office:value="384713" calcext:value-type="float">
            <text:p>384713</text:p>
          </table:table-cell>
          <table:table-cell office:value-type="float" office:value="1177" calcext:value-type="float">
            <text:p>1177</text:p>
          </table:table-cell>
          <table:table-cell office:value-type="float" office:value="8553" calcext:value-type="float">
            <text:p>8553</text:p>
          </table:table-cell>
          <table:table-cell office:value-type="float" office:value="700" calcext:value-type="float">
            <text:p>700</text:p>
          </table:table-cell>
          <table:table-cell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84" calcext:value-type="float">
            <text:p>1584</text:p>
          </table:table-cell>
          <table:table-cell office:value-type="float" office:value="168" calcext:value-type="float">
            <text:p>16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708" calcext:value-type="float">
            <text:p>77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8287" calcext:value-type="float">
            <text:p>258287</text:p>
          </table:table-cell>
          <table:table-cell office:value-type="float" office:value="253101" calcext:value-type="float">
            <text:p>253101</text:p>
          </table:table-cell>
          <table:table-cell office:value-type="float" office:value="1042" calcext:value-type="float">
            <text:p>1042</text:p>
          </table:table-cell>
          <table:table-cell office:value-type="float" office:value="4144" calcext:value-type="float">
            <text:p>4144</text:p>
          </table:table-cell>
          <table:table-cell office:value-type="float" office:value="426" calcext:value-type="float">
            <text:p>426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1118" calcext:value-type="float">
            <text:p>21118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4420" calcext:value-type="float">
            <text:p>44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868" calcext:value-type="float">
            <text:p>157868</text:p>
          </table:table-cell>
          <table:table-cell office:value-type="float" office:value="153718" calcext:value-type="float">
            <text:p>153718</text:p>
          </table:table-cell>
          <table:table-cell office:value-type="float" office:value="1054" calcext:value-type="float">
            <text:p>1054</text:p>
          </table:table-cell>
          <table:table-cell office:value-type="float" office:value="3096" calcext:value-type="float">
            <text:p>3096</text:p>
          </table:table-cell>
          <table:table-cell office:value-type="float" office:value="350" calcext:value-type="float">
            <text:p>350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56" calcext:value-type="float">
            <text:p>856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360" calcext:value-type="float">
            <text:p>33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2560" calcext:value-type="float">
            <text:p>172560</text:p>
          </table:table-cell>
          <table:table-cell office:value-type="float" office:value="168090" calcext:value-type="float">
            <text:p>168090</text:p>
          </table:table-cell>
          <table:table-cell office:value-type="float" office:value="1010" calcext:value-type="float">
            <text:p>1010</text:p>
          </table:table-cell>
          <table:table-cell office:value-type="float" office:value="3460" calcext:value-type="float">
            <text:p>3460</text:p>
          </table:table-cell>
          <table:table-cell office:value-type="float" office:value="390" calcext:value-type="float">
            <text:p>390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51" calcext:value-type="float">
            <text:p>851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781" calcext:value-type="float">
            <text:p>37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899" calcext:value-type="float">
            <text:p>163899</text:p>
          </table:table-cell>
          <table:table-cell office:value-type="float" office:value="159687" calcext:value-type="float">
            <text:p>159687</text:p>
          </table:table-cell>
          <table:table-cell office:value-type="float" office:value="993" calcext:value-type="float">
            <text:p>993</text:p>
          </table:table-cell>
          <table:table-cell office:value-type="float" office:value="3219" calcext:value-type="float">
            <text:p>3219</text:p>
          </table:table-cell>
          <table:table-cell office:value-type="float" office:value="375" calcext:value-type="float">
            <text:p>375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54" calcext:value-type="float">
            <text:p>854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3624" calcext:value-type="float">
            <text:p>36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631" calcext:value-type="float">
            <text:p>178631</text:p>
          </table:table-cell>
          <table:table-cell office:value-type="float" office:value="173839" calcext:value-type="float">
            <text:p>173839</text:p>
          </table:table-cell>
          <table:table-cell office:value-type="float" office:value="1067" calcext:value-type="float">
            <text:p>1067</text:p>
          </table:table-cell>
          <table:table-cell office:value-type="float" office:value="3725" calcext:value-type="float">
            <text:p>3725</text:p>
          </table:table-cell>
          <table:table-cell office:value-type="float" office:value="404" calcext:value-type="float">
            <text:p>404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856" calcext:value-type="float">
            <text:p>856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064" calcext:value-type="float">
            <text:p>40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2975" calcext:value-type="float">
            <text:p>402975</text:p>
          </table:table-cell>
          <table:table-cell office:value-type="float" office:value="396849" calcext:value-type="float">
            <text:p>396849</text:p>
          </table:table-cell>
          <table:table-cell office:value-type="float" office:value="1100" calcext:value-type="float">
            <text:p>1100</text:p>
          </table:table-cell>
          <table:table-cell office:value-type="float" office:value="5026" calcext:value-type="float">
            <text:p>5026</text:p>
          </table:table-cell>
          <table:table-cell office:value-type="float" office:value="457" calcext:value-type="float">
            <text:p>457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49" calcext:value-type="float">
            <text:p>1049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210" calcext:value-type="float">
            <text:p>52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2144" calcext:value-type="float">
            <text:p>312144</text:p>
          </table:table-cell>
          <table:table-cell office:value-type="float" office:value="306721" calcext:value-type="float">
            <text:p>306721</text:p>
          </table:table-cell>
          <table:table-cell office:value-type="float" office:value="1045" calcext:value-type="float">
            <text:p>1045</text:p>
          </table:table-cell>
          <table:table-cell office:value-type="float" office:value="4378" calcext:value-type="float">
            <text:p>4378</text:p>
          </table:table-cell>
          <table:table-cell office:value-type="float" office:value="375" calcext:value-type="float">
            <text:p>375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302" calcext:value-type="float">
            <text:p>1302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29" calcext:value-type="float">
            <text:p>45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919" calcext:value-type="float">
            <text:p>194919</text:p>
          </table:table-cell>
          <table:table-cell office:value-type="float" office:value="189570" calcext:value-type="float">
            <text:p>189570</text:p>
          </table:table-cell>
          <table:table-cell office:value-type="float" office:value="1255" calcext:value-type="float">
            <text:p>1255</text:p>
          </table:table-cell>
          <table:table-cell office:value-type="float" office:value="4094" calcext:value-type="float">
            <text:p>4094</text:p>
          </table:table-cell>
          <table:table-cell office:value-type="float" office:value="379" calcext:value-type="float">
            <text:p>379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85" calcext:value-type="float">
            <text:p>885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092" calcext:value-type="float">
            <text:p>40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25827" calcext:value-type="float">
            <text:p>2825827</text:p>
          </table:table-cell>
          <table:table-cell office:value-type="float" office:value="2819851" calcext:value-type="float">
            <text:p>2819851</text:p>
          </table:table-cell>
          <table:table-cell office:value-type="float" office:value="1231" calcext:value-type="float">
            <text:p>1231</text:p>
          </table:table-cell>
          <table:table-cell office:value-type="float" office:value="4745" calcext:value-type="float">
            <text:p>4745</text:p>
          </table:table-cell>
          <table:table-cell office:value-type="float" office:value="438" calcext:value-type="float">
            <text:p>438</text:p>
          </table:table-cell>
          <table:table-cell office:value-type="float" office:value="248" calcext:value-type="float">
            <text:p>248</text:p>
          </table:table-cell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930" calcext:value-type="float">
            <text:p>1930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810" calcext:value-type="float">
            <text:p>48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685" calcext:value-type="float">
            <text:p>163685</text:p>
          </table:table-cell>
          <table:table-cell office:value-type="float" office:value="159044" calcext:value-type="float">
            <text:p>159044</text:p>
          </table:table-cell>
          <table:table-cell office:value-type="float" office:value="1048" calcext:value-type="float">
            <text:p>1048</text:p>
          </table:table-cell>
          <table:table-cell office:value-type="float" office:value="3593" calcext:value-type="float">
            <text:p>3593</text:p>
          </table:table-cell>
          <table:table-cell office:value-type="float" office:value="373" calcext:value-type="float">
            <text:p>373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902" calcext:value-type="float">
            <text:p>902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3829" calcext:value-type="float">
            <text:p>3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04863" calcext:value-type="float">
            <text:p>204863</text:p>
          </table:table-cell>
          <table:table-cell office:value-type="float" office:value="1162" calcext:value-type="float">
            <text:p>1162</text:p>
          </table:table-cell>
          <table:table-cell office:value-type="float" office:value="3975" calcext:value-type="float">
            <text:p>3975</text:p>
          </table:table-cell>
          <table:table-cell office:value-type="float" office:value="382" calcext:value-type="float">
            <text:p>382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72" calcext:value-type="float">
            <text:p>872</text:p>
          </table:table-cell>
          <table:table-cell office:value-type="float" office:value="147" calcext:value-type="float">
            <text:p>14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199" calcext:value-type="float">
            <text:p>41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433" calcext:value-type="float">
            <text:p>190433</text:p>
          </table:table-cell>
          <table:table-cell office:value-type="float" office:value="185121" calcext:value-type="float">
            <text:p>185121</text:p>
          </table:table-cell>
          <table:table-cell office:value-type="float" office:value="1161" calcext:value-type="float">
            <text:p>1161</text:p>
          </table:table-cell>
          <table:table-cell office:value-type="float" office:value="4151" calcext:value-type="float">
            <text:p>4151</text:p>
          </table:table-cell>
          <table:table-cell office:value-type="float" office:value="381" calcext:value-type="float">
            <text:p>381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74" calcext:value-type="float">
            <text:p>874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223" calcext:value-type="float">
            <text:p>42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6959" calcext:value-type="float">
            <text:p>166959</text:p>
          </table:table-cell>
          <table:table-cell office:value-type="float" office:value="162534" calcext:value-type="float">
            <text:p>162534</text:p>
          </table:table-cell>
          <table:table-cell office:value-type="float" office:value="1050" calcext:value-type="float">
            <text:p>1050</text:p>
          </table:table-cell>
          <table:table-cell office:value-type="float" office:value="3375" calcext:value-type="float">
            <text:p>3375</text:p>
          </table:table-cell>
          <table:table-cell office:value-type="float" office:value="366" calcext:value-type="float">
            <text:p>366</text:p>
          </table:table-cell>
          <table:table-cell office:value-type="float" office:value="230" calcext:value-type="float">
            <text:p>230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82" calcext:value-type="float">
            <text:p>782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672" calcext:value-type="float">
            <text:p>36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6432" calcext:value-type="float">
            <text:p>256432</text:p>
          </table:table-cell>
          <table:table-cell office:value-type="float" office:value="251603" calcext:value-type="float">
            <text:p>251603</text:p>
          </table:table-cell>
          <table:table-cell office:value-type="float" office:value="1118" calcext:value-type="float">
            <text:p>1118</text:p>
          </table:table-cell>
          <table:table-cell office:value-type="float" office:value="3711" calcext:value-type="float">
            <text:p>3711</text:p>
          </table:table-cell>
          <table:table-cell office:value-type="float" office:value="1859" calcext:value-type="float">
            <text:p>1859</text:p>
          </table:table-cell>
          <table:table-cell office:value-type="float" office:value="2436" calcext:value-type="float">
            <text:p>2436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1603" calcext:value-type="float">
            <text:p>1603</text:p>
          </table:table-cell>
          <table:table-cell office:value-type="float" office:value="1002" calcext:value-type="float">
            <text:p>1002</text:p>
          </table:table-cell>
          <table:table-cell office:value-type="float" office:value="2074" calcext:value-type="float">
            <text:p>2074</text:p>
          </table:table-cell>
          <table:table-cell office:value-type="float" office:value="2268" calcext:value-type="float">
            <text:p>2268</text:p>
          </table:table-cell>
          <table:table-cell office:value-type="float" office:value="3642" calcext:value-type="float">
            <text:p>3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905" calcext:value-type="float">
            <text:p>190905</text:p>
          </table:table-cell>
          <table:table-cell office:value-type="float" office:value="185609" calcext:value-type="float">
            <text:p>185609</text:p>
          </table:table-cell>
          <table:table-cell office:value-type="float" office:value="1350" calcext:value-type="float">
            <text:p>1350</text:p>
          </table:table-cell>
          <table:table-cell office:value-type="float" office:value="3946" calcext:value-type="float">
            <text:p>3946</text:p>
          </table:table-cell>
          <table:table-cell office:value-type="float" office:value="437" calcext:value-type="float">
            <text:p>437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910" calcext:value-type="float">
            <text:p>910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232" calcext:value-type="float">
            <text:p>42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8984" calcext:value-type="float">
            <text:p>188984</text:p>
          </table:table-cell>
          <table:table-cell office:value-type="float" office:value="184313" calcext:value-type="float">
            <text:p>184313</text:p>
          </table:table-cell>
          <table:table-cell office:value-type="float" office:value="992" calcext:value-type="float">
            <text:p>992</text:p>
          </table:table-cell>
          <table:table-cell office:value-type="float" office:value="3679" calcext:value-type="float">
            <text:p>3679</text:p>
          </table:table-cell>
          <table:table-cell office:value-type="float" office:value="396" calcext:value-type="float">
            <text:p>396</text:p>
          </table:table-cell>
          <table:table-cell office:value-type="float" office:value="257" calcext:value-type="float">
            <text:p>257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77" calcext:value-type="float">
            <text:p>877</text:p>
          </table:table-cell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099" calcext:value-type="float">
            <text:p>40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093" calcext:value-type="float">
            <text:p>195093</text:p>
          </table:table-cell>
          <table:table-cell office:value-type="float" office:value="189676" calcext:value-type="float">
            <text:p>189676</text:p>
          </table:table-cell>
          <table:table-cell office:value-type="float" office:value="1069" calcext:value-type="float">
            <text:p>1069</text:p>
          </table:table-cell>
          <table:table-cell office:value-type="float" office:value="4348" calcext:value-type="float">
            <text:p>4348</text:p>
          </table:table-cell>
          <table:table-cell office:value-type="float" office:value="386" calcext:value-type="float">
            <text:p>386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65" calcext:value-type="float">
            <text:p>965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4065" calcext:value-type="float">
            <text:p>214065</text:p>
          </table:table-cell>
          <table:table-cell office:value-type="float" office:value="209502" calcext:value-type="float">
            <text:p>209502</text:p>
          </table:table-cell>
          <table:table-cell office:value-type="float" office:value="1152" calcext:value-type="float">
            <text:p>1152</text:p>
          </table:table-cell>
          <table:table-cell office:value-type="float" office:value="3411" calcext:value-type="float">
            <text:p>3411</text:p>
          </table:table-cell>
          <table:table-cell office:value-type="float" office:value="1611" calcext:value-type="float">
            <text:p>1611</text:p>
          </table:table-cell>
          <table:table-cell office:value-type="float" office:value="2398" calcext:value-type="float">
            <text:p>2398</text:p>
          </table:table-cell>
          <table:table-cell office:value-type="float" office:value="2400" calcext:value-type="float">
            <text:p>2400</text:p>
          </table:table-cell>
          <table:table-cell office:value-type="float" office:value="2262" calcext:value-type="float">
            <text:p>2262</text:p>
          </table:table-cell>
          <table:table-cell office:value-type="float" office:value="2265" calcext:value-type="float">
            <text:p>2265</text:p>
          </table:table-cell>
          <table:table-cell office:value-type="float" office:value="1642" calcext:value-type="float">
            <text:p>1642</text:p>
          </table:table-cell>
          <table:table-cell office:value-type="float" office:value="999" calcext:value-type="float">
            <text:p>999</text:p>
          </table:table-cell>
          <table:table-cell office:value-type="float" office:value="2015" calcext:value-type="float">
            <text:p>2015</text:p>
          </table:table-cell>
          <table:table-cell office:value-type="float" office:value="2231" calcext:value-type="float">
            <text:p>2231</text:p>
          </table:table-cell>
          <table:table-cell office:value-type="float" office:value="3648" calcext:value-type="float">
            <text:p>36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087" calcext:value-type="float">
            <text:p>191087</text:p>
          </table:table-cell>
          <table:table-cell office:value-type="float" office:value="186274" calcext:value-type="float">
            <text:p>186274</text:p>
          </table:table-cell>
          <table:table-cell office:value-type="float" office:value="1095" calcext:value-type="float">
            <text:p>1095</text:p>
          </table:table-cell>
          <table:table-cell office:value-type="float" office:value="3718" calcext:value-type="float">
            <text:p>3718</text:p>
          </table:table-cell>
          <table:table-cell office:value-type="float" office:value="436" calcext:value-type="float">
            <text:p>436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876" calcext:value-type="float">
            <text:p>876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221" calcext:value-type="float">
            <text:p>42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9668" calcext:value-type="float">
            <text:p>439668</text:p>
          </table:table-cell>
          <table:table-cell office:value-type="float" office:value="433632" calcext:value-type="float">
            <text:p>433632</text:p>
          </table:table-cell>
          <table:table-cell office:value-type="float" office:value="1310" calcext:value-type="float">
            <text:p>1310</text:p>
          </table:table-cell>
          <table:table-cell office:value-type="float" office:value="4726" calcext:value-type="float">
            <text:p>4726</text:p>
          </table:table-cell>
          <table:table-cell office:value-type="float" office:value="452" calcext:value-type="float">
            <text:p>452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288" calcext:value-type="float">
            <text:p>3288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4978" calcext:value-type="float">
            <text:p>49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6438" calcext:value-type="float">
            <text:p>276438</text:p>
          </table:table-cell>
          <table:table-cell office:value-type="float" office:value="268649" calcext:value-type="float">
            <text:p>268649</text:p>
          </table:table-cell>
          <table:table-cell office:value-type="float" office:value="1912" calcext:value-type="float">
            <text:p>1912</text:p>
          </table:table-cell>
          <table:table-cell office:value-type="float" office:value="5877" calcext:value-type="float">
            <text:p>5877</text:p>
          </table:table-cell>
          <table:table-cell office:value-type="float" office:value="478" calcext:value-type="float">
            <text:p>478</text:p>
          </table:table-cell>
          <table:table-cell office:value-type="float" office:value="260" calcext:value-type="float">
            <text:p>260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281" calcext:value-type="float">
            <text:p>1281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677" calcext:value-type="float">
            <text:p>56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4863" calcext:value-type="float">
            <text:p>244863</text:p>
          </table:table-cell>
          <table:table-cell office:value-type="float" office:value="240101" calcext:value-type="float">
            <text:p>240101</text:p>
          </table:table-cell>
          <table:table-cell office:value-type="float" office:value="1200" calcext:value-type="float">
            <text:p>1200</text:p>
          </table:table-cell>
          <table:table-cell office:value-type="float" office:value="3562" calcext:value-type="float">
            <text:p>3562</text:p>
          </table:table-cell>
          <table:table-cell office:value-type="float" office:value="1675" calcext:value-type="float">
            <text:p>1675</text:p>
          </table:table-cell>
          <table:table-cell office:value-type="float" office:value="2478" calcext:value-type="float">
            <text:p>2478</text:p>
          </table:table-cell>
          <table:table-cell office:value-type="float" office:value="2481" calcext:value-type="float">
            <text:p>2481</text:p>
          </table:table-cell>
          <table:table-cell office:value-type="float" office:value="2338" calcext:value-type="float">
            <text:p>2338</text:p>
          </table:table-cell>
          <table:table-cell office:value-type="float" office:value="2323" calcext:value-type="float">
            <text:p>2323</text:p>
          </table:table-cell>
          <table:table-cell office:value-type="float" office:value="1547" calcext:value-type="float">
            <text:p>1547</text:p>
          </table:table-cell>
          <table:table-cell office:value-type="float" office:value="817" calcext:value-type="float">
            <text:p>817</text:p>
          </table:table-cell>
          <table:table-cell office:value-type="float" office:value="773" calcext:value-type="float">
            <text:p>773</text:p>
          </table:table-cell>
          <table:table-cell office:value-type="float" office:value="26" calcext:value-type="float">
            <text:p>26</text:p>
          </table:table-cell>
          <table:table-cell office:value-type="float" office:value="4069" calcext:value-type="float">
            <text:p>40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5888" calcext:value-type="float">
            <text:p>285888</text:p>
          </table:table-cell>
          <table:table-cell office:value-type="float" office:value="280220" calcext:value-type="float">
            <text:p>280220</text:p>
          </table:table-cell>
          <table:table-cell office:value-type="float" office:value="1655" calcext:value-type="float">
            <text:p>1655</text:p>
          </table:table-cell>
          <table:table-cell office:value-type="float" office:value="4013" calcext:value-type="float">
            <text:p>4013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24" calcext:value-type="float">
            <text:p>1124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206" calcext:value-type="float">
            <text:p>42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1383" calcext:value-type="float">
            <text:p>261383</text:p>
          </table:table-cell>
          <table:table-cell office:value-type="float" office:value="256743" calcext:value-type="float">
            <text:p>256743</text:p>
          </table:table-cell>
          <table:table-cell office:value-type="float" office:value="1015" calcext:value-type="float">
            <text:p>1015</text:p>
          </table:table-cell>
          <table:table-cell office:value-type="float" office:value="3625" calcext:value-type="float">
            <text:p>3625</text:p>
          </table:table-cell>
          <table:table-cell office:value-type="float" office:value="422" calcext:value-type="float">
            <text:p>422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896" calcext:value-type="float">
            <text:p>896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977" calcext:value-type="float">
            <text:p>39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630" calcext:value-type="float">
            <text:p>179630</text:p>
          </table:table-cell>
          <table:table-cell office:value-type="float" office:value="174833" calcext:value-type="float">
            <text:p>174833</text:p>
          </table:table-cell>
          <table:table-cell office:value-type="float" office:value="1248" calcext:value-type="float">
            <text:p>1248</text:p>
          </table:table-cell>
          <table:table-cell office:value-type="float" office:value="3549" calcext:value-type="float">
            <text:p>3549</text:p>
          </table:table-cell>
          <table:table-cell office:value-type="float" office:value="431" calcext:value-type="float">
            <text:p>431</text:p>
          </table:table-cell>
          <table:table-cell office:value-type="float" office:value="237" calcext:value-type="float">
            <text:p>237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82" calcext:value-type="float">
            <text:p>882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859" calcext:value-type="float">
            <text:p>38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633" calcext:value-type="float">
            <text:p>333633</text:p>
          </table:table-cell>
          <table:table-cell office:value-type="float" office:value="326858" calcext:value-type="float">
            <text:p>326858</text:p>
          </table:table-cell>
          <table:table-cell office:value-type="float" office:value="1361" calcext:value-type="float">
            <text:p>1361</text:p>
          </table:table-cell>
          <table:table-cell office:value-type="float" office:value="5414" calcext:value-type="float">
            <text:p>5414</text:p>
          </table:table-cell>
          <table:table-cell office:value-type="float" office:value="576" calcext:value-type="float">
            <text:p>576</text:p>
          </table:table-cell>
          <table:table-cell office:value-type="float" office:value="285" calcext:value-type="float">
            <text:p>285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12" calcext:value-type="float">
            <text:p>1212</text:p>
          </table:table-cell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879" calcext:value-type="float">
            <text:p>58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238" calcext:value-type="float">
            <text:p>194238</text:p>
          </table:table-cell>
          <table:table-cell office:value-type="float" office:value="188836" calcext:value-type="float">
            <text:p>188836</text:p>
          </table:table-cell>
          <table:table-cell office:value-type="float" office:value="1186" calcext:value-type="float">
            <text:p>1186</text:p>
          </table:table-cell>
          <table:table-cell office:value-type="float" office:value="4216" calcext:value-type="float">
            <text:p>4216</text:p>
          </table:table-cell>
          <table:table-cell office:value-type="float" office:value="459" calcext:value-type="float">
            <text:p>459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57" calcext:value-type="float">
            <text:p>1057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966" calcext:value-type="float">
            <text:p>49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3397" calcext:value-type="float">
            <text:p>223397</text:p>
          </table:table-cell>
          <table:table-cell office:value-type="float" office:value="217805" calcext:value-type="float">
            <text:p>217805</text:p>
          </table:table-cell>
          <table:table-cell office:value-type="float" office:value="1137" calcext:value-type="float">
            <text:p>1137</text:p>
          </table:table-cell>
          <table:table-cell office:value-type="float" office:value="4455" calcext:value-type="float">
            <text:p>4455</text:p>
          </table:table-cell>
          <table:table-cell office:value-type="float" office:value="456" calcext:value-type="float">
            <text:p>456</text:p>
          </table:table-cell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233" calcext:value-type="float">
            <text:p>1233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379" calcext:value-type="float">
            <text:p>43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9895" calcext:value-type="float">
            <text:p>259895</text:p>
          </table:table-cell>
          <table:table-cell office:value-type="float" office:value="255448" calcext:value-type="float">
            <text:p>255448</text:p>
          </table:table-cell>
          <table:table-cell office:value-type="float" office:value="1053" calcext:value-type="float">
            <text:p>1053</text:p>
          </table:table-cell>
          <table:table-cell office:value-type="float" office:value="3394" calcext:value-type="float">
            <text:p>3394</text:p>
          </table:table-cell>
          <table:table-cell office:value-type="float" office:value="1258" calcext:value-type="float">
            <text:p>1258</text:p>
          </table:table-cell>
          <table:table-cell office:value-type="float" office:value="2384" calcext:value-type="float">
            <text:p>2384</text:p>
          </table:table-cell>
          <table:table-cell office:value-type="float" office:value="2389" calcext:value-type="float">
            <text:p>2389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1617" calcext:value-type="float">
            <text:p>1617</text:p>
          </table:table-cell>
          <table:table-cell office:value-type="float" office:value="958" calcext:value-type="float">
            <text:p>958</text:p>
          </table:table-cell>
          <table:table-cell office:value-type="float" office:value="1990" calcext:value-type="float">
            <text:p>1990</text:p>
          </table:table-cell>
          <table:table-cell office:value-type="float" office:value="2217" calcext:value-type="float">
            <text:p>2217</text:p>
          </table:table-cell>
          <table:table-cell office:value-type="float" office:value="3742" calcext:value-type="float">
            <text:p>37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0203" calcext:value-type="float">
            <text:p>240203</text:p>
          </table:table-cell>
          <table:table-cell office:value-type="float" office:value="235369" calcext:value-type="float">
            <text:p>235369</text:p>
          </table:table-cell>
          <table:table-cell office:value-type="float" office:value="1220" calcext:value-type="float">
            <text:p>1220</text:p>
          </table:table-cell>
          <table:table-cell office:value-type="float" office:value="3614" calcext:value-type="float">
            <text:p>3614</text:p>
          </table:table-cell>
          <table:table-cell office:value-type="float" office:value="424" calcext:value-type="float">
            <text:p>424</text:p>
          </table:table-cell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768" calcext:value-type="float">
            <text:p>1768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4082" calcext:value-type="float">
            <text:p>40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7579" calcext:value-type="float">
            <text:p>537579</text:p>
          </table:table-cell>
          <table:table-cell office:value-type="float" office:value="530961" calcext:value-type="float">
            <text:p>530961</text:p>
          </table:table-cell>
          <table:table-cell office:value-type="float" office:value="1163" calcext:value-type="float">
            <text:p>1163</text:p>
          </table:table-cell>
          <table:table-cell office:value-type="float" office:value="5455" calcext:value-type="float">
            <text:p>5455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707" calcext:value-type="float">
            <text:p>1707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330" calcext:value-type="float">
            <text:p>5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5011" calcext:value-type="float">
            <text:p>705011</text:p>
          </table:table-cell>
          <table:table-cell office:value-type="float" office:value="699323" calcext:value-type="float">
            <text:p>699323</text:p>
          </table:table-cell>
          <table:table-cell office:value-type="float" office:value="1033" calcext:value-type="float">
            <text:p>1033</text:p>
          </table:table-cell>
          <table:table-cell office:value-type="float" office:value="4655" calcext:value-type="float">
            <text:p>4655</text:p>
          </table:table-cell>
          <table:table-cell office:value-type="float" office:value="476" calcext:value-type="float">
            <text:p>476</text:p>
          </table:table-cell>
          <table:table-cell office:value-type="float" office:value="246" calcext:value-type="float">
            <text:p>246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28" calcext:value-type="float">
            <text:p>1128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214" calcext:value-type="float">
            <text:p>52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8415" calcext:value-type="float">
            <text:p>388415</text:p>
          </table:table-cell>
          <table:table-cell office:value-type="float" office:value="383183" calcext:value-type="float">
            <text:p>383183</text:p>
          </table:table-cell>
          <table:table-cell office:value-type="float" office:value="1296" calcext:value-type="float">
            <text:p>1296</text:p>
          </table:table-cell>
          <table:table-cell office:value-type="float" office:value="3936" calcext:value-type="float">
            <text:p>3936</text:p>
          </table:table-cell>
          <table:table-cell office:value-type="float" office:value="378" calcext:value-type="float">
            <text:p>378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467" calcext:value-type="float">
            <text:p>1467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126" calcext:value-type="float">
            <text:p>4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0256" calcext:value-type="float">
            <text:p>660256</text:p>
          </table:table-cell>
          <table:table-cell office:value-type="float" office:value="654637" calcext:value-type="float">
            <text:p>654637</text:p>
          </table:table-cell>
          <table:table-cell office:value-type="float" office:value="1190" calcext:value-type="float">
            <text:p>1190</text:p>
          </table:table-cell>
          <table:table-cell office:value-type="float" office:value="4429" calcext:value-type="float">
            <text:p>4429</text:p>
          </table:table-cell>
          <table:table-cell office:value-type="float" office:value="402" calcext:value-type="float">
            <text:p>402</text:p>
          </table:table-cell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187" calcext:value-type="float">
            <text:p>2187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26" calcext:value-type="float">
            <text:p>45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1977" calcext:value-type="float">
            <text:p>411977</text:p>
          </table:table-cell>
          <table:table-cell office:value-type="float" office:value="405665" calcext:value-type="float">
            <text:p>405665</text:p>
          </table:table-cell>
          <table:table-cell office:value-type="float" office:value="1182" calcext:value-type="float">
            <text:p>1182</text:p>
          </table:table-cell>
          <table:table-cell office:value-type="float" office:value="5130" calcext:value-type="float">
            <text:p>5130</text:p>
          </table:table-cell>
          <table:table-cell office:value-type="float" office:value="471" calcext:value-type="float">
            <text:p>471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088" calcext:value-type="float">
            <text:p>1088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438" calcext:value-type="float">
            <text:p>5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701" calcext:value-type="float">
            <text:p>333701</text:p>
          </table:table-cell>
          <table:table-cell office:value-type="float" office:value="329204" calcext:value-type="float">
            <text:p>329204</text:p>
          </table:table-cell>
          <table:table-cell office:value-type="float" office:value="1051" calcext:value-type="float">
            <text:p>1051</text:p>
          </table:table-cell>
          <table:table-cell office:value-type="float" office:value="3446" calcext:value-type="float">
            <text:p>3446</text:p>
          </table:table-cell>
          <table:table-cell office:value-type="float" office:value="385" calcext:value-type="float">
            <text:p>385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88" calcext:value-type="float">
            <text:p>888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982" calcext:value-type="float">
            <text:p>39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0031" calcext:value-type="float">
            <text:p>470031</text:p>
          </table:table-cell>
          <table:table-cell office:value-type="float" office:value="464284" calcext:value-type="float">
            <text:p>464284</text:p>
          </table:table-cell>
          <table:table-cell office:value-type="float" office:value="1181" calcext:value-type="float">
            <text:p>1181</text:p>
          </table:table-cell>
          <table:table-cell office:value-type="float" office:value="4566" calcext:value-type="float">
            <text:p>4566</text:p>
          </table:table-cell>
          <table:table-cell office:value-type="float" office:value="464" calcext:value-type="float">
            <text:p>464</text:p>
          </table:table-cell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264" calcext:value-type="float">
            <text:p>1264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4995" calcext:value-type="float">
            <text:p>49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936" calcext:value-type="float">
            <text:p>207936</text:p>
          </table:table-cell>
          <table:table-cell office:value-type="float" office:value="203635" calcext:value-type="float">
            <text:p>203635</text:p>
          </table:table-cell>
          <table:table-cell office:value-type="float" office:value="1063" calcext:value-type="float">
            <text:p>1063</text:p>
          </table:table-cell>
          <table:table-cell office:value-type="float" office:value="3238" calcext:value-type="float">
            <text:p>3238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85" calcext:value-type="float">
            <text:p>785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641" calcext:value-type="float">
            <text:p>36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389" calcext:value-type="float">
            <text:p>207389</text:p>
          </table:table-cell>
          <table:table-cell office:value-type="float" office:value="202789" calcext:value-type="float">
            <text:p>202789</text:p>
          </table:table-cell>
          <table:table-cell office:value-type="float" office:value="1058" calcext:value-type="float">
            <text:p>1058</text:p>
          </table:table-cell>
          <table:table-cell office:value-type="float" office:value="3542" calcext:value-type="float">
            <text:p>3542</text:p>
          </table:table-cell>
          <table:table-cell office:value-type="float" office:value="402" calcext:value-type="float">
            <text:p>402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95" calcext:value-type="float">
            <text:p>1195</text:p>
          </table:table-cell>
          <table:table-cell office:value-type="float" office:value="161" calcext:value-type="float">
            <text:p>16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153" calcext:value-type="float">
            <text:p>41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3180" calcext:value-type="float">
            <text:p>243180</text:p>
          </table:table-cell>
          <table:table-cell office:value-type="float" office:value="237288" calcext:value-type="float">
            <text:p>237288</text:p>
          </table:table-cell>
          <table:table-cell office:value-type="float" office:value="1377" calcext:value-type="float">
            <text:p>1377</text:p>
          </table:table-cell>
          <table:table-cell office:value-type="float" office:value="4515" calcext:value-type="float">
            <text:p>4515</text:p>
          </table:table-cell>
          <table:table-cell office:value-type="float" office:value="397" calcext:value-type="float">
            <text:p>397</text:p>
          </table:table-cell>
          <table:table-cell office:value-type="float" office:value="246" calcext:value-type="float">
            <text:p>246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5588" calcext:value-type="float">
            <text:p>15588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568" calcext:value-type="float">
            <text:p>45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33591" calcext:value-type="float">
            <text:p>2333591</text:p>
          </table:table-cell>
          <table:table-cell office:value-type="float" office:value="2326697" calcext:value-type="float">
            <text:p>2326697</text:p>
          </table:table-cell>
          <table:table-cell office:value-type="float" office:value="1327" calcext:value-type="float">
            <text:p>1327</text:p>
          </table:table-cell>
          <table:table-cell office:value-type="float" office:value="5567" calcext:value-type="float">
            <text:p>5567</text:p>
          </table:table-cell>
          <table:table-cell office:value-type="float" office:value="2395" calcext:value-type="float">
            <text:p>2395</text:p>
          </table:table-cell>
          <table:table-cell office:value-type="float" office:value="2382" calcext:value-type="float">
            <text:p>2382</text:p>
          </table:table-cell>
          <table:table-cell office:value-type="float" office:value="1916" calcext:value-type="float">
            <text:p>1916</text:p>
          </table:table-cell>
          <table:table-cell office:value-type="float" office:value="519" calcext:value-type="float">
            <text:p>519</text:p>
          </table:table-cell>
          <table:table-cell office:value-type="float" office:value="518" calcext:value-type="float">
            <text:p>518</text:p>
          </table:table-cell>
          <table:table-cell office:value-type="float" office:value="1515" calcext:value-type="float">
            <text:p>1515</text:p>
          </table:table-cell>
          <table:table-cell office:value-type="float" office:value="1648" calcext:value-type="float">
            <text:p>1648</text:p>
          </table:table-cell>
          <table:table-cell office:value-type="float" office:value="862" calcext:value-type="float">
            <text:p>862</text:p>
          </table:table-cell>
          <table:table-cell office:value-type="float" office:value="31" calcext:value-type="float">
            <text:p>31</text:p>
          </table:table-cell>
          <table:table-cell office:value-type="float" office:value="5531" calcext:value-type="float">
            <text:p>55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1157" calcext:value-type="float">
            <text:p>181157</text:p>
          </table:table-cell>
          <table:table-cell office:value-type="float" office:value="176712" calcext:value-type="float">
            <text:p>176712</text:p>
          </table:table-cell>
          <table:table-cell office:value-type="float" office:value="1013" calcext:value-type="float">
            <text:p>1013</text:p>
          </table:table-cell>
          <table:table-cell office:value-type="float" office:value="3432" calcext:value-type="float">
            <text:p>3432</text:p>
          </table:table-cell>
          <table:table-cell office:value-type="float" office:value="367" calcext:value-type="float">
            <text:p>367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71" calcext:value-type="float">
            <text:p>771</text:p>
          </table:table-cell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756" calcext:value-type="float">
            <text:p>37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3901" calcext:value-type="float">
            <text:p>193901</text:p>
          </table:table-cell>
          <table:table-cell office:value-type="float" office:value="188505" calcext:value-type="float">
            <text:p>188505</text:p>
          </table:table-cell>
          <table:table-cell office:value-type="float" office:value="1315" calcext:value-type="float">
            <text:p>1315</text:p>
          </table:table-cell>
          <table:table-cell office:value-type="float" office:value="4081" calcext:value-type="float">
            <text:p>4081</text:p>
          </table:table-cell>
          <table:table-cell office:value-type="float" office:value="381" calcext:value-type="float">
            <text:p>381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10" calcext:value-type="float">
            <text:p>910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134" calcext:value-type="float">
            <text:p>41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804" calcext:value-type="float">
            <text:p>187804</text:p>
          </table:table-cell>
          <table:table-cell office:value-type="float" office:value="182513" calcext:value-type="float">
            <text:p>182513</text:p>
          </table:table-cell>
          <table:table-cell office:value-type="float" office:value="1241" calcext:value-type="float">
            <text:p>1241</text:p>
          </table:table-cell>
          <table:table-cell office:value-type="float" office:value="4050" calcext:value-type="float">
            <text:p>4050</text:p>
          </table:table-cell>
          <table:table-cell office:value-type="float" office:value="386" calcext:value-type="float">
            <text:p>386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4072" calcext:value-type="float">
            <text:p>40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9430" calcext:value-type="float">
            <text:p>159430</text:p>
          </table:table-cell>
          <table:table-cell office:value-type="float" office:value="154698" calcext:value-type="float">
            <text:p>154698</text:p>
          </table:table-cell>
          <table:table-cell office:value-type="float" office:value="1280" calcext:value-type="float">
            <text:p>1280</text:p>
          </table:table-cell>
          <table:table-cell office:value-type="float" office:value="3452" calcext:value-type="float">
            <text:p>3452</text:p>
          </table:table-cell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  <table:table-cell office:value-type="float" office:value="232" calcext:value-type="float">
            <text:p>23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06" calcext:value-type="float">
            <text:p>806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3676" calcext:value-type="float">
            <text:p>36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1342" calcext:value-type="float">
            <text:p>161342</text:p>
          </table:table-cell>
          <table:table-cell office:value-type="float" office:value="157008" calcext:value-type="float">
            <text:p>157008</text:p>
          </table:table-cell>
          <table:table-cell office:value-type="float" office:value="1170" calcext:value-type="float">
            <text:p>1170</text:p>
          </table:table-cell>
          <table:table-cell office:value-type="float" office:value="3164" calcext:value-type="float">
            <text:p>3164</text:p>
          </table:table-cell>
          <table:table-cell office:value-type="float" office:value="352" calcext:value-type="float">
            <text:p>352</text:p>
          </table:table-cell>
          <table:table-cell office:value-type="float" office:value="246" calcext:value-type="float">
            <text:p>246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8" calcext:value-type="float">
            <text:p>738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483" calcext:value-type="float">
            <text:p>34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41223" calcext:value-type="float">
            <text:p>2841223</text:p>
          </table:table-cell>
          <table:table-cell office:value-type="float" office:value="2835451" calcext:value-type="float">
            <text:p>2835451</text:p>
          </table:table-cell>
          <table:table-cell office:value-type="float" office:value="1028" calcext:value-type="float">
            <text:p>1028</text:p>
          </table:table-cell>
          <table:table-cell office:value-type="float" office:value="4744" calcext:value-type="float">
            <text:p>4744</text:p>
          </table:table-cell>
          <table:table-cell office:value-type="float" office:value="2728" calcext:value-type="float">
            <text:p>2728</text:p>
          </table:table-cell>
          <table:table-cell office:value-type="float" office:value="2649" calcext:value-type="float">
            <text:p>2649</text:p>
          </table:table-cell>
          <table:table-cell office:value-type="float" office:value="4579" calcext:value-type="float">
            <text:p>4579</text:p>
          </table:table-cell>
          <table:table-cell office:value-type="float" office:value="3205" calcext:value-type="float">
            <text:p>3205</text:p>
          </table:table-cell>
          <table:table-cell office:value-type="float" office:value="4488" calcext:value-type="float">
            <text:p>4488</text:p>
          </table:table-cell>
          <table:table-cell office:value-type="float" office:value="3632" calcext:value-type="float">
            <text:p>3632</text:p>
          </table:table-cell>
          <table:table-cell office:value-type="float" office:value="931" calcext:value-type="float">
            <text:p>931</text:p>
          </table:table-cell>
          <table:table-cell office:value-type="float" office:value="4135" calcext:value-type="float">
            <text:p>4135</text:p>
          </table:table-cell>
          <table:table-cell office:value-type="float" office:value="4444" calcext:value-type="float">
            <text:p>4444</text:p>
          </table:table-cell>
          <table:table-cell office:value-type="float" office:value="4788" calcext:value-type="float">
            <text:p>47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566" calcext:value-type="float">
            <text:p>189566</text:p>
          </table:table-cell>
          <table:table-cell office:value-type="float" office:value="184809" calcext:value-type="float">
            <text:p>184809</text:p>
          </table:table-cell>
          <table:table-cell office:value-type="float" office:value="1176" calcext:value-type="float">
            <text:p>1176</text:p>
          </table:table-cell>
          <table:table-cell office:value-type="float" office:value="3581" calcext:value-type="float">
            <text:p>3581</text:p>
          </table:table-cell>
          <table:table-cell office:value-type="float" office:value="385" calcext:value-type="float">
            <text:p>385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39" calcext:value-type="float">
            <text:p>839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876" calcext:value-type="float">
            <text:p>38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564" calcext:value-type="float">
            <text:p>200564</text:p>
          </table:table-cell>
          <table:table-cell office:value-type="float" office:value="194680" calcext:value-type="float">
            <text:p>194680</text:p>
          </table:table-cell>
          <table:table-cell office:value-type="float" office:value="1486" calcext:value-type="float">
            <text:p>1486</text:p>
          </table:table-cell>
          <table:table-cell office:value-type="float" office:value="4398" calcext:value-type="float">
            <text:p>4398</text:p>
          </table:table-cell>
          <table:table-cell office:value-type="float" office:value="389" calcext:value-type="float">
            <text:p>389</text:p>
          </table:table-cell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327" calcext:value-type="float">
            <text:p>43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34444" calcext:value-type="float">
            <text:p>2734444</text:p>
          </table:table-cell>
          <table:table-cell office:value-type="float" office:value="2728784" calcext:value-type="float">
            <text:p>2728784</text:p>
          </table:table-cell>
          <table:table-cell office:value-type="float" office:value="1067" calcext:value-type="float">
            <text:p>1067</text:p>
          </table:table-cell>
          <table:table-cell office:value-type="float" office:value="4593" calcext:value-type="float">
            <text:p>4593</text:p>
          </table:table-cell>
          <table:table-cell office:value-type="float" office:value="2729" calcext:value-type="float">
            <text:p>2729</text:p>
          </table:table-cell>
          <table:table-cell office:value-type="float" office:value="2658" calcext:value-type="float">
            <text:p>2658</text:p>
          </table:table-cell>
          <table:table-cell office:value-type="float" office:value="4566" calcext:value-type="float">
            <text:p>4566</text:p>
          </table:table-cell>
          <table:table-cell office:value-type="float" office:value="3195" calcext:value-type="float">
            <text:p>3195</text:p>
          </table:table-cell>
          <table:table-cell office:value-type="float" office:value="4494" calcext:value-type="float">
            <text:p>4494</text:p>
          </table:table-cell>
          <table:table-cell office:value-type="float" office:value="4756" calcext:value-type="float">
            <text:p>4756</text:p>
          </table:table-cell>
          <table:table-cell office:value-type="float" office:value="1917" calcext:value-type="float">
            <text:p>1917</text:p>
          </table:table-cell>
          <table:table-cell office:value-type="float" office:value="4131" calcext:value-type="float">
            <text:p>4131</text:p>
          </table:table-cell>
          <table:table-cell office:value-type="float" office:value="4445" calcext:value-type="float">
            <text:p>4445</text:p>
          </table:table-cell>
          <table:table-cell office:value-type="float" office:value="4666" calcext:value-type="float">
            <text:p>46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4320" calcext:value-type="float">
            <text:p>164320</text:p>
          </table:table-cell>
          <table:table-cell office:value-type="float" office:value="159539" calcext:value-type="float">
            <text:p>159539</text:p>
          </table:table-cell>
          <table:table-cell office:value-type="float" office:value="1039" calcext:value-type="float">
            <text:p>1039</text:p>
          </table:table-cell>
          <table:table-cell office:value-type="float" office:value="3742" calcext:value-type="float">
            <text:p>3742</text:p>
          </table:table-cell>
          <table:table-cell office:value-type="float" office:value="376" calcext:value-type="float">
            <text:p>376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63" calcext:value-type="float">
            <text:p>863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4019" calcext:value-type="float">
            <text:p>40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2887" calcext:value-type="float">
            <text:p>162887</text:p>
          </table:table-cell>
          <table:table-cell office:value-type="float" office:value="158434" calcext:value-type="float">
            <text:p>158434</text:p>
          </table:table-cell>
          <table:table-cell office:value-type="float" office:value="1285" calcext:value-type="float">
            <text:p>1285</text:p>
          </table:table-cell>
          <table:table-cell office:value-type="float" office:value="3168" calcext:value-type="float">
            <text:p>3168</text:p>
          </table:table-cell>
          <table:table-cell office:value-type="float" office:value="377" calcext:value-type="float">
            <text:p>377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03" calcext:value-type="float">
            <text:p>803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4539" calcext:value-type="float">
            <text:p>164539</text:p>
          </table:table-cell>
          <table:table-cell office:value-type="float" office:value="160233" calcext:value-type="float">
            <text:p>160233</text:p>
          </table:table-cell>
          <table:table-cell office:value-type="float" office:value="997" calcext:value-type="float">
            <text:p>997</text:p>
          </table:table-cell>
          <table:table-cell office:value-type="float" office:value="3309" calcext:value-type="float">
            <text:p>3309</text:p>
          </table:table-cell>
          <table:table-cell office:value-type="float" office:value="363" calcext:value-type="float">
            <text:p>363</text:p>
          </table:table-cell>
          <table:table-cell office:value-type="float" office:value="231" calcext:value-type="float">
            <text:p>231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84" calcext:value-type="float">
            <text:p>35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759" calcext:value-type="float">
            <text:p>195759</text:p>
          </table:table-cell>
          <table:table-cell office:value-type="float" office:value="190988" calcext:value-type="float">
            <text:p>190988</text:p>
          </table:table-cell>
          <table:table-cell office:value-type="float" office:value="1139" calcext:value-type="float">
            <text:p>1139</text:p>
          </table:table-cell>
          <table:table-cell office:value-type="float" office:value="3632" calcext:value-type="float">
            <text:p>3632</text:p>
          </table:table-cell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18" calcext:value-type="float">
            <text:p>818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204" calcext:value-type="float">
            <text:p>4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1730" calcext:value-type="float">
            <text:p>171730</text:p>
          </table:table-cell>
          <table:table-cell office:value-type="float" office:value="167033" calcext:value-type="float">
            <text:p>167033</text:p>
          </table:table-cell>
          <table:table-cell office:value-type="float" office:value="1143" calcext:value-type="float">
            <text:p>1143</text:p>
          </table:table-cell>
          <table:table-cell office:value-type="float" office:value="3554" calcext:value-type="float">
            <text:p>3554</text:p>
          </table:table-cell>
          <table:table-cell office:value-type="float" office:value="405" calcext:value-type="float">
            <text:p>405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851" calcext:value-type="float">
            <text:p>851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932" calcext:value-type="float">
            <text:p>39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4424" calcext:value-type="float">
            <text:p>224424</text:p>
          </table:table-cell>
          <table:table-cell office:value-type="float" office:value="220292" calcext:value-type="float">
            <text:p>220292</text:p>
          </table:table-cell>
          <table:table-cell office:value-type="float" office:value="970" calcext:value-type="float">
            <text:p>970</text:p>
          </table:table-cell>
          <table:table-cell office:value-type="float" office:value="3162" calcext:value-type="float">
            <text:p>3162</text:p>
          </table:table-cell>
          <table:table-cell office:value-type="float" office:value="360" calcext:value-type="float">
            <text:p>360</text:p>
          </table:table-cell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41" calcext:value-type="float">
            <text:p>741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4025" calcext:value-type="float">
            <text:p>174025</text:p>
          </table:table-cell>
          <table:table-cell office:value-type="float" office:value="168763" calcext:value-type="float">
            <text:p>168763</text:p>
          </table:table-cell>
          <table:table-cell office:value-type="float" office:value="1106" calcext:value-type="float">
            <text:p>1106</text:p>
          </table:table-cell>
          <table:table-cell office:value-type="float" office:value="4156" calcext:value-type="float">
            <text:p>4156</text:p>
          </table:table-cell>
          <table:table-cell office:value-type="float" office:value="380" calcext:value-type="float">
            <text:p>380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0672" calcext:value-type="float">
            <text:p>170672</text:p>
          </table:table-cell>
          <table:table-cell office:value-type="float" office:value="165957" calcext:value-type="float">
            <text:p>165957</text:p>
          </table:table-cell>
          <table:table-cell office:value-type="float" office:value="965" calcext:value-type="float">
            <text:p>965</text:p>
          </table:table-cell>
          <table:table-cell office:value-type="float" office:value="3750" calcext:value-type="float">
            <text:p>3750</text:p>
          </table:table-cell>
          <table:table-cell office:value-type="float" office:value="369" calcext:value-type="float">
            <text:p>369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907" calcext:value-type="float">
            <text:p>907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4988" calcext:value-type="float">
            <text:p>324988</text:p>
          </table:table-cell>
          <table:table-cell office:value-type="float" office:value="319133" calcext:value-type="float">
            <text:p>319133</text:p>
          </table:table-cell>
          <table:table-cell office:value-type="float" office:value="1348" calcext:value-type="float">
            <text:p>1348</text:p>
          </table:table-cell>
          <table:table-cell office:value-type="float" office:value="4507" calcext:value-type="float">
            <text:p>4507</text:p>
          </table:table-cell>
          <table:table-cell office:value-type="float" office:value="1661" calcext:value-type="float">
            <text:p>1661</text:p>
          </table:table-cell>
          <table:table-cell office:value-type="float" office:value="2402" calcext:value-type="float">
            <text:p>2402</text:p>
          </table:table-cell>
          <table:table-cell office:value-type="float" office:value="2443" calcext:value-type="float">
            <text:p>2443</text:p>
          </table:table-cell>
          <table:table-cell office:value-type="float" office:value="2265" calcext:value-type="float">
            <text:p>2265</text:p>
          </table:table-cell>
          <table:table-cell office:value-type="float" office:value="2341" calcext:value-type="float">
            <text:p>2341</text:p>
          </table:table-cell>
          <table:table-cell office:value-type="float" office:value="1587" calcext:value-type="float">
            <text:p>1587</text:p>
          </table:table-cell>
          <table:table-cell office:value-type="float" office:value="860" calcext:value-type="float">
            <text:p>860</text:p>
          </table:table-cell>
          <table:table-cell office:value-type="float" office:value="2018" calcext:value-type="float">
            <text:p>2018</text:p>
          </table:table-cell>
          <table:table-cell office:value-type="float" office:value="2239" calcext:value-type="float">
            <text:p>2239</text:p>
          </table:table-cell>
          <table:table-cell office:value-type="float" office:value="4436" calcext:value-type="float">
            <text:p>44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835" calcext:value-type="float">
            <text:p>165835</text:p>
          </table:table-cell>
          <table:table-cell office:value-type="float" office:value="161496" calcext:value-type="float">
            <text:p>161496</text:p>
          </table:table-cell>
          <table:table-cell office:value-type="float" office:value="1019" calcext:value-type="float">
            <text:p>1019</text:p>
          </table:table-cell>
          <table:table-cell office:value-type="float" office:value="3320" calcext:value-type="float">
            <text:p>3320</text:p>
          </table:table-cell>
          <table:table-cell office:value-type="float" office:value="368" calcext:value-type="float">
            <text:p>368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38" calcext:value-type="float">
            <text:p>838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579" calcext:value-type="float">
            <text:p>35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7300" calcext:value-type="float">
            <text:p>277300</text:p>
          </table:table-cell>
          <table:table-cell office:value-type="float" office:value="272533" calcext:value-type="float">
            <text:p>272533</text:p>
          </table:table-cell>
          <table:table-cell office:value-type="float" office:value="1176" calcext:value-type="float">
            <text:p>1176</text:p>
          </table:table-cell>
          <table:table-cell office:value-type="float" office:value="3591" calcext:value-type="float">
            <text:p>3591</text:p>
          </table:table-cell>
          <table:table-cell office:value-type="float" office:value="414" calcext:value-type="float">
            <text:p>414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09" calcext:value-type="float">
            <text:p>809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166" calcext:value-type="float">
            <text:p>4166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50" meta:object-count="0"/>
    <meta:generator>LibreOffice/6.0.7.3$Linux_X86_64 LibreOffice_project/00m0$Build-3</meta:generator>
  </office:meta>
</office:document-meta>
</file>